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fo:background-color="transparent" style:writing-mode="lr-tb">
        <style:background-image/>
      </style:table-properties>
    </style:style>
    <style:style style:name="Table1.A" style:family="table-column">
      <style:table-column-properties style:column-width="1.7465in" style:rel-column-width="17095*"/>
    </style:style>
    <style:style style:name="Table1.B" style:family="table-column">
      <style:table-column-properties style:column-width="0.8174in" style:rel-column-width="8000*"/>
    </style:style>
    <style:style style:name="Table1.C" style:family="table-column">
      <style:table-column-properties style:column-width="0.8569in" style:rel-column-width="8388*"/>
    </style:style>
    <style:style style:name="Table1.D" style:family="table-column">
      <style:table-column-properties style:column-width="0.8257in" style:rel-column-width="8082*"/>
    </style:style>
    <style:style style:name="Table1.E" style:family="table-column">
      <style:table-column-properties style:column-width="2.4486in" style:rel-column-width="23970*"/>
    </style:style>
    <style:style style:name="Table1.1" style:family="table-row">
      <style:table-row-properties fo:background-color="transparent">
        <style:background-image/>
      </style:table-row-properties>
    </style:style>
    <style:style style:name="Table1.A1" style:family="table-cell">
      <style:table-cell-properties fo:padding="0.0201in" fo:border-left="0.05pt solid #000000" fo:border-right="none" fo:border-top="0.05pt solid #000000" fo:border-bottom="0.05pt solid #000000"/>
    </style:style>
    <style:style style:name="Table1.E1" style:family="table-cell">
      <style:table-cell-properties fo:padding="0.0201in" fo:border="0.05pt solid #000000"/>
    </style:style>
    <style:style style:name="Table1.A2" style:family="table-cell">
      <style:table-cell-properties fo:padding="0.0201in" fo:border-left="0.05pt solid #000000" fo:border-right="none" fo:border-top="none" fo:border-bottom="0.05pt solid #000000"/>
    </style:style>
    <style:style style:name="Table1.E2" style:family="table-cell">
      <style:table-cell-properties fo:padding="0.0201in" fo:border-left="0.05pt solid #000000" fo:border-right="0.05pt solid #000000" fo:border-top="none" fo:border-bottom="0.05pt solid #000000"/>
    </style:style>
    <style:style style:name="Table2" style:family="table">
      <style:table-properties style:width="5.3208in" fo:margin-left="0.5264in" fo:margin-top="0in" fo:margin-bottom="0.1in" table:align="left" style:writing-mode="lr-tb"/>
    </style:style>
    <style:style style:name="Table2.A" style:family="table-column">
      <style:table-column-properties style:column-width="1.4986in"/>
    </style:style>
    <style:style style:name="Table2.B" style:family="table-column">
      <style:table-column-properties style:column-width="3.8222in"/>
    </style:style>
    <style:style style:name="Table2.A1" style:family="table-cell">
      <style:table-cell-properties fo:padding="0in" fo:border="none"/>
    </style:style>
    <style:style style:name="Table4" style:family="table">
      <style:table-properties style:width="6.6951in" table:align="margins" style:writing-mode="lr-tb"/>
    </style:style>
    <style:style style:name="Table4.A" style:family="table-column">
      <style:table-column-properties style:column-width="1.691in" style:rel-column-width="16551*"/>
    </style:style>
    <style:style style:name="Table4.B" style:family="table-column">
      <style:table-column-properties style:column-width="5.0042in" style:rel-column-width="4898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writing-mode="lr-tb"/>
    </style:style>
    <style:style style:name="Table5.A" style:family="table-column">
      <style:table-column-properties style:column-width="1.691in" style:rel-column-width="16551*"/>
    </style:style>
    <style:style style:name="Table5.B" style:family="table-column">
      <style:table-column-properties style:column-width="5.0042in" style:rel-column-width="4898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1" fo:font-size="32pt" fo:font-style="italic" fo:font-weight="bold" officeooo:rsid="00b86ec0" officeooo:paragraph-rsid="00b86ec0" style:font-size-asian="32pt" style:font-style-asian="italic" style:font-weight-asian="bold" style:font-size-complex="32pt" style:font-style-complex="italic"/>
    </style:style>
    <style:style style:name="P34" style:family="paragraph" style:parent-style-name="Standard">
      <style:paragraph-properties fo:margin-left="0.5in" fo:margin-right="0in" fo:text-indent="0in" style:auto-text-indent="false"/>
      <style:text-properties fo:font-style="italic" fo:font-weight="normal" officeooo:rsid="00f60a44" officeooo:paragraph-rsid="00f60a44" style:font-style-asian="italic" style:font-weight-asian="normal" style:font-style-complex="italic" style:font-weight-complex="normal"/>
    </style:style>
    <style:style style:name="P35" style:family="paragraph" style:parent-style-name="Standard">
      <style:paragraph-properties fo:margin-left="0.5in" fo:margin-right="0in" fo:text-indent="0in" style:auto-text-indent="false"/>
      <style:text-properties officeooo:paragraph-rsid="01238301"/>
    </style:style>
    <style:style style:name="P36" style:family="paragraph" style:parent-style-name="Standard">
      <style:paragraph-properties fo:margin-left="0.5in" fo:margin-right="0in" fo:text-indent="0in" style:auto-text-indent="false"/>
      <style:text-properties officeooo:rsid="01238301" officeooo:paragraph-rsid="01238301"/>
    </style:style>
    <style:style style:name="P37" style:family="paragraph" style:parent-style-name="Standard">
      <style:paragraph-properties fo:margin-left="0.5in" fo:margin-right="0in" fo:text-indent="0in" style:auto-text-indent="false"/>
      <style:text-properties officeooo:rsid="012ef160" officeooo:paragraph-rsid="012ef160"/>
    </style:style>
    <style:style style:name="P38" style:family="paragraph" style:parent-style-name="Standard">
      <style:paragraph-properties fo:margin-left="0.5in" fo:margin-right="0in" fo:text-indent="0in" style:auto-text-indent="false"/>
      <style:text-properties officeooo:rsid="0143b740" officeooo:paragraph-rsid="0143b740"/>
    </style:style>
    <style:style style:name="P39" style:family="paragraph" style:parent-style-name="Preformatted_20_Text">
      <style:paragraph-properties fo:text-align="justify" style:justify-single-word="false"/>
      <style:text-properties officeooo:paragraph-rsid="00f4d8e0"/>
    </style:style>
    <style:style style:name="P40" style:family="paragraph" style:parent-style-name="Preformatted_20_Text">
      <style:text-properties officeooo:paragraph-rsid="00f4d8e0"/>
    </style:style>
    <style:style style:name="P41" style:family="paragraph" style:parent-style-name="Preformatted_20_Text">
      <style:text-properties officeooo:paragraph-rsid="00fbdd8b"/>
    </style:style>
    <style:style style:name="P42" style:family="paragraph" style:parent-style-name="Preformatted_20_Text">
      <style:text-properties officeooo:paragraph-rsid="00ffb601"/>
    </style:style>
    <style:style style:name="P43" style:family="paragraph" style:parent-style-name="Preformatted_20_Text">
      <style:text-properties officeooo:rsid="00ffe67a" officeooo:paragraph-rsid="00ffe67a"/>
    </style:style>
    <style:style style:name="P44" style:family="paragraph" style:parent-style-name="Preformatted_20_Text">
      <style:text-properties officeooo:rsid="01008ef5" officeooo:paragraph-rsid="01008ef5"/>
    </style:style>
    <style:style style:name="P45" style:family="paragraph" style:parent-style-name="Preformatted_20_Text">
      <style:text-properties officeooo:rsid="0101793e" officeooo:paragraph-rsid="0101793e"/>
    </style:style>
    <style:style style:name="P46" style:family="paragraph" style:parent-style-name="Preformatted_20_Text">
      <style:text-properties officeooo:rsid="010291a9" officeooo:paragraph-rsid="010291a9"/>
    </style:style>
    <style:style style:name="P47" style:family="paragraph" style:parent-style-name="Preformatted_20_Text">
      <style:text-properties officeooo:rsid="01048a1f" officeooo:paragraph-rsid="01048a1f"/>
    </style:style>
    <style:style style:name="P48" style:family="paragraph" style:parent-style-name="Preformatted_20_Text">
      <style:text-properties fo:font-style="normal" officeooo:rsid="00fbdd8b" officeooo:paragraph-rsid="00ffb601" style:font-style-asian="normal" style:font-style-complex="normal"/>
    </style:style>
    <style:style style:name="P49" style:family="paragraph" style:parent-style-name="Preformatted_20_Text">
      <style:text-properties officeooo:rsid="010f6b09" officeooo:paragraph-rsid="010f6b09"/>
    </style:style>
    <style:style style:name="P50" style:family="paragraph" style:parent-style-name="Preformatted_20_Text">
      <style:text-properties officeooo:rsid="0115e752" officeooo:paragraph-rsid="0115e752"/>
    </style:style>
    <style:style style:name="P51" style:family="paragraph" style:parent-style-name="Preformatted_20_Text">
      <style:text-properties officeooo:paragraph-rsid="0115e752"/>
    </style:style>
    <style:style style:name="P52" style:family="paragraph" style:parent-style-name="Preformatted_20_Text">
      <style:text-properties officeooo:paragraph-rsid="012c9a1d"/>
    </style:style>
    <style:style style:name="P53" style:family="paragraph" style:parent-style-name="Preformatted_20_Text">
      <style:text-properties officeooo:paragraph-rsid="013036a0"/>
    </style:style>
    <style:style style:name="P54" style:family="paragraph" style:parent-style-name="Preformatted_20_Text">
      <style:text-properties officeooo:paragraph-rsid="013bf2b0"/>
    </style:style>
    <style:style style:name="P55" style:family="paragraph" style:parent-style-name="Standard">
      <style:text-properties officeooo:rsid="00f3192f" officeooo:paragraph-rsid="00f3192f"/>
    </style:style>
    <style:style style:name="P56" style:family="paragraph" style:parent-style-name="Standard">
      <style:text-properties officeooo:paragraph-rsid="00f4d8e0"/>
    </style:style>
    <style:style style:name="P57" style:family="paragraph" style:parent-style-name="Standard">
      <style:text-properties officeooo:rsid="00f60a44" officeooo:paragraph-rsid="00f60a44"/>
    </style:style>
    <style:style style:name="P58" style:family="paragraph" style:parent-style-name="Standard">
      <style:text-properties officeooo:rsid="00f698af" officeooo:paragraph-rsid="00f698af"/>
    </style:style>
    <style:style style:name="P59" style:family="paragraph" style:parent-style-name="Standard">
      <style:text-properties officeooo:paragraph-rsid="00f698af"/>
    </style:style>
    <style:style style:name="P60" style:family="paragraph" style:parent-style-name="Standard">
      <style:text-properties officeooo:rsid="00f74f34" officeooo:paragraph-rsid="00f74f34"/>
    </style:style>
    <style:style style:name="P61" style:family="paragraph" style:parent-style-name="Standard">
      <style:text-properties officeooo:paragraph-rsid="00f74f34"/>
    </style:style>
    <style:style style:name="P62" style:family="paragraph" style:parent-style-name="Standard">
      <style:text-properties officeooo:rsid="00f88ff2" officeooo:paragraph-rsid="00f88ff2"/>
    </style:style>
    <style:style style:name="P63" style:family="paragraph" style:parent-style-name="Standard">
      <style:text-properties officeooo:rsid="00f9e18b" officeooo:paragraph-rsid="00f9e18b"/>
    </style:style>
    <style:style style:name="P64" style:family="paragraph" style:parent-style-name="Standard">
      <style:text-properties officeooo:rsid="00fa27ea" officeooo:paragraph-rsid="00fa27ea"/>
    </style:style>
    <style:style style:name="P65" style:family="paragraph" style:parent-style-name="Standard">
      <style:text-properties officeooo:paragraph-rsid="00fa27ea"/>
    </style:style>
    <style:style style:name="P66" style:family="paragraph" style:parent-style-name="Standard">
      <style:text-properties officeooo:rsid="00fbb7d9" officeooo:paragraph-rsid="00fbb7d9"/>
    </style:style>
    <style:style style:name="P67" style:family="paragraph" style:parent-style-name="Standard">
      <style:text-properties officeooo:rsid="00fbeb4f" officeooo:paragraph-rsid="00fbeb4f"/>
    </style:style>
    <style:style style:name="P68" style:family="paragraph" style:parent-style-name="Standard">
      <style:text-properties officeooo:rsid="00fbeb4f" officeooo:paragraph-rsid="00fc7da7"/>
    </style:style>
    <style:style style:name="P69" style:family="paragraph" style:parent-style-name="Standard">
      <style:text-properties officeooo:rsid="00fbeb4f" officeooo:paragraph-rsid="0129bf5f"/>
    </style:style>
    <style:style style:name="P70" style:family="paragraph" style:parent-style-name="Standard">
      <style:text-properties officeooo:rsid="00fbeb4f" officeooo:paragraph-rsid="012d0ff2"/>
    </style:style>
    <style:style style:name="P71" style:family="paragraph" style:parent-style-name="Standard">
      <style:text-properties officeooo:rsid="00fc7da7" officeooo:paragraph-rsid="00fdb9a0"/>
    </style:style>
    <style:style style:name="P72" style:family="paragraph" style:parent-style-name="Standard">
      <style:text-properties officeooo:rsid="00fdb9a0" officeooo:paragraph-rsid="00fdb9a0"/>
    </style:style>
    <style:style style:name="P73" style:family="paragraph" style:parent-style-name="Standard">
      <style:text-properties officeooo:rsid="00fdb9a0" officeooo:paragraph-rsid="012d0ff2"/>
    </style:style>
    <style:style style:name="P74" style:family="paragraph" style:parent-style-name="Standard">
      <style:text-properties officeooo:rsid="00ffb601" officeooo:paragraph-rsid="00ffb601"/>
    </style:style>
    <style:style style:name="P75" style:family="paragraph" style:parent-style-name="Standard">
      <style:text-properties officeooo:rsid="00ffe67a" officeooo:paragraph-rsid="00ffe67a"/>
    </style:style>
    <style:style style:name="P76" style:family="paragraph" style:parent-style-name="Standard">
      <style:text-properties officeooo:rsid="00ffeb1b" officeooo:paragraph-rsid="00ffeb1b"/>
    </style:style>
    <style:style style:name="P77" style:family="paragraph" style:parent-style-name="Standard">
      <style:text-properties officeooo:rsid="010291a9" officeooo:paragraph-rsid="010291a9"/>
    </style:style>
    <style:style style:name="P78" style:family="paragraph" style:parent-style-name="Standard">
      <style:text-properties officeooo:rsid="0107aa74" officeooo:paragraph-rsid="0107aa74"/>
    </style:style>
    <style:style style:name="P79" style:family="paragraph" style:parent-style-name="Standard">
      <style:text-properties officeooo:rsid="010c0ff1" officeooo:paragraph-rsid="010c0ff1"/>
    </style:style>
    <style:style style:name="P80" style:family="paragraph" style:parent-style-name="Standard">
      <style:text-properties officeooo:rsid="010c5bae" officeooo:paragraph-rsid="010c5bae"/>
    </style:style>
    <style:style style:name="P81" style:family="paragraph" style:parent-style-name="Standard">
      <style:text-properties officeooo:rsid="010de8a2" officeooo:paragraph-rsid="010de8a2"/>
    </style:style>
    <style:style style:name="P82" style:family="paragraph" style:parent-style-name="Standard">
      <style:text-properties officeooo:rsid="010e409d" officeooo:paragraph-rsid="010e409d"/>
    </style:style>
    <style:style style:name="P83" style:family="paragraph" style:parent-style-name="Standard">
      <style:text-properties fo:font-weight="normal" officeooo:rsid="00f60a44" officeooo:paragraph-rsid="00f60a44" style:font-weight-asian="normal" style:font-weight-complex="normal"/>
    </style:style>
    <style:style style:name="P84" style:family="paragraph" style:parent-style-name="Standard">
      <style:text-properties fo:font-style="normal" officeooo:rsid="00ffb601" officeooo:paragraph-rsid="00ffb601" style:font-style-asian="normal" style:font-style-complex="normal"/>
    </style:style>
    <style:style style:name="P85" style:family="paragraph" style:parent-style-name="Standard">
      <style:text-properties officeooo:rsid="01105d52" officeooo:paragraph-rsid="01105d52"/>
    </style:style>
    <style:style style:name="P86" style:family="paragraph" style:parent-style-name="Standard">
      <style:text-properties officeooo:paragraph-rsid="01105d52"/>
    </style:style>
    <style:style style:name="P87" style:family="paragraph" style:parent-style-name="Standard">
      <style:text-properties officeooo:rsid="011258d0" officeooo:paragraph-rsid="011258d0"/>
    </style:style>
    <style:style style:name="P88" style:family="paragraph" style:parent-style-name="Standard">
      <style:text-properties officeooo:rsid="0114100c" officeooo:paragraph-rsid="0114100c"/>
    </style:style>
    <style:style style:name="P89" style:family="paragraph" style:parent-style-name="Standard">
      <style:text-properties officeooo:rsid="0114100c" officeooo:paragraph-rsid="01197970"/>
    </style:style>
    <style:style style:name="P90" style:family="paragraph" style:parent-style-name="Standard">
      <style:text-properties officeooo:rsid="0115e752" officeooo:paragraph-rsid="0115e752"/>
    </style:style>
    <style:style style:name="P91" style:family="paragraph" style:parent-style-name="Standard">
      <style:text-properties officeooo:rsid="0115e752" officeooo:paragraph-rsid="0116cee5"/>
    </style:style>
    <style:style style:name="P92" style:family="paragraph" style:parent-style-name="Standard">
      <style:text-properties officeooo:rsid="0115e752" officeooo:paragraph-rsid="01197970"/>
    </style:style>
    <style:style style:name="P93" style:family="paragraph" style:parent-style-name="Standard">
      <style:text-properties officeooo:paragraph-rsid="0115e752"/>
    </style:style>
    <style:style style:name="P94" style:family="paragraph" style:parent-style-name="Standard">
      <style:text-properties officeooo:paragraph-rsid="0116cee5"/>
    </style:style>
    <style:style style:name="P95" style:family="paragraph" style:parent-style-name="Standard">
      <style:text-properties officeooo:rsid="0116cee5" officeooo:paragraph-rsid="0116cee5"/>
    </style:style>
    <style:style style:name="P96" style:family="paragraph" style:parent-style-name="Standard">
      <style:text-properties officeooo:rsid="0117d69c" officeooo:paragraph-rsid="0117d69c"/>
    </style:style>
    <style:style style:name="P97" style:family="paragraph" style:parent-style-name="Standard">
      <style:text-properties officeooo:paragraph-rsid="01197970"/>
    </style:style>
    <style:style style:name="P98" style:family="paragraph" style:parent-style-name="Standard">
      <style:text-properties officeooo:paragraph-rsid="011a9911"/>
    </style:style>
    <style:style style:name="P99" style:family="paragraph" style:parent-style-name="Standard">
      <style:text-properties officeooo:paragraph-rsid="012d0ff2"/>
    </style:style>
    <style:style style:name="P100" style:family="paragraph" style:parent-style-name="Standard">
      <style:text-properties officeooo:rsid="011a9911" officeooo:paragraph-rsid="011a9911"/>
    </style:style>
    <style:style style:name="P101" style:family="paragraph" style:parent-style-name="Standard">
      <style:text-properties officeooo:rsid="011d0cc9" officeooo:paragraph-rsid="011d0cc9"/>
    </style:style>
    <style:style style:name="P102" style:family="paragraph" style:parent-style-name="Standard">
      <style:text-properties officeooo:rsid="011d54f9" officeooo:paragraph-rsid="011d54f9"/>
    </style:style>
    <style:style style:name="P103" style:family="paragraph" style:parent-style-name="Standard">
      <style:text-properties officeooo:rsid="011d75fb" officeooo:paragraph-rsid="011d75fb"/>
    </style:style>
    <style:style style:name="P104" style:family="paragraph" style:parent-style-name="Standard">
      <style:text-properties officeooo:rsid="011e36bc" officeooo:paragraph-rsid="011e36bc"/>
    </style:style>
    <style:style style:name="P105" style:family="paragraph" style:parent-style-name="Standard">
      <style:text-properties officeooo:paragraph-rsid="011e36bc"/>
    </style:style>
    <style:style style:name="P106" style:family="paragraph" style:parent-style-name="Standard">
      <style:text-properties officeooo:rsid="011f2990" officeooo:paragraph-rsid="011f2990"/>
    </style:style>
    <style:style style:name="P107" style:family="paragraph" style:parent-style-name="Standard">
      <style:text-properties officeooo:rsid="0120d511" officeooo:paragraph-rsid="0120d511"/>
    </style:style>
    <style:style style:name="P108" style:family="paragraph" style:parent-style-name="Standard">
      <style:text-properties officeooo:paragraph-rsid="0120d511"/>
    </style:style>
    <style:style style:name="P109" style:family="paragraph" style:parent-style-name="Standard">
      <style:text-properties officeooo:paragraph-rsid="01221557"/>
    </style:style>
    <style:style style:name="P110" style:family="paragraph" style:parent-style-name="Standard">
      <style:text-properties officeooo:rsid="01238301" officeooo:paragraph-rsid="01238301"/>
    </style:style>
    <style:style style:name="P111" style:family="paragraph" style:parent-style-name="Standard">
      <style:text-properties officeooo:rsid="0129480d" officeooo:paragraph-rsid="0129480d"/>
    </style:style>
    <style:style style:name="P112" style:family="paragraph" style:parent-style-name="Standard">
      <style:text-properties officeooo:paragraph-rsid="0129480d"/>
    </style:style>
    <style:style style:name="P113" style:family="paragraph" style:parent-style-name="Standard">
      <style:text-properties officeooo:paragraph-rsid="0129bf5f"/>
    </style:style>
    <style:style style:name="P114" style:family="paragraph" style:parent-style-name="Standard">
      <style:text-properties officeooo:paragraph-rsid="012ad09d"/>
    </style:style>
    <style:style style:name="P115" style:family="paragraph" style:parent-style-name="Standard">
      <style:text-properties officeooo:rsid="012d0ff2" officeooo:paragraph-rsid="012d0ff2"/>
    </style:style>
    <style:style style:name="P116" style:family="paragraph" style:parent-style-name="Standard">
      <style:text-properties officeooo:rsid="012ef160" officeooo:paragraph-rsid="012ef160"/>
    </style:style>
    <style:style style:name="P117" style:family="paragraph" style:parent-style-name="Standard">
      <style:text-properties officeooo:rsid="012ef160" officeooo:paragraph-rsid="013036a0"/>
    </style:style>
    <style:style style:name="P118" style:family="paragraph" style:parent-style-name="Standard">
      <style:text-properties officeooo:rsid="013036a0" officeooo:paragraph-rsid="013036a0"/>
    </style:style>
    <style:style style:name="P119" style:family="paragraph" style:parent-style-name="Standard">
      <style:text-properties officeooo:rsid="013036a0" officeooo:paragraph-rsid="013425d0"/>
    </style:style>
    <style:style style:name="P120" style:family="paragraph" style:parent-style-name="Standard">
      <style:text-properties style:use-window-font-color="true" style:font-name="Liberation Sans" fo:font-size="11pt" fo:language="en" fo:country="GB" officeooo:rsid="013036a0" officeooo:paragraph-rsid="013036a0" style:font-name-asian="Times New Roman" style:font-size-asian="11pt" style:font-name-complex="CG Times" style:font-size-complex="10pt" style:language-complex="ar" style:country-complex="SA"/>
    </style:style>
    <style:style style:name="P121" style:family="paragraph" style:parent-style-name="Standard">
      <style:text-properties officeooo:rsid="0131cb02" officeooo:paragraph-rsid="0131cb02"/>
    </style:style>
    <style:style style:name="P122" style:family="paragraph" style:parent-style-name="Standard">
      <style:text-properties officeooo:rsid="0132e210" officeooo:paragraph-rsid="0132e210"/>
    </style:style>
    <style:style style:name="P123" style:family="paragraph" style:parent-style-name="Standard">
      <style:text-properties officeooo:paragraph-rsid="00ffb601"/>
    </style:style>
    <style:style style:name="P124" style:family="paragraph" style:parent-style-name="Standard">
      <style:text-properties officeooo:paragraph-rsid="0114100c"/>
    </style:style>
    <style:style style:name="P125" style:family="paragraph" style:parent-style-name="Standard">
      <style:text-properties officeooo:paragraph-rsid="013ddde5"/>
    </style:style>
    <style:style style:name="P126" style:family="paragraph" style:parent-style-name="Standard">
      <style:text-properties officeooo:rsid="01424895" officeooo:paragraph-rsid="01424895"/>
    </style:style>
    <style:style style:name="P127" style:family="paragraph" style:parent-style-name="Text_20_body">
      <style:text-properties officeooo:rsid="00f3192f" officeooo:paragraph-rsid="00f3192f"/>
    </style:style>
    <style:style style:name="P128" style:family="paragraph" style:parent-style-name="Text_20_body">
      <style:text-properties officeooo:rsid="00ffeb1b" officeooo:paragraph-rsid="00ffeb1b"/>
    </style:style>
    <style:style style:name="P129" style:family="paragraph" style:parent-style-name="Text_20_body">
      <style:text-properties officeooo:rsid="0101793e" officeooo:paragraph-rsid="0101793e"/>
    </style:style>
    <style:style style:name="P130" style:family="paragraph" style:parent-style-name="Text_20_body">
      <style:text-properties officeooo:rsid="010291a9" officeooo:paragraph-rsid="010291a9"/>
    </style:style>
    <style:style style:name="P131" style:family="paragraph" style:parent-style-name="Text_20_body">
      <style:text-properties officeooo:rsid="010291a9" officeooo:paragraph-rsid="01067232"/>
    </style:style>
    <style:style style:name="P132" style:family="paragraph" style:parent-style-name="Text_20_body">
      <style:text-properties officeooo:rsid="01048a1f" officeooo:paragraph-rsid="01048a1f"/>
    </style:style>
    <style:style style:name="P133" style:family="paragraph" style:parent-style-name="Text_20_body">
      <style:text-properties officeooo:paragraph-rsid="01067232"/>
    </style:style>
    <style:style style:name="P134" style:family="paragraph" style:parent-style-name="Text_20_body">
      <style:text-properties officeooo:rsid="0107aa74" officeooo:paragraph-rsid="0107aa74"/>
    </style:style>
    <style:style style:name="P135" style:family="paragraph" style:parent-style-name="Text_20_body">
      <style:text-properties officeooo:rsid="010e409d" officeooo:paragraph-rsid="010e409d"/>
    </style:style>
    <style:style style:name="P136" style:family="paragraph" style:parent-style-name="Text_20_body">
      <style:text-properties fo:font-style="normal" officeooo:rsid="0101aab9" officeooo:paragraph-rsid="01067232" style:font-style-asian="normal" style:font-style-complex="normal"/>
    </style:style>
    <style:style style:name="P137" style:family="paragraph" style:parent-style-name="Text_20_body">
      <style:text-properties officeooo:rsid="01105d52" officeooo:paragraph-rsid="01105d52"/>
    </style:style>
    <style:style style:name="P138" style:family="paragraph" style:parent-style-name="Text_20_body">
      <style:text-properties officeooo:rsid="0115e752" officeooo:paragraph-rsid="0115e752"/>
    </style:style>
    <style:style style:name="P139" style:family="paragraph" style:parent-style-name="Text_20_body">
      <style:text-properties officeooo:rsid="0116cee5" officeooo:paragraph-rsid="0116cee5"/>
    </style:style>
    <style:style style:name="P140" style:family="paragraph" style:parent-style-name="Text_20_body">
      <style:text-properties officeooo:paragraph-rsid="0116cee5"/>
    </style:style>
    <style:style style:name="P141" style:family="paragraph" style:parent-style-name="Text_20_body">
      <style:text-properties officeooo:rsid="011a9911" officeooo:paragraph-rsid="011a9911"/>
    </style:style>
    <style:style style:name="P142" style:family="paragraph" style:parent-style-name="Text_20_body">
      <style:text-properties officeooo:rsid="013036a0" officeooo:paragraph-rsid="013036a0"/>
    </style:style>
    <style:style style:name="P143" style:family="paragraph" style:parent-style-name="Text_20_body">
      <style:text-properties officeooo:rsid="0131cb02" officeooo:paragraph-rsid="0131cb02"/>
    </style:style>
    <style:style style:name="P144" style:family="paragraph" style:parent-style-name="Text_20_body">
      <style:text-properties officeooo:rsid="0132e210" officeooo:paragraph-rsid="0132e210"/>
    </style:style>
    <style:style style:name="P145" style:family="paragraph" style:parent-style-name="Text_20_body">
      <style:text-properties officeooo:rsid="013425d0" officeooo:paragraph-rsid="013425d0"/>
    </style:style>
    <style:style style:name="P146" style:family="paragraph" style:parent-style-name="Text_20_body">
      <style:text-properties officeooo:rsid="01357a3d" officeooo:paragraph-rsid="01357a3d"/>
    </style:style>
    <style:style style:name="P147" style:family="paragraph" style:parent-style-name="Text_20_body">
      <style:text-properties officeooo:paragraph-rsid="00f3f7ae"/>
    </style:style>
    <style:style style:name="P148" style:family="paragraph" style:parent-style-name="Text_20_body">
      <style:text-properties officeooo:paragraph-rsid="010291a9"/>
    </style:style>
    <style:style style:name="P149" style:family="paragraph" style:parent-style-name="Text_20_body">
      <style:text-properties officeooo:rsid="013bf2b0" officeooo:paragraph-rsid="013bf2b0"/>
    </style:style>
    <style:style style:name="P150" style:family="paragraph" style:parent-style-name="Table_20_Contents">
      <style:text-properties officeooo:rsid="0107aa74" officeooo:paragraph-rsid="0107aa74"/>
    </style:style>
    <style:style style:name="P151" style:family="paragraph" style:parent-style-name="Table_20_Contents">
      <style:paragraph-properties fo:text-align="center" style:justify-single-word="false"/>
      <style:text-properties fo:font-weight="bold" officeooo:rsid="0107aa74" officeooo:paragraph-rsid="0107aa74" style:font-weight-asian="bold" style:font-weight-complex="bold"/>
    </style:style>
    <style:style style:name="P152" style:family="paragraph" style:parent-style-name="Table_20_Contents">
      <style:paragraph-properties fo:text-align="center" style:justify-single-word="false"/>
      <style:text-properties fo:font-weight="bold" officeooo:rsid="0108ea61" officeooo:paragraph-rsid="0108ea61" style:font-weight-asian="bold" style:font-weight-complex="bold"/>
    </style:style>
    <style:style style:name="P153" style:family="paragraph" style:parent-style-name="Table_20_Contents">
      <style:text-properties style:use-window-font-color="true" style:font-name="Liberation Sans" fo:font-size="11pt" fo:language="en" fo:country="GB" officeooo:rsid="0107aa74" officeooo:paragraph-rsid="0107aa74" style:font-name-asian="Times New Roman" style:font-size-asian="11pt" style:font-name-complex="CG Times" style:font-size-complex="10pt" style:language-complex="ar" style:country-complex="SA"/>
    </style:style>
    <style:style style:name="P154" style:family="paragraph" style:parent-style-name="Table_20_Contents">
      <style:text-properties style:use-window-font-color="true" style:font-name="Liberation Sans" fo:font-size="11pt" fo:language="en" fo:country="GB" officeooo:rsid="0108ea61" officeooo:paragraph-rsid="0108ea61" style:font-name-asian="Times New Roman" style:font-size-asian="11pt" style:font-name-complex="CG Times" style:font-size-complex="10pt" style:language-complex="ar" style:country-complex="SA"/>
    </style:style>
    <style:style style:name="P155" style:family="paragraph" style:parent-style-name="Table_20_Contents">
      <style:text-properties style:use-window-font-color="true" style:font-name="Liberation Sans" fo:font-size="11pt" fo:language="en" fo:country="GB" officeooo:rsid="010ac2df" officeooo:paragraph-rsid="010ac2df" style:font-name-asian="Times New Roman" style:font-size-asian="11pt" style:font-name-complex="CG Times" style:font-size-complex="10pt" style:language-complex="ar" style:country-complex="SA"/>
    </style:style>
    <style:style style:name="P156" style:family="paragraph" style:parent-style-name="Table_20_Contents">
      <style:text-properties officeooo:rsid="0108ea61" officeooo:paragraph-rsid="0108ea61"/>
    </style:style>
    <style:style style:name="P157" style:family="paragraph" style:parent-style-name="Table_20_Contents">
      <style:paragraph-properties fo:text-align="center" style:justify-single-word="false"/>
      <style:text-properties officeooo:rsid="0108ea61" officeooo:paragraph-rsid="0108ea61"/>
    </style:style>
    <style:style style:name="P158" style:family="paragraph" style:parent-style-name="Table_20_Contents">
      <style:text-properties officeooo:rsid="010ac2df" officeooo:paragraph-rsid="010ac2df"/>
    </style:style>
    <style:style style:name="P159" style:family="paragraph" style:parent-style-name="Table_20_Contents">
      <style:paragraph-properties fo:text-align="center" style:justify-single-word="false"/>
      <style:text-properties officeooo:rsid="010ac2df" officeooo:paragraph-rsid="010ac2df"/>
    </style:style>
    <style:style style:name="P160" style:family="paragraph" style:parent-style-name="Table_20_Contents">
      <style:text-properties officeooo:rsid="010de8a2" officeooo:paragraph-rsid="010de8a2"/>
    </style:style>
    <style:style style:name="P161" style:family="paragraph" style:parent-style-name="Table_20_Contents">
      <style:text-properties officeooo:rsid="011d0cc9" officeooo:paragraph-rsid="011d0cc9"/>
    </style:style>
    <style:style style:name="P162" style:family="paragraph" style:parent-style-name="Table_20_Contents">
      <style:text-properties officeooo:rsid="011d54f9" officeooo:paragraph-rsid="011d54f9"/>
    </style:style>
    <style:style style:name="P163" style:family="paragraph" style:parent-style-name="Table_20_Contents">
      <style:text-properties officeooo:paragraph-rsid="011d54f9"/>
    </style:style>
    <style:style style:name="P164" style:family="paragraph" style:parent-style-name="Table_20_Contents">
      <style:text-properties officeooo:rsid="011d75fb" officeooo:paragraph-rsid="011d75fb"/>
    </style:style>
    <style:style style:name="P165" style:family="paragraph" style:parent-style-name="Table_20_Contents">
      <style:text-properties officeooo:rsid="011d75fb" officeooo:paragraph-rsid="011e36bc"/>
    </style:style>
    <style:style style:name="P166" style:family="paragraph" style:parent-style-name="Table_20_Contents">
      <style:text-properties officeooo:paragraph-rsid="011d75fb"/>
    </style:style>
    <style:style style:name="P167" style:family="paragraph" style:parent-style-name="Table_20_Contents">
      <style:text-properties officeooo:paragraph-rsid="011e36bc"/>
    </style:style>
    <style:style style:name="P168" style:family="paragraph" style:parent-style-name="Table_20_Contents">
      <style:text-properties officeooo:paragraph-rsid="011d0cc9"/>
    </style:style>
    <style:style style:name="P169" style:family="paragraph" style:parent-style-name="Table_20_Contents">
      <style:paragraph-properties fo:margin-top="0.0799in" fo:margin-bottom="0.0799in" loext:contextual-spacing="false" fo:text-align="center" style:justify-single-word="false"/>
      <style:text-properties fo:font-weight="bold" officeooo:rsid="0107aa74" officeooo:paragraph-rsid="0107aa74" style:font-weight-asian="bold" style:font-weight-complex="bold"/>
    </style:style>
    <style:style style:name="P170" style:family="paragraph" style:parent-style-name="Standard" style:master-page-name="">
      <style:paragraph-properties style:page-number="auto" fo:break-before="auto" fo:break-after="auto"/>
      <style:text-properties officeooo:rsid="00f698af" officeooo:paragraph-rsid="00f698af"/>
    </style:style>
    <style:style style:name="P17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7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7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74" style:family="paragraph" style:parent-style-name="Figure">
      <style:text-properties officeooo:paragraph-rsid="0141edfa"/>
    </style:style>
    <style:style style:name="P175" style:family="paragraph" style:parent-style-name="Footnote">
      <style:text-properties officeooo:rsid="01379b3c" officeooo:paragraph-rsid="01379b3c"/>
    </style:style>
    <style:style style:name="P176" style:family="paragraph" style:parent-style-name="Frame_20_contents">
      <style:paragraph-properties fo:text-align="justify" style:justify-single-word="false"/>
    </style:style>
    <style:style style:name="P177" style:family="paragraph" style:parent-style-name="Contents_20_1" style:master-page-name="Front_20_Right">
      <style:paragraph-properties style:page-number="auto">
        <style:tab-stops>
          <style:tab-stop style:position="6.2701in" style:type="right"/>
        </style:tab-stops>
      </style:paragraph-properties>
    </style:style>
    <style:style style:name="P17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79"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8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81" style:family="paragraph" style:parent-style-name="Heading_20_1" style:master-page-name="Right_20_Page">
      <style:paragraph-properties style:page-number="1" fo:break-before="auto" fo:break-after="auto"/>
      <style:text-properties officeooo:paragraph-rsid="002a495c"/>
    </style:style>
    <style:style style:name="P182" style:family="paragraph" style:parent-style-name="Heading_20_2">
      <style:text-properties officeooo:rsid="00f60a44" officeooo:paragraph-rsid="00f60a44"/>
    </style:style>
    <style:style style:name="P183" style:family="paragraph" style:parent-style-name="Heading_20_2">
      <style:text-properties officeooo:rsid="00f88ff2" officeooo:paragraph-rsid="00f88ff2"/>
    </style:style>
    <style:style style:name="P184" style:family="paragraph" style:parent-style-name="Heading_20_2">
      <style:text-properties officeooo:rsid="00fa27ea" officeooo:paragraph-rsid="00fa27ea"/>
    </style:style>
    <style:style style:name="P185" style:family="paragraph" style:parent-style-name="Heading_20_2">
      <style:text-properties officeooo:rsid="00ffb601" officeooo:paragraph-rsid="00ffb601"/>
    </style:style>
    <style:style style:name="P186" style:family="paragraph" style:parent-style-name="Heading_20_2">
      <style:text-properties officeooo:rsid="00ffeb1b" officeooo:paragraph-rsid="00ffeb1b"/>
    </style:style>
    <style:style style:name="P187" style:family="paragraph" style:parent-style-name="Heading_20_2">
      <style:text-properties officeooo:rsid="010291a9" officeooo:paragraph-rsid="010291a9"/>
    </style:style>
    <style:style style:name="P188" style:family="paragraph" style:parent-style-name="Heading_20_2">
      <style:text-properties officeooo:rsid="0107aa74" officeooo:paragraph-rsid="0107aa74"/>
    </style:style>
    <style:style style:name="P189" style:family="paragraph" style:parent-style-name="Heading_20_2">
      <style:text-properties officeooo:rsid="010e409d" officeooo:paragraph-rsid="010e409d"/>
    </style:style>
    <style:style style:name="P190" style:family="paragraph" style:parent-style-name="Heading_20_2">
      <style:text-properties officeooo:rsid="0115e752" officeooo:paragraph-rsid="0115e752"/>
    </style:style>
    <style:style style:name="P191" style:family="paragraph" style:parent-style-name="Heading_20_2">
      <style:text-properties officeooo:rsid="01197970" officeooo:paragraph-rsid="01197970"/>
    </style:style>
    <style:style style:name="P192" style:family="paragraph" style:parent-style-name="Heading_20_2">
      <style:text-properties officeooo:rsid="01105d52" officeooo:paragraph-rsid="01105d52"/>
    </style:style>
    <style:style style:name="P193" style:family="paragraph" style:parent-style-name="Heading_20_2">
      <style:text-properties officeooo:rsid="012565e0" officeooo:paragraph-rsid="012565e0"/>
    </style:style>
    <style:style style:name="P194" style:family="paragraph" style:parent-style-name="Heading_20_2">
      <style:text-properties officeooo:rsid="0129480d" officeooo:paragraph-rsid="0129480d"/>
    </style:style>
    <style:style style:name="P195" style:family="paragraph" style:parent-style-name="Heading_20_2">
      <style:text-properties officeooo:rsid="013036a0" officeooo:paragraph-rsid="013036a0"/>
    </style:style>
    <style:style style:name="P196" style:family="paragraph" style:parent-style-name="Heading_20_3">
      <style:text-properties officeooo:rsid="00fa27ea" officeooo:paragraph-rsid="00fa27ea"/>
    </style:style>
    <style:style style:name="P197" style:family="paragraph" style:parent-style-name="Heading_20_3">
      <style:text-properties officeooo:rsid="00fbb7d9" officeooo:paragraph-rsid="00fbb7d9"/>
    </style:style>
    <style:style style:name="P198" style:family="paragraph" style:parent-style-name="Heading_20_3">
      <style:text-properties officeooo:rsid="00fbdd8b" officeooo:paragraph-rsid="00fbdd8b"/>
    </style:style>
    <style:style style:name="P199" style:family="paragraph" style:parent-style-name="Heading_20_3">
      <style:text-properties officeooo:rsid="010c0ff1" officeooo:paragraph-rsid="010c0ff1"/>
    </style:style>
    <style:style style:name="P200" style:family="paragraph" style:parent-style-name="Heading_20_3">
      <style:text-properties officeooo:rsid="010c5bae" officeooo:paragraph-rsid="010c5bae"/>
    </style:style>
    <style:style style:name="P201" style:family="paragraph" style:parent-style-name="Heading_20_3">
      <style:text-properties officeooo:rsid="01105d52" officeooo:paragraph-rsid="01105d52"/>
    </style:style>
    <style:style style:name="P202" style:family="paragraph" style:parent-style-name="Heading_20_3">
      <style:text-properties officeooo:rsid="011258d0" officeooo:paragraph-rsid="011258d0"/>
    </style:style>
    <style:style style:name="P203" style:family="paragraph" style:parent-style-name="Heading_20_3">
      <style:text-properties officeooo:rsid="0114100c" officeooo:paragraph-rsid="0114100c"/>
    </style:style>
    <style:style style:name="P204" style:family="paragraph" style:parent-style-name="Heading_20_3">
      <style:text-properties officeooo:rsid="0115e752" officeooo:paragraph-rsid="0115e752"/>
    </style:style>
    <style:style style:name="P205" style:family="paragraph" style:parent-style-name="Heading_20_3">
      <style:text-properties officeooo:rsid="0115e752" officeooo:paragraph-rsid="0116cee5"/>
    </style:style>
    <style:style style:name="P206" style:family="paragraph" style:parent-style-name="Heading_20_3">
      <style:text-properties officeooo:rsid="0115e752" officeooo:paragraph-rsid="01197970"/>
    </style:style>
    <style:style style:name="P207" style:family="paragraph" style:parent-style-name="Heading_20_3">
      <style:text-properties officeooo:rsid="0116cee5" officeooo:paragraph-rsid="0116cee5"/>
    </style:style>
    <style:style style:name="P208" style:family="paragraph" style:parent-style-name="Heading_20_3">
      <style:text-properties officeooo:rsid="0117d69c" officeooo:paragraph-rsid="0117d69c"/>
    </style:style>
    <style:style style:name="P209" style:family="paragraph" style:parent-style-name="Heading_20_3">
      <style:text-properties officeooo:rsid="01197970" officeooo:paragraph-rsid="01197970"/>
    </style:style>
    <style:style style:name="P210" style:family="paragraph" style:parent-style-name="Heading_20_3">
      <style:text-properties officeooo:paragraph-rsid="01105d52"/>
    </style:style>
    <style:style style:name="P211" style:family="paragraph" style:parent-style-name="Heading_20_3">
      <style:text-properties officeooo:rsid="011d75fb" officeooo:paragraph-rsid="011d75fb"/>
    </style:style>
    <style:style style:name="P212" style:family="paragraph" style:parent-style-name="Heading_20_3">
      <style:text-properties officeooo:rsid="01221557" officeooo:paragraph-rsid="01221557"/>
    </style:style>
    <style:style style:name="P213" style:family="paragraph" style:parent-style-name="Heading_20_3">
      <style:text-properties officeooo:rsid="0129bf5f" officeooo:paragraph-rsid="0129bf5f"/>
    </style:style>
    <style:style style:name="P214" style:family="paragraph" style:parent-style-name="Heading_20_3">
      <style:text-properties officeooo:rsid="012ad09d" officeooo:paragraph-rsid="012ad09d"/>
    </style:style>
    <style:style style:name="P215" style:family="paragraph" style:parent-style-name="Heading_20_3">
      <style:text-properties officeooo:rsid="013036a0" officeooo:paragraph-rsid="013036a0"/>
    </style:style>
    <style:style style:name="P216" style:family="paragraph" style:parent-style-name="Heading_20_3">
      <style:text-properties officeooo:rsid="0131cb02" officeooo:paragraph-rsid="0131cb02"/>
    </style:style>
    <style:style style:name="P217" style:family="paragraph" style:parent-style-name="Heading_20_3">
      <style:text-properties officeooo:rsid="0132e210" officeooo:paragraph-rsid="0132e210"/>
    </style:style>
    <style:style style:name="P218" style:family="paragraph" style:parent-style-name="Heading_20_3">
      <style:text-properties officeooo:rsid="013425d0" officeooo:paragraph-rsid="013425d0"/>
    </style:style>
    <style:style style:name="P219" style:family="paragraph" style:parent-style-name="Standard" style:list-style-name="L4">
      <style:text-properties officeooo:paragraph-rsid="00f8137d"/>
    </style:style>
    <style:style style:name="P220" style:family="paragraph" style:parent-style-name="Standard" style:list-style-name="L4">
      <style:text-properties officeooo:rsid="00f74f34" officeooo:paragraph-rsid="00f74f34"/>
    </style:style>
    <style:style style:name="P221" style:family="paragraph" style:parent-style-name="Standard" style:list-style-name="L4">
      <style:text-properties officeooo:rsid="00f8137d" officeooo:paragraph-rsid="00f8137d"/>
    </style:style>
    <style:style style:name="P222" style:family="paragraph" style:parent-style-name="Standard" style:list-style-name="L5">
      <style:text-properties officeooo:rsid="00f88ff2" officeooo:paragraph-rsid="00f88ff2"/>
    </style:style>
    <style:style style:name="P223" style:family="paragraph" style:parent-style-name="Standard" style:list-style-name="L6">
      <style:text-properties officeooo:paragraph-rsid="00fdb9a0"/>
    </style:style>
    <style:style style:name="P224" style:family="paragraph" style:parent-style-name="Standard" style:list-style-name="L6">
      <style:text-properties officeooo:paragraph-rsid="012d0ff2"/>
    </style:style>
    <style:style style:name="P225" style:family="paragraph" style:parent-style-name="Standard" style:list-style-name="L6">
      <style:text-properties fo:font-style="normal" officeooo:rsid="00fdb9a0" officeooo:paragraph-rsid="00fdb9a0" style:font-style-asian="normal" style:font-style-complex="normal"/>
    </style:style>
    <style:style style:name="P226" style:family="paragraph" style:parent-style-name="Standard" style:list-style-name="L6">
      <style:text-properties fo:font-style="normal" officeooo:rsid="00fdb9a0" officeooo:paragraph-rsid="012d0ff2" style:font-style-asian="normal" style:font-style-complex="normal"/>
    </style:style>
    <style:style style:name="P227" style:family="paragraph" style:parent-style-name="Standard">
      <style:text-properties fo:font-style="normal" officeooo:rsid="00fdb9a0" officeooo:paragraph-rsid="012ef160" style:font-style-asian="normal" style:font-style-complex="normal"/>
    </style:style>
    <style:style style:name="P228" style:family="paragraph" style:parent-style-name="Standard" style:list-style-name="L7">
      <style:text-properties fo:font-style="normal" officeooo:rsid="00ffb601" officeooo:paragraph-rsid="00ffb601" style:font-style-asian="normal" style:font-style-complex="normal"/>
    </style:style>
    <style:style style:name="P229" style:family="paragraph" style:parent-style-name="Standard" style:list-style-name="L16">
      <style:text-properties fo:font-style="normal" officeooo:rsid="0129480d" officeooo:paragraph-rsid="0129480d" style:font-style-asian="normal" style:font-style-complex="normal"/>
    </style:style>
    <style:style style:name="P230" style:family="paragraph" style:parent-style-name="Standard">
      <style:text-properties fo:font-style="normal" officeooo:rsid="0129480d" officeooo:paragraph-rsid="0129480d" style:font-style-asian="normal" style:font-style-complex="normal"/>
    </style:style>
    <style:style style:name="P231" style:family="paragraph" style:parent-style-name="Standard" style:list-style-name="L6">
      <style:text-properties officeooo:rsid="00fdb9a0" officeooo:paragraph-rsid="00fdb9a0"/>
    </style:style>
    <style:style style:name="P232" style:family="paragraph" style:parent-style-name="Standard" style:list-style-name="L11">
      <style:text-properties officeooo:rsid="010c0ff1" officeooo:paragraph-rsid="010c0ff1"/>
    </style:style>
    <style:style style:name="P233" style:family="paragraph" style:parent-style-name="Standard" style:list-style-name="L12">
      <style:text-properties officeooo:paragraph-rsid="011a9911"/>
    </style:style>
    <style:style style:name="P234" style:family="paragraph" style:parent-style-name="Standard" style:list-style-name="L12">
      <style:text-properties officeooo:paragraph-rsid="01197970"/>
    </style:style>
    <style:style style:name="P235" style:family="paragraph" style:parent-style-name="Standard" style:list-style-name="L12">
      <style:text-properties officeooo:rsid="011258d0" officeooo:paragraph-rsid="011258d0"/>
    </style:style>
    <style:style style:name="P236" style:family="paragraph" style:parent-style-name="Standard" style:list-style-name="L12">
      <style:text-properties officeooo:rsid="011258d0" officeooo:paragraph-rsid="0114100c"/>
    </style:style>
    <style:style style:name="P237" style:family="paragraph" style:parent-style-name="Standard" style:list-style-name="L12">
      <style:text-properties officeooo:rsid="011258d0" officeooo:paragraph-rsid="0115e752"/>
    </style:style>
    <style:style style:name="P238" style:family="paragraph" style:parent-style-name="Standard" style:list-style-name="L12">
      <style:text-properties officeooo:rsid="011258d0" officeooo:paragraph-rsid="0116cee5"/>
    </style:style>
    <style:style style:name="P239" style:family="paragraph" style:parent-style-name="Standard" style:list-style-name="L12">
      <style:text-properties officeooo:rsid="011258d0" officeooo:paragraph-rsid="011a9911"/>
    </style:style>
    <style:style style:name="P240" style:family="paragraph" style:parent-style-name="Standard" style:list-style-name="L12">
      <style:text-properties officeooo:rsid="011258d0" officeooo:paragraph-rsid="01197970"/>
    </style:style>
    <style:style style:name="P241" style:family="paragraph" style:parent-style-name="Standard" style:list-style-name="L12">
      <style:text-properties officeooo:rsid="0114100c" officeooo:paragraph-rsid="0114100c"/>
    </style:style>
    <style:style style:name="P242" style:family="paragraph" style:parent-style-name="Standard" style:list-style-name="L12">
      <style:text-properties officeooo:rsid="0114100c" officeooo:paragraph-rsid="01197970"/>
    </style:style>
    <style:style style:name="P243" style:family="paragraph" style:parent-style-name="Standard" style:list-style-name="L12">
      <style:text-properties officeooo:rsid="0115e752" officeooo:paragraph-rsid="0115e752"/>
    </style:style>
    <style:style style:name="P244" style:family="paragraph" style:parent-style-name="Standard" style:list-style-name="L12">
      <style:text-properties officeooo:rsid="011a9911" officeooo:paragraph-rsid="011a9911"/>
    </style:style>
    <style:style style:name="P245" style:family="paragraph" style:parent-style-name="Standard" style:list-style-name="L15">
      <style:text-properties officeooo:paragraph-rsid="01238301"/>
    </style:style>
    <style:style style:name="P246" style:family="paragraph" style:parent-style-name="Standard" style:list-style-name="L15">
      <style:text-properties officeooo:rsid="01238301" officeooo:paragraph-rsid="01238301"/>
    </style:style>
    <style:style style:name="P247" style:family="paragraph" style:parent-style-name="Standard" style:list-style-name="L15">
      <style:text-properties fo:font-weight="bold" officeooo:rsid="012565e0" officeooo:paragraph-rsid="012565e0" style:font-weight-asian="bold" style:font-weight-complex="bold"/>
    </style:style>
    <style:style style:name="P248" style:family="paragraph" style:parent-style-name="Standard" style:list-style-name="L16">
      <style:text-properties officeooo:paragraph-rsid="0129480d"/>
    </style:style>
    <style:style style:name="P249" style:family="paragraph" style:parent-style-name="Standard" style:list-style-name="L16">
      <style:text-properties officeooo:rsid="0129480d" officeooo:paragraph-rsid="0129480d"/>
    </style:style>
    <style:style style:name="P250" style:family="paragraph" style:parent-style-name="Standard" style:list-style-name="L17">
      <style:text-properties officeooo:rsid="012ef160" officeooo:paragraph-rsid="012ef160"/>
    </style:style>
    <style:style style:name="P251" style:family="paragraph" style:parent-style-name="Standard" style:list-style-name="L17">
      <style:text-properties officeooo:rsid="012ef160" officeooo:paragraph-rsid="0141edfa"/>
    </style:style>
    <style:style style:name="P252" style:family="paragraph" style:parent-style-name="Standard" style:list-style-name="L21">
      <style:text-properties officeooo:rsid="01439c62" officeooo:paragraph-rsid="01439c62"/>
    </style:style>
    <style:style style:name="P253" style:family="paragraph" style:parent-style-name="Standard" style:list-style-name="L21">
      <style:text-properties officeooo:rsid="0143b740" officeooo:paragraph-rsid="0143b740"/>
    </style:style>
    <style:style style:name="P254" style:family="paragraph" style:parent-style-name="Standard">
      <style:text-properties officeooo:rsid="014596cc" officeooo:paragraph-rsid="014596cc"/>
    </style:style>
    <style:style style:name="P255" style:family="paragraph" style:parent-style-name="Standard">
      <style:text-properties officeooo:paragraph-rsid="014596cc"/>
    </style:style>
    <style:style style:name="P25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5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58" style:family="paragraph" style:parent-style-name="Standard" style:list-style-name="L13">
      <style:paragraph-properties fo:margin-top="0in" fo:margin-bottom="0.1701in" loext:contextual-spacing="true"/>
      <style:text-properties fo:font-style="normal" officeooo:rsid="011f2990" officeooo:paragraph-rsid="011f2990" style:font-style-asian="normal" style:font-style-complex="normal"/>
    </style:style>
    <style:style style:name="P259" style:family="paragraph" style:parent-style-name="Standard" style:list-style-name="L14">
      <style:paragraph-properties fo:margin-top="0in" fo:margin-bottom="0.1701in" loext:contextual-spacing="true"/>
      <style:text-properties fo:font-style="normal" officeooo:rsid="0120d511" officeooo:paragraph-rsid="0120d511" style:font-style-asian="normal" style:font-style-complex="normal"/>
    </style:style>
    <style:style style:name="P260" style:family="paragraph" style:parent-style-name="Standard" style:list-style-name="L18">
      <style:paragraph-properties fo:margin-top="0in" fo:margin-bottom="0.1701in" loext:contextual-spacing="true"/>
      <style:text-properties officeooo:rsid="012ef160" officeooo:paragraph-rsid="012ef160"/>
    </style:style>
    <style:style style:name="P261" style:family="paragraph" style:parent-style-name="Text_20_body" style:list-style-name="L1"/>
    <style:style style:name="P262" style:family="paragraph" style:parent-style-name="Text_20_body" style:list-style-name="L2">
      <style:text-properties officeooo:rsid="00f3192f" officeooo:paragraph-rsid="00f3f7ae"/>
    </style:style>
    <style:style style:name="P263" style:family="paragraph" style:parent-style-name="Text_20_body" style:list-style-name="L2">
      <style:text-properties officeooo:rsid="00f3192f" officeooo:paragraph-rsid="00f56afb"/>
    </style:style>
    <style:style style:name="P264" style:family="paragraph" style:parent-style-name="Text_20_body" style:list-style-name="L3">
      <style:text-properties officeooo:rsid="00f3192f" officeooo:paragraph-rsid="00f3f7ae"/>
    </style:style>
    <style:style style:name="P265" style:family="paragraph" style:parent-style-name="Text_20_body" style:list-style-name="L3">
      <style:text-properties officeooo:rsid="00f3f7ae" officeooo:paragraph-rsid="00f3f7ae"/>
    </style:style>
    <style:style style:name="P266" style:family="paragraph" style:parent-style-name="Text_20_body" style:list-style-name="L7"/>
    <style:style style:name="P267" style:family="paragraph" style:parent-style-name="Text_20_body" style:list-style-name="L7">
      <style:text-properties officeooo:rsid="00ffb601" officeooo:paragraph-rsid="00ffb601"/>
    </style:style>
    <style:style style:name="P268" style:family="paragraph" style:parent-style-name="Text_20_body" style:list-style-name="L8"/>
    <style:style style:name="P269" style:family="paragraph" style:parent-style-name="Text_20_body" style:list-style-name="L8">
      <style:text-properties officeooo:rsid="00ffe67a" officeooo:paragraph-rsid="00ffe67a"/>
    </style:style>
    <style:style style:name="P270" style:family="paragraph" style:parent-style-name="Text_20_body" style:list-style-name="L8">
      <style:text-properties fo:font-style="normal" officeooo:rsid="00ffe67a" officeooo:paragraph-rsid="00ffe67a" style:font-style-asian="normal" style:font-style-complex="normal"/>
    </style:style>
    <style:style style:name="P271" style:family="paragraph" style:parent-style-name="Text_20_body" style:list-style-name="L8">
      <style:text-properties fo:font-style="normal" officeooo:rsid="00ffeb1b" officeooo:paragraph-rsid="00ffeb1b" style:font-style-asian="normal" style:font-style-complex="normal"/>
    </style:style>
    <style:style style:name="P272" style:family="paragraph" style:parent-style-name="Text_20_body" style:list-style-name="L9">
      <style:text-properties fo:font-style="normal" officeooo:rsid="0101793e" officeooo:paragraph-rsid="0101793e" style:font-style-asian="normal" style:font-style-complex="normal"/>
    </style:style>
    <style:style style:name="P273" style:family="paragraph" style:parent-style-name="Text_20_body">
      <style:text-properties fo:font-style="normal" officeooo:rsid="0101aab9" officeooo:paragraph-rsid="0101aab9" style:font-style-asian="normal" style:font-style-complex="normal"/>
    </style:style>
    <style:style style:name="P274" style:family="paragraph" style:parent-style-name="Text_20_body" style:list-style-name="L19">
      <style:text-properties fo:font-style="normal" officeooo:rsid="013425d0" officeooo:paragraph-rsid="013425d0" style:font-style-asian="normal" style:font-style-complex="normal"/>
    </style:style>
    <style:style style:name="P275" style:family="paragraph" style:parent-style-name="Text_20_body" style:list-style-name="L9">
      <style:text-properties officeooo:rsid="0101793e" officeooo:paragraph-rsid="0101793e"/>
    </style:style>
    <style:style style:name="P276" style:family="paragraph" style:parent-style-name="Text_20_body" style:list-style-name="L9">
      <style:text-properties officeooo:rsid="0101aab9" officeooo:paragraph-rsid="01392418"/>
    </style:style>
    <style:style style:name="P277" style:family="paragraph" style:parent-style-name="Text_20_body" style:list-style-name="L10">
      <style:text-properties officeooo:rsid="01048a1f" officeooo:paragraph-rsid="01048a1f"/>
    </style:style>
    <style:style style:name="P278" style:family="paragraph" style:parent-style-name="Text_20_body" style:list-style-name="L20">
      <style:text-properties officeooo:rsid="013425d0" officeooo:paragraph-rsid="013425d0"/>
    </style:style>
    <style:style style:name="P279" style:family="paragraph">
      <style:paragraph-properties fo:text-align="center"/>
    </style:style>
    <style:style style:name="P280" style:family="paragraph">
      <loext:graphic-properties draw:fill="none" draw:fill-color="#ffffff"/>
      <style:paragraph-properties style:writing-mode="lr-tb"/>
      <style:text-properties style:font-name="Liberation Sans1"/>
    </style:style>
    <style:style style:name="P281" style:family="paragraph">
      <style:paragraph-properties fo:text-align="center" style:writing-mode="lr-tb"/>
      <style:text-properties style:font-name="Liberation Sans1"/>
    </style:style>
    <style:style style:name="P282" style:family="paragraph">
      <loext:graphic-properties draw:fill-color="#ffffd7"/>
      <style:paragraph-properties fo:text-align="center" style:writing-mode="lr-tb"/>
      <style:text-properties style:font-name="Liberation Sans1"/>
    </style:style>
    <style:style style:name="P283" style:family="paragraph">
      <style:paragraph-properties fo:text-align="center" style:writing-mode="lr-tb"/>
      <style:text-properties style:font-name="Liberation Sans1" fo:font-size="12pt"/>
    </style:style>
    <style:style style:name="P284" style:family="paragraph">
      <loext:graphic-properties draw:fill-color="#ffffd7"/>
      <style:paragraph-properties fo:text-align="center" style:writing-mode="lr-tb"/>
      <style:text-properties style:font-name="Liberation Sans1" fo:font-size="12pt"/>
    </style:style>
    <style:style style:name="P285" style:family="paragraph">
      <loext:graphic-properties draw:fill-color="#ffffff"/>
    </style:style>
    <style:style style:name="P286" style:family="paragraph">
      <loext:graphic-properties draw:fill-color="#ffffd7"/>
      <style:paragraph-properties style:writing-mode="lr-tb"/>
      <style:text-properties style:font-name="Liberation Sans1"/>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f3f7ae"/>
    </style:style>
    <style:style style:name="T10" style:family="text">
      <style:text-properties fo:font-weight="bold" style:font-weight-asian="bold" style:font-weight-complex="bold"/>
    </style:style>
    <style:style style:name="T11" style:family="text">
      <style:text-properties fo:font-weight="bold" officeooo:rsid="01238301" style:font-weight-asian="bold" style:font-weight-complex="bold"/>
    </style:style>
    <style:style style:name="T12" style:family="text">
      <style:text-properties fo:font-weight="bold" officeooo:rsid="00f8137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1238301" style:font-weight-asian="normal" style:font-weight-complex="normal"/>
    </style:style>
    <style:style style:name="T15" style:family="text">
      <style:text-properties officeooo:rsid="00f698af"/>
    </style:style>
    <style:style style:name="T16" style:family="text">
      <style:text-properties style:use-window-font-color="true" style:font-name="Liberation Sans" fo:font-size="11pt" fo:language="en" fo:country="GB" officeooo:rsid="00f698af" style:font-name-asian="Times New Roman" style:font-size-asian="11pt" style:font-name-complex="CG Times" style:font-size-complex="10pt" style:language-complex="ar" style:country-complex="SA"/>
    </style:style>
    <style:style style:name="T17" style:family="text">
      <style:text-properties style:use-window-font-color="true" style:font-name="Liberation Sans" fo:font-size="11pt" fo:language="en" fo:country="GB" officeooo:rsid="00f8137d" style:font-name-asian="Times New Roman" style:font-size-asian="11pt" style:font-name-complex="CG Times" style:font-size-complex="10pt" style:language-complex="ar" style:country-complex="SA"/>
    </style:style>
    <style:style style:name="T18" style:family="text">
      <style:text-properties style:use-window-font-color="true" style:font-name="Liberation Sans" fo:font-size="11pt" fo:language="en" fo:country="GB" officeooo:rsid="00fbb7d9" style:font-name-asian="Times New Roman" style:font-size-asian="11pt" style:font-name-complex="CG Times" style:font-size-complex="10pt" style:language-complex="ar" style:country-complex="SA"/>
    </style:style>
    <style:style style:name="T19" style:family="text">
      <style:text-properties style:use-window-font-color="true" style:font-name="Liberation Sans" fo:font-size="11pt" fo:language="en" fo:country="GB" officeooo:rsid="01105d52" style:font-name-asian="Times New Roman" style:font-size-asian="11pt" style:font-name-complex="CG Times" style:font-size-complex="10pt" style:language-complex="ar" style:country-complex="SA"/>
    </style:style>
    <style:style style:name="T20" style:family="text">
      <style:text-properties style:use-window-font-color="true" style:font-name="Liberation Sans" fo:font-size="11pt" fo:language="en" fo:country="GB" officeooo:rsid="0115e752" style:font-name-asian="Times New Roman" style:font-size-asian="11pt" style:font-name-complex="CG Times" style:font-size-complex="10pt" style:language-complex="ar" style:country-complex="SA"/>
    </style:style>
    <style:style style:name="T21" style:family="text">
      <style:text-properties style:use-window-font-color="true" style:font-name="Liberation Sans" fo:font-size="11pt" fo:language="en" fo:country="GB" officeooo:rsid="0116cee5" style:font-name-asian="Times New Roman" style:font-size-asian="11pt" style:font-name-complex="CG Times" style:font-size-complex="10pt" style:language-complex="ar" style:country-complex="SA"/>
    </style:style>
    <style:style style:name="T22" style:family="text">
      <style:text-properties style:use-window-font-color="true" style:font-name="Liberation Sans" fo:font-size="11pt" fo:language="en" fo:country="GB" officeooo:rsid="01197970" style:font-name-asian="Times New Roman" style:font-size-asian="11pt" style:font-name-complex="CG Times" style:font-size-complex="10pt" style:language-complex="ar" style:country-complex="SA"/>
    </style:style>
    <style:style style:name="T23" style:family="text">
      <style:text-properties style:use-window-font-color="true" style:font-name="Liberation Sans" fo:font-size="11pt" fo:language="en" fo:country="GB" officeooo:rsid="011a9911" style:font-name-asian="Times New Roman" style:font-size-asian="11pt" style:font-name-complex="CG Times" style:font-size-complex="10pt" style:language-complex="ar" style:country-complex="SA"/>
    </style:style>
    <style:style style:name="T24" style:family="text">
      <style:text-properties style:use-window-font-color="true" style:font-name="Liberation Sans" fo:font-size="11pt" fo:language="en" fo:country="GB" officeooo:rsid="011e36bc" style:font-name-asian="Times New Roman" style:font-size-asian="11pt" style:font-name-complex="CG Times" style:font-size-complex="10pt" style:language-complex="ar" style:country-complex="SA"/>
    </style:style>
    <style:style style:name="T25" style:family="text">
      <style:text-properties style:use-window-font-color="true" style:font-name="Liberation Sans" fo:font-size="11pt" fo:language="en" fo:country="GB" officeooo:rsid="0129bf5f" style:font-name-asian="Times New Roman" style:font-size-asian="11pt" style:font-name-complex="CG Times" style:font-size-complex="10pt" style:language-complex="ar" style:country-complex="SA"/>
    </style:style>
    <style:style style:name="T26" style:family="text">
      <style:text-properties style:use-window-font-color="true" style:font-name="Liberation Sans" fo:font-size="11pt" fo:language="en" fo:country="GB" officeooo:rsid="012d0ff2" style:font-name-asian="Times New Roman" style:font-size-asian="11pt" style:font-name-complex="CG Times" style:font-size-complex="10pt" style:language-complex="ar" style:country-complex="SA"/>
    </style:style>
    <style:style style:name="T27" style:family="text">
      <style:text-properties style:use-window-font-color="true" style:font-name="Liberation Sans" fo:font-size="11pt" fo:language="en" fo:country="GB" fo:font-style="normal" officeooo:rsid="00fdb9a0" style:font-name-asian="Times New Roman" style:font-size-asian="11pt" style:font-style-asian="normal" style:font-name-complex="CG Times" style:font-size-complex="10pt" style:language-complex="ar" style:country-complex="SA" style:font-style-complex="normal"/>
    </style:style>
    <style:style style:name="T28" style:family="text">
      <style:text-properties style:use-window-font-color="true" style:font-name="Liberation Sans" fo:font-size="11pt" fo:language="en" fo:country="GB" fo:font-style="normal" officeooo:rsid="0129480d" style:font-name-asian="Times New Roman" style:font-size-asian="11pt" style:font-style-asian="normal" style:font-name-complex="CG Times" style:font-size-complex="10pt" style:language-complex="ar" style:country-complex="SA" style:font-style-complex="normal"/>
    </style:style>
    <style:style style:name="T29" style:family="text">
      <style:text-properties style:use-window-font-color="true" style:font-name="Liberation Sans" fo:font-size="11pt" fo:language="en" fo:country="GB" fo:font-weight="normal" officeooo:rsid="01238301" style:font-name-asian="Times New Roman" style:font-size-asian="11pt" style:font-weight-asian="normal" style:font-name-complex="CG Times" style:font-size-complex="10pt" style:language-complex="ar" style:country-complex="SA" style:font-weight-complex="normal"/>
    </style:style>
    <style:style style:name="T30" style:family="text">
      <style:text-properties style:use-window-font-color="true" style:font-name="Liberation Sans" fo:font-size="9pt" fo:language="en" fo:country="GB" officeooo:rsid="011d54f9" style:font-name-asian="Times New Roman" style:font-size-asian="11pt" style:font-name-complex="CG Times" style:font-size-complex="10pt" style:language-complex="ar" style:country-complex="SA"/>
    </style:style>
    <style:style style:name="T31" style:family="text">
      <style:text-properties style:use-window-font-color="true" style:font-name="Liberation Sans" fo:font-size="9pt" fo:language="en" fo:country="GB" officeooo:rsid="011d75fb" style:font-name-asian="Times New Roman" style:font-size-asian="11pt" style:font-name-complex="CG Times" style:font-size-complex="10pt" style:language-complex="ar" style:country-complex="SA"/>
    </style:style>
    <style:style style:name="T32" style:family="text">
      <style:text-properties style:use-window-font-color="true" style:font-name="Liberation Sans" fo:font-size="9pt" fo:language="en" fo:country="GB" officeooo:rsid="013f8c87" style:font-name-asian="Times New Roman" style:font-size-asian="11pt" style:font-name-complex="CG Times" style:font-size-complex="10pt" style:language-complex="ar" style:country-complex="SA"/>
    </style:style>
    <style:style style:name="T33" style:family="text">
      <style:text-properties style:use-window-font-color="true" style:font-name="Liberation Sans" fo:font-size="10.5pt" fo:language="en" fo:country="GB" fo:font-style="normal" officeooo:rsid="01392418" style:font-name-asian="Times New Roman" style:font-size-asian="11pt" style:font-style-asian="normal" style:font-name-complex="CG Times" style:font-size-complex="10pt" style:language-complex="ar" style:country-complex="SA" style:font-style-complex="normal"/>
    </style:style>
    <style:style style:name="T34" style:family="text">
      <style:text-properties style:use-window-font-color="true" style:font-name="Liberation Sans" fo:font-size="10.5pt" fo:language="en" fo:country="GB" fo:font-style="normal" officeooo:rsid="0141edfa" style:font-name-asian="Times New Roman" style:font-size-asian="11pt" style:font-style-asian="normal" style:font-name-complex="CG Times" style:font-size-complex="10pt" style:language-complex="ar" style:country-complex="SA" style:font-style-complex="normal"/>
    </style:style>
    <style:style style:name="T35" style:family="text">
      <style:text-properties style:use-window-font-color="true" style:font-name="Liberation Sans" fo:font-size="10.5pt" fo:language="en" fo:country="GB" officeooo:rsid="01392418" style:font-name-asian="Times New Roman" style:font-size-asian="11pt" style:font-name-complex="CG Times" style:font-size-complex="10pt" style:language-complex="ar" style:country-complex="SA"/>
    </style:style>
    <style:style style:name="T36" style:family="text">
      <style:text-properties style:use-window-font-color="true" style:font-name="Liberation Sans" fo:font-size="10.5pt" fo:language="en" fo:country="GB" officeooo:rsid="013c6233" style:font-name-asian="Times New Roman" style:font-size-asian="11pt" style:font-name-complex="CG Times" style:font-size-complex="10pt" style:language-complex="ar" style:country-complex="SA"/>
    </style:style>
    <style:style style:name="T37" style:family="text">
      <style:text-properties style:use-window-font-color="true" style:font-name="Liberation Sans" fo:font-size="10.5pt" fo:language="en" fo:country="GB" officeooo:rsid="013ddde5" style:font-name-asian="Times New Roman" style:font-size-asian="11pt" style:font-name-complex="CG Times" style:font-size-complex="10pt" style:language-complex="ar" style:country-complex="SA"/>
    </style:style>
    <style:style style:name="T38" style:family="text">
      <style:text-properties style:use-window-font-color="true" style:font-name="Liberation Sans" fo:font-size="10.5pt" fo:language="en" fo:country="GB" officeooo:rsid="0141edfa" style:font-name-asian="Times New Roman" style:font-size-asian="11pt" style:font-name-complex="CG Times" style:font-size-complex="10pt" style:language-complex="ar" style:country-complex="SA"/>
    </style:style>
    <style:style style:name="T39" style:family="text">
      <style:text-properties style:use-window-font-color="true" style:font-name="Liberation Sans" fo:font-size="10.5pt" fo:language="en" fo:country="GB" officeooo:rsid="014596cc" style:font-name-asian="Times New Roman" style:font-size-asian="11pt" style:font-name-complex="CG Times" style:font-size-complex="10pt" style:language-complex="ar" style:country-complex="SA"/>
    </style:style>
    <style:style style:name="T40" style:family="text">
      <style:text-properties style:use-window-font-color="true" style:font-name="Liberation Mono1" fo:font-size="10pt" fo:language="en" fo:country="GB" officeooo:rsid="00fbdd8b" style:font-name-asian="Noto Sans Mono CJK SC" style:font-size-asian="10pt" style:font-name-complex="Liberation Mono1" style:font-size-complex="10pt" style:language-complex="ar" style:country-complex="SA"/>
    </style:style>
    <style:style style:name="T41" style:family="text">
      <style:text-properties style:use-window-font-color="true" style:font-name="Arial" fo:font-size="12pt" fo:language="en" fo:country="GB" fo:font-weight="bold" officeooo:rsid="0120d511" style:font-name-asian="Arial" style:font-size-asian="12pt" style:font-weight-asian="bold" style:font-name-complex="CG Times" style:font-size-complex="10pt" style:language-complex="ar" style:country-complex="SA"/>
    </style:style>
    <style:style style:name="T42" style:family="text">
      <style:text-properties style:use-window-font-color="true" fo:language="en" fo:country="GB" officeooo:rsid="013f8c87" style:font-name-asian="Times New Roman" style:font-size-asian="11pt" style:font-name-complex="CG Times" style:font-size-complex="10pt" style:language-complex="ar" style:country-complex="SA"/>
    </style:style>
    <style:style style:name="T43" style:family="text">
      <style:text-properties style:use-window-font-color="true" fo:language="en" fo:country="GB" officeooo:rsid="0120d511" style:font-name-asian="Times New Roman" style:font-size-asian="11pt" style:font-style-asian="normal" style:font-name-complex="CG Times" style:font-size-complex="10pt" style:language-complex="ar" style:country-complex="SA" style:font-style-complex="normal"/>
    </style:style>
    <style:style style:name="T44" style:family="text">
      <style:text-properties officeooo:rsid="00f74f34"/>
    </style:style>
    <style:style style:name="T45" style:family="text">
      <style:text-properties officeooo:rsid="00f8137d"/>
    </style:style>
    <style:style style:name="T46" style:family="text">
      <style:text-properties officeooo:rsid="00f9e18b"/>
    </style:style>
    <style:style style:name="T47" style:family="text">
      <style:text-properties officeooo:rsid="00fa27ea"/>
    </style:style>
    <style:style style:name="T48" style:family="text">
      <style:text-properties fo:font-style="italic" style:font-style-asian="italic" style:font-style-complex="italic"/>
    </style:style>
    <style:style style:name="T49" style:family="text">
      <style:text-properties fo:font-style="italic" officeooo:rsid="00fbb7d9" style:font-style-asian="italic" style:font-style-complex="italic"/>
    </style:style>
    <style:style style:name="T50" style:family="text">
      <style:text-properties fo:font-style="italic" officeooo:rsid="011f2990" style:font-style-asian="italic" style:font-style-complex="italic"/>
    </style:style>
    <style:style style:name="T51" style:family="text">
      <style:text-properties fo:font-style="italic" officeooo:rsid="0129480d" style:font-style-asian="italic" style:font-style-complex="italic"/>
    </style:style>
    <style:style style:name="T52" style:family="text">
      <style:text-properties fo:font-style="italic" officeooo:rsid="012d0ff2" style:font-style-asian="italic" style:font-style-complex="italic"/>
    </style:style>
    <style:style style:name="T53" style:family="text">
      <style:text-properties fo:font-style="italic" officeooo:rsid="00fdb9a0" style:font-style-asian="italic" style:font-style-complex="italic"/>
    </style:style>
    <style:style style:name="T54" style:family="text">
      <style:text-properties fo:font-style="italic" officeooo:rsid="012ef160" style:font-style-asian="italic" style:font-style-complex="italic"/>
    </style:style>
    <style:style style:name="T55" style:family="text">
      <style:text-properties fo:font-style="italic" officeooo:rsid="00f3192f" style:font-style-asian="italic" style:font-style-complex="italic"/>
    </style:style>
    <style:style style:name="T56" style:family="text">
      <style:text-properties fo:font-style="italic" officeooo:rsid="01371c10" style:font-style-asian="italic" style:font-style-complex="italic"/>
    </style:style>
    <style:style style:name="T57" style:family="text">
      <style:text-properties fo:font-style="italic" officeooo:rsid="00f3f7ae" style:font-style-asian="italic" style:font-style-complex="italic"/>
    </style:style>
    <style:style style:name="T58" style:family="text">
      <style:text-properties fo:font-style="italic" officeooo:rsid="00f8137d" style:font-style-asian="italic" style:font-style-complex="italic"/>
    </style:style>
    <style:style style:name="T59" style:family="text">
      <style:text-properties fo:font-style="italic" officeooo:rsid="00fa27ea" style:font-style-asian="italic" style:font-style-complex="italic"/>
    </style:style>
    <style:style style:name="T60" style:family="text">
      <style:text-properties fo:font-style="italic" officeooo:rsid="01392418" style:font-style-asian="italic" style:font-style-complex="italic"/>
    </style:style>
    <style:style style:name="T61" style:family="text">
      <style:text-properties fo:font-style="italic" officeooo:rsid="00fbdd8b" style:font-style-asian="italic" style:font-style-complex="italic"/>
    </style:style>
    <style:style style:name="T62" style:family="text">
      <style:text-properties fo:font-style="italic" officeooo:rsid="00ffeb1b" style:font-style-asian="italic" style:font-style-complex="italic"/>
    </style:style>
    <style:style style:name="T63" style:family="text">
      <style:text-properties fo:font-style="italic" officeooo:rsid="013c6233" style:font-style-asian="italic" style:font-style-complex="italic"/>
    </style:style>
    <style:style style:name="T64" style:family="text">
      <style:text-properties fo:font-style="italic" style:text-underline-style="solid" style:text-underline-width="auto" style:text-underline-color="font-color" officeooo:rsid="00f3192f"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0fbb7d9"/>
    </style:style>
    <style:style style:name="T67" style:family="text">
      <style:text-properties fo:font-style="normal" style:font-style-asian="normal" style:font-style-complex="normal"/>
    </style:style>
    <style:style style:name="T68" style:family="text">
      <style:text-properties fo:font-style="normal" officeooo:rsid="00fbb7d9" style:font-style-asian="normal" style:font-style-complex="normal"/>
    </style:style>
    <style:style style:name="T69" style:family="text">
      <style:text-properties fo:font-style="normal" officeooo:rsid="00fdb9a0" style:font-style-asian="normal" style:font-style-complex="normal"/>
    </style:style>
    <style:style style:name="T70" style:family="text">
      <style:text-properties fo:font-style="normal" officeooo:rsid="00ffb601" style:font-style-asian="normal" style:font-style-complex="normal"/>
    </style:style>
    <style:style style:name="T71" style:family="text">
      <style:text-properties fo:font-style="normal" officeooo:rsid="00ffe67a" style:font-style-asian="normal" style:font-style-complex="normal"/>
    </style:style>
    <style:style style:name="T72" style:family="text">
      <style:text-properties fo:font-style="normal" officeooo:rsid="01008ef5" style:font-style-asian="normal" style:font-style-complex="normal"/>
    </style:style>
    <style:style style:name="T73" style:family="text">
      <style:text-properties fo:font-style="normal" officeooo:rsid="00ffeb1b" style:font-style-asian="normal" style:font-style-complex="normal"/>
    </style:style>
    <style:style style:name="T74" style:family="text">
      <style:text-properties fo:font-style="normal" officeooo:rsid="01067232" style:font-style-asian="normal" style:font-style-complex="normal"/>
    </style:style>
    <style:style style:name="T75" style:family="text">
      <style:text-properties fo:font-style="normal" officeooo:rsid="011f2990" style:font-style-asian="normal" style:font-style-complex="normal"/>
    </style:style>
    <style:style style:name="T76" style:family="text">
      <style:text-properties fo:font-style="normal" officeooo:rsid="0120d511" style:font-style-asian="normal" style:font-style-complex="normal"/>
    </style:style>
    <style:style style:name="T77" style:family="text">
      <style:text-properties fo:font-style="normal" officeooo:rsid="0129480d" style:font-style-asian="normal" style:font-style-complex="normal"/>
    </style:style>
    <style:style style:name="T78" style:family="text">
      <style:text-properties fo:font-style="normal" officeooo:rsid="012d0ff2" style:font-style-asian="normal" style:font-style-complex="normal"/>
    </style:style>
    <style:style style:name="T79" style:family="text">
      <style:text-properties fo:font-style="normal" officeooo:rsid="012ef160" style:font-style-asian="normal" style:font-style-complex="normal"/>
    </style:style>
    <style:style style:name="T80" style:family="text">
      <style:text-properties fo:font-style="normal" officeooo:rsid="01392418" style:font-style-asian="normal" style:font-style-complex="normal"/>
    </style:style>
    <style:style style:name="T81" style:family="text">
      <style:text-properties fo:font-style="normal" officeooo:rsid="00fbdd8b" style:font-style-asian="normal" style:font-style-complex="normal"/>
    </style:style>
    <style:style style:name="T82" style:family="text">
      <style:text-properties fo:font-style="normal" officeooo:rsid="013bf2b0" style:font-style-asian="normal"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officeooo:rsid="00fbdd8b"/>
    </style:style>
    <style:style style:name="T86" style:family="text">
      <style:text-properties officeooo:rsid="00fc7da7"/>
    </style:style>
    <style:style style:name="T87" style:family="text">
      <style:text-properties officeooo:rsid="00ffb601"/>
    </style:style>
    <style:style style:name="T88" style:family="text">
      <style:text-properties officeooo:rsid="00ffe67a"/>
    </style:style>
    <style:style style:name="T89" style:family="text">
      <style:text-properties fo:color="#000000" style:font-name="Liberation Sans" fo:font-size="11pt" fo:language="en" fo:country="GB" fo:font-style="normal" officeooo:rsid="010291a9" style:font-name-asian="Arial" style:font-size-asian="12pt" style:font-style-asian="normal" style:font-name-complex="CG Times" style:font-size-complex="10pt" style:language-complex="ar" style:country-complex="SA" style:font-style-complex="normal"/>
    </style:style>
    <style:style style:name="T90" style:family="text">
      <style:text-properties fo:color="#000000" style:font-name="Liberation Sans" fo:font-size="11pt" fo:language="en" fo:country="GB" fo:font-style="normal" officeooo:rsid="01067232" style:font-name-asian="Arial" style:font-size-asian="12pt" style:font-style-asian="normal" style:font-name-complex="CG Times" style:font-size-complex="10pt" style:language-complex="ar" style:country-complex="SA" style:font-style-complex="normal"/>
    </style:style>
    <style:style style:name="T91" style:family="text">
      <style:text-properties fo:color="#000000" style:font-name="Liberation Sans" fo:font-size="11pt" fo:language="en" fo:country="GB" officeooo:rsid="0116cee5" style:font-name-asian="Arial" style:font-size-asian="12pt" style:font-name-complex="CG Times" style:font-size-complex="10pt" style:language-complex="ar" style:country-complex="SA"/>
    </style:style>
    <style:style style:name="T92" style:family="text">
      <style:text-properties fo:color="#000000" style:font-name="Liberation Sans" fo:font-size="10.5pt" fo:language="en" fo:country="GB" officeooo:rsid="01371c10" style:font-name-asian="Arial" style:font-size-asian="12pt" style:font-name-complex="CG Times" style:font-size-complex="10pt" style:language-complex="ar" style:country-complex="SA"/>
    </style:style>
    <style:style style:name="T93" style:family="text">
      <style:text-properties officeooo:rsid="0107aa74"/>
    </style:style>
    <style:style style:name="T94" style:family="text">
      <style:text-properties officeooo:rsid="010ac2df"/>
    </style:style>
    <style:style style:name="T95" style:family="text">
      <style:text-properties officeooo:rsid="010c5bae"/>
    </style:style>
    <style:style style:name="T96" style:family="text">
      <style:text-properties officeooo:rsid="010e409d"/>
    </style:style>
    <style:style style:name="T97" style:family="text">
      <style:text-properties officeooo:rsid="010f6b09"/>
    </style:style>
    <style:style style:name="T98" style:family="text">
      <style:text-properties officeooo:rsid="01105d52"/>
    </style:style>
    <style:style style:name="T99" style:family="text">
      <style:text-properties officeooo:rsid="011258d0"/>
    </style:style>
    <style:style style:name="T100" style:family="text">
      <style:text-properties officeooo:rsid="0114100c"/>
    </style:style>
    <style:style style:name="T101" style:family="text">
      <style:text-properties officeooo:rsid="0115e752"/>
    </style:style>
    <style:style style:name="T102" style:family="text">
      <style:text-properties officeooo:rsid="0116cee5"/>
    </style:style>
    <style:style style:name="T103" style:family="text">
      <style:text-properties officeooo:rsid="01197970"/>
    </style:style>
    <style:style style:name="T104" style:family="text">
      <style:text-properties officeooo:rsid="011a9911"/>
    </style:style>
    <style:style style:name="T105" style:family="text">
      <style:text-properties officeooo:rsid="011d0cc9"/>
    </style:style>
    <style:style style:name="T106" style:family="text">
      <style:text-properties officeooo:rsid="011d54f9"/>
    </style:style>
    <style:style style:name="T107" style:family="text">
      <style:text-properties officeooo:rsid="011d75fb"/>
    </style:style>
    <style:style style:name="T108" style:family="text">
      <style:text-properties officeooo:rsid="011e36bc"/>
    </style:style>
    <style:style style:name="T109" style:family="text">
      <style:text-properties officeooo:rsid="01238301"/>
    </style:style>
    <style:style style:name="T110" style:family="text">
      <style:text-properties officeooo:rsid="01246cd6"/>
    </style:style>
    <style:style style:name="T111" style:family="text">
      <style:text-properties officeooo:rsid="0129480d"/>
    </style:style>
    <style:style style:name="T112" style:family="text">
      <style:text-properties officeooo:rsid="0129bf5f"/>
    </style:style>
    <style:style style:name="T113" style:family="text">
      <style:text-properties officeooo:rsid="012d0ff2"/>
    </style:style>
    <style:style style:name="T114" style:family="text">
      <style:text-properties officeooo:rsid="012ef160"/>
    </style:style>
    <style:style style:name="T115" style:family="text">
      <style:text-properties officeooo:rsid="013036a0"/>
    </style:style>
    <style:style style:name="T116" style:family="text">
      <style:text-properties officeooo:rsid="01371c10"/>
    </style:style>
    <style:style style:name="T117" style:family="text">
      <style:text-properties officeooo:rsid="00f3192f"/>
    </style:style>
    <style:style style:name="T118" style:family="text">
      <style:text-properties officeooo:rsid="01379b3c"/>
    </style:style>
    <style:style style:name="T119" style:family="text">
      <style:text-properties officeooo:rsid="01392418"/>
    </style:style>
    <style:style style:name="T120" style:family="text">
      <style:text-properties style:font-style-asian="normal" style:font-style-complex="normal"/>
    </style:style>
    <style:style style:name="T121" style:family="text">
      <style:text-properties officeooo:rsid="0139f5c0"/>
    </style:style>
    <style:style style:name="T122" style:family="text">
      <style:text-properties officeooo:rsid="013bf2b0"/>
    </style:style>
    <style:style style:name="T123" style:family="text">
      <style:text-properties style:text-position="super 58%"/>
    </style:style>
    <style:style style:name="T124" style:family="text">
      <style:text-properties officeooo:rsid="013c6233"/>
    </style:style>
    <style:style style:name="T125" style:family="text">
      <style:text-properties officeooo:rsid="013ddde5"/>
    </style:style>
    <style:style style:name="T126" style:family="text">
      <style:text-properties officeooo:rsid="013f8c87"/>
    </style:style>
    <style:style style:name="T127" style:family="text">
      <style:text-properties officeooo:rsid="014033da"/>
    </style:style>
    <style:style style:name="T128" style:family="text">
      <style:text-properties officeooo:rsid="0141edfa"/>
    </style:style>
    <style:style style:name="T129" style:family="text">
      <style:text-properties officeooo:rsid="01424895"/>
    </style:style>
    <style:style style:name="T130" style:family="text">
      <style:text-properties officeooo:rsid="0143b740"/>
    </style:style>
    <style:style style:name="T131" style:family="text">
      <style:text-properties officeooo:rsid="014596cc"/>
    </style:style>
    <style:style style:name="T132" style:family="text">
      <style:text-properties style:font-name="Liberation Sans1" fo:font-size="11pt" style:font-size-asian="10pt" style:font-size-complex="11pt"/>
    </style:style>
    <style:style style:name="T133" style:family="text">
      <style:text-properties style:font-name="Liberation Sans1" fo:font-size="10.5pt" style:font-size-asian="9pt" style:font-size-complex="10.5pt"/>
    </style:style>
    <style:style style:name="T134" style:family="text">
      <style:text-properties style:font-name="Liberation Sans1" fo:font-size="12pt"/>
    </style:style>
    <style:style style:name="T135" style:family="text">
      <style:text-properties style:font-name="Liberation Sans1"/>
    </style:style>
    <style:style style:name="fr1"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style>
    <style:style style:name="fr2" style:family="graphic" style:parent-style-name="Frame">
      <style:graphic-properties fo:margin-top="0in" fo:margin-bottom="0.1in" style:vertical-pos="top" style:vertical-rel="paragraph-content" style:horizontal-pos="center" style:horizontal-rel="paragraph" draw:wrap-influence-on-position="once-concurrent" loext:allow-overlap="true" loext:rel-width-rel="paragraph"/>
    </style:style>
    <style:style style:name="fr3" style:family="graphic" style:parent-style-name="Frame">
      <style:graphic-properties fo:margin-top="0.1in" fo:margin-bottom="0.1in" style:vertical-pos="top" style:vertical-rel="paragraph-content" style:horizontal-pos="center" style:horizontal-rel="paragraph" fo:background-color="#ffffd7" draw:fill="solid" draw:fill-color="#ffffd7" fo:padding="0.0598in" fo:border="0.06pt solid #000000" draw:wrap-influence-on-position="once-concurrent" loext:allow-overlap="true" loext:rel-width-rel="paragraph"/>
    </style:style>
    <style:style style:name="fr4" style:family="graphic" style:parent-style-name="Frame">
      <style:graphic-properties fo:margin-top="0in" fo:margin-bottom="0.1in" style:vertical-pos="from-top" style:vertical-rel="paragraph" style:horizontal-pos="from-left" style:horizontal-rel="paragraph" fo:background-color="#ffffd7" draw:fill="solid" draw:fill-color="#ffffd7" fo:padding="0.0598in" fo:border="0.06pt solid #000000" draw:wrap-influence-on-position="once-concurrent" loext:allow-overlap="true" loext:rel-width-rel="paragraph">
        <style:columns fo:column-count="1" fo:column-gap="0in"/>
      </style:graphic-properties>
    </style:style>
    <style:style style:name="fr5" style:family="graphic" style:parent-style-name="Frame">
      <style:graphic-properties fo:margin-top="0in" fo:margin-bottom="0.1in" style:vertical-pos="from-top" style:vertical-rel="paragraph" style:horizontal-pos="from-left" style:horizontal-rel="paragraph" fo:background-color="#ffffd7" draw:fill="solid" draw:fill-color="#ffffd7" fo:padding="0.1in" fo:border="0.06pt solid #000000" draw:wrap-influence-on-position="once-concurrent" loext:allow-overlap="true" loext:rel-width-rel="paragraph"/>
    </style:style>
    <style:style style:name="fr6" style:family="graphic" style:parent-style-name="Frame">
      <style:graphic-properties fo:margin-top="0in" fo:margin-bottom="0.1in" style:vertical-pos="from-top" style:vertical-rel="paragraph" style:horizontal-pos="from-left" style:horizontal-rel="paragraph" fo:background-color="#ffffd7" draw:fill="solid" draw:fill-color="#ffffd7" fo:padding="0in" fo:border="0.06pt solid #000000" draw:wrap-influence-on-position="once-concurrent" loext:allow-overlap="true" loext:rel-width-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69in" draw:visible-area-height="1.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681in" fo:text-indent="-0.25in" fo:margin-left="0.66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d7" draw:textarea-horizontal-align="justify" draw:textarea-vertical-align="middle" draw:auto-grow-height="false" fo:min-height="0.6972in" fo:min-width="0.9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ffd7" draw:textarea-horizontal-align="justify" draw:textarea-vertical-align="middle" draw:auto-grow-height="false" fo:min-height="0.698in" fo:min-width="0.9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Fine_20_Dashed" draw:fill-color="#ffffff" draw:textarea-horizontal-align="justify" draw:textarea-vertical-align="middle" draw:auto-grow-height="false" fo:min-height="1.5382in" fo:min-width="1.2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Fine_20_Dashed" draw:fill-color="#ffffff" draw:textarea-horizontal-align="justify" draw:textarea-vertical-align="middle" draw:auto-grow-height="false" fo:min-height="1.5382in" fo:min-width="1.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Fine_20_Dashed" draw:fill-color="#ffffff" draw:textarea-horizontal-align="justify" draw:textarea-vertical-align="middle" draw:auto-grow-height="false" fo:min-height="1.5382in" fo:min-width="1.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0"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56"><draw:frame draw:style-name="fr9" draw:name="Frame3" text:anchor-type="paragraph" svg:x="5.011in" svg:y="0.0008in" draw:z-index="1"><draw:text-box fo:min-height="0.1457in" fo:min-width="0.0161in"><text:p text:style-name="P19"><text:bookmark text:name="_1229237248"/></text:p></draw:text-box></draw:frame></text:p>
      <text:p text:style-name="P9"><draw:frame draw:style-name="fr8" draw:name="Frame1" text:anchor-type="paragraph" svg:x="0.0244in" svg:y="1.9638in" svg:width="6.5055in" svg:height="5.8346in" draw:z-index="2"><draw:text-box><text:p text:style-name="P33">MWA Software</text:p><text:p text:style-name="P10"><text:span text:style-name="T3"><text:line-break/></text:span><text:span text:style-name="T5"><text:title>Writing User Defined Routines (UDRs)</text:title></text:span></text:p><text:p text:style-name="P4"/><text:p text:style-name="P4"><text:subject/></text:p><text:p text:style-name="P11"/></draw:text-box></draw:frame><draw:frame draw:style-name="fr7" draw:name="Frame2" text:anchor-type="paragraph" svg:y="8.6709in" svg:width="6.5173in" svg:height="1.0575in" draw:z-index="0"><draw:text-box><text:p text:style-name="P8">Issue 1.0, </text:p><text:p text:style-name="P8"><text:date style:data-style-name="N76" text:date-value="2022-01-19T13:21:50.033840965">19 January 2022</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57"/>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2</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7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178">1 <text:s text:c="2"/>Introduction<text:tab/>1</text:p>
          <text:p text:style-name="P179">1.1 <text:s text:c="2"/>References<text:tab/>2</text:p>
          <text:p text:style-name="P178">2 <text:s text:c="2"/>An Introduction to User Defined Routines<text:tab/>3</text:p>
          <text:p text:style-name="P179">2.1 <text:s text:c="2"/>The UDR Engine<text:tab/>3</text:p>
          <text:p text:style-name="P179">2.2 <text:s text:c="2"/>The User Provided UDR Library<text:tab/>5</text:p>
          <text:p text:style-name="P178">3 <text:s text:c="2"/>Writing UDRs in Pascal<text:tab/>7</text:p>
          <text:p text:style-name="P179">3.1 <text:s text:c="2"/>Creating a UDR Shared Library with fbudr<text:tab/>7</text:p>
          <text:p text:style-name="P180">3.1.1 <text:s text:c="2"/>With Lazarus<text:tab/>7</text:p>
          <text:p text:style-name="P180">3.1.2 <text:s text:c="2"/>With Delphi<text:tab/>7</text:p>
          <text:p text:style-name="P180">3.1.3 <text:s text:c="2"/>The Library Source File<text:tab/>8</text:p>
          <text:p text:style-name="P179">3.2 <text:s text:c="2"/>Defining a UDR<text:tab/>9</text:p>
          <text:p text:style-name="P179">3.3 <text:s text:c="2"/>A Select Procedure<text:tab/>10</text:p>
          <text:p text:style-name="P179">3.4 <text:s text:c="2"/>An Example Trigger<text:tab/>12</text:p>
          <text:p text:style-name="P178">4 <text:s text:c="2"/>fbudr Reference<text:tab/>15</text:p>
          <text:p text:style-name="P179">4.1 <text:s text:c="2"/>UDR Controller Options<text:tab/>15</text:p>
          <text:p text:style-name="P180">4.1.1 <text:s text:c="2"/>File Name Templates<text:tab/>16</text:p>
          <text:p text:style-name="P180">4.1.2 <text:s text:c="2"/>Log File Options<text:tab/>16</text:p>
          <text:p text:style-name="P179">4.2 <text:s text:c="2"/>The Configuration File<text:tab/>17</text:p>
          <text:p text:style-name="P179">4.3 <text:s text:c="2"/>The Log File<text:tab/>17</text:p>
          <text:p text:style-name="P179">4.4 <text:s text:c="2"/>UDR Functions<text:tab/>17</text:p>
          <text:p text:style-name="P180">4.4.1 <text:s text:c="2"/>GetCharSet Function<text:tab/>18</text:p>
          <text:p text:style-name="P180">4.4.2 <text:s text:c="2"/>Execute Function<text:tab/>18</text:p>
          <text:p text:style-name="P180">4.4.3 <text:s text:c="2"/>Execute Procedure<text:tab/>18</text:p>
          <text:p text:style-name="P180">4.4.4 <text:s text:c="2"/>Setup Procedure<text:tab/>18</text:p>
          <text:p text:style-name="P179">4.5 <text:s text:c="2"/>UDR Execute Procedures<text:tab/>19</text:p>
          <text:p text:style-name="P180">4.5.1 <text:s text:c="2"/>The getCharSet Function<text:tab/>19</text:p>
          <text:p text:style-name="P180">4.5.2 <text:s text:c="2"/>The Execute Procedure<text:tab/>19</text:p>
          <text:p text:style-name="P180">4.5.3 <text:s text:c="2"/>The Setup Procedure<text:tab/>19</text:p>
          <text:p text:style-name="P179">4.6 <text:s text:c="2"/>UDR Select Procedures<text:tab/>20</text:p>
          <text:p text:style-name="P180">4.6.1 <text:s text:c="2"/>The getCharSet Function<text:tab/>20</text:p>
          <text:p text:style-name="P180">4.6.2 <text:s text:c="2"/>The Open Procedure<text:tab/>20</text:p>
          <text:p text:style-name="P180">4.6.3 <text:s text:c="2"/>The fetch function<text:tab/>20</text:p>
          <text:p text:style-name="P180">4.6.4 <text:s text:c="2"/>The close Procedure<text:tab/>20</text:p>
          <text:p text:style-name="P180">4.6.5 <text:s text:c="2"/>The Setup Procedure<text:tab/>21</text:p>
          <text:p text:style-name="P179">4.7 <text:s text:c="2"/>UDR Triggers<text:tab/>21</text:p>
          <text:p text:style-name="P180">4.7.1 <text:s text:c="2"/>The getCharSet Function<text:tab/>21</text:p>
          <text:p text:style-name="P180">4.7.2 <text:s text:c="2"/>The AfterTrigger Procedure<text:tab/>21</text:p>
          <text:p text:style-name="P180">4.7.3 <text:s text:c="2"/>The Before Trigger Procedure<text:tab/>21</text:p>
          <text:p text:style-name="P180">4.7.4 <text:s text:c="2"/>The Database Trigger Procedure<text:tab/>22</text:p>
          <text:p text:style-name="P180">4.7.5 <text:s text:c="2"/>The Setup Procedure<text:tab/>22</text:p>
          <text:p text:style-name="P179">4.8 <text:s text:c="2"/>Support Interfaces<text:tab/>22</text:p>
          <text:p text:style-name="P180">4.8.1 <text:s text:c="2"/>External Context<text:tab/>22</text:p>
          <text:p text:style-name="P180">4.8.2 <text:s text:c="2"/>Routine Metadata<text:tab/>24</text:p>
          <text:p text:style-name="P180">4.8.3 <text:s text:c="2"/>Proc Metadata<text:tab/>25</text:p>
          <text:p text:style-name="P180">4.8.4 <text:s text:c="2"/>Trigger Metadata<text:tab/>25</text:p>
          <text:p text:style-name="P180">4.8.5 <text:s text:c="2"/>Firebird Metadata<text:tab/>25</text:p>
          <text:p text:style-name="P180">4.8.6 <text:s text:c="2"/>Input Params<text:tab/>26</text:p>
          <text:p text:style-name="P180">4.8.7 <text:s text:c="2"/>Output Data<text:tab/>26</text:p>
          <text:p text:style-name="P180">4.8.8 <text:s text:c="2"/>Metadata Builder Interface<text:tab/>26</text:p>
          <text:p text:style-name="P178">5 <text:s text:c="2"/>UDRs and Transactions<text:tab/>29</text:p>
          <text:p text:style-name="P178">6 <text:s text:c="2"/>Testing Strategies<text:tab/>31</text:p>
          <text:p text:style-name="P179">6.1 <text:s text:c="2"/>The UDR Testbed<text:tab/>32</text:p>
          <text:p text:style-name="P179">6.2 <text:s text:c="2"/>Example Client Test Program<text:tab/>32</text:p>
          <text:p text:style-name="P180">6.2.1 <text:s text:c="2"/>With Lazarus<text:tab/>32</text:p>
          <text:p text:style-name="P180">6.2.2 <text:s text:c="2"/>With Delphi<text:tab/>33</text:p>
          <text:p text:style-name="P180"><text:soft-page-break/>6.2.3 <text:s text:c="2"/>Completing the Testbed Client<text:tab/>33</text:p>
          <text:p text:style-name="P179">6.3 <text:s text:c="2"/>Reference<text:tab/>35</text:p>
          <text:p text:style-name="P180">6.3.1 <text:s text:c="2"/>UDR Plugin<text:tab/>35</text:p>
          <text:p text:style-name="P180">6.3.2 <text:s text:c="2"/>The UDR Function Wrapper<text:tab/>35</text:p>
          <text:p text:style-name="P180">6.3.3 <text:s text:c="2"/>The UDR Procedure Wrapper<text:tab/>35</text:p>
          <text:p text:style-name="P180">6.3.4 <text:s text:c="2"/>The IProcedureResults Interface<text:tab/>36</text:p>
          <text:p text:style-name="P180">6.3.5 <text:s text:c="2"/>The UDR Trigger Wrapper<text:tab/>36</text:p>
          <text:p text:style-name="P178">7 <text:s text:c="2"/>Security Considerations<text:tab/>37</text:p>
        </text:index-body>
      </text:table-of-content>
      <text:p text:style-name="P20"/>
      <text:h text:style-name="P181" text:outline-level="1" text:restart-numbering="true" text:start-value="-1"><text:bookmark-start text:name="__RefNumPara__5412_4147919496"/><text:bookmark-start text:name="__RefHeading__1226_1812826207"/><text:line-break/>Introduction<text:bookmark-end text:name="__RefNumPara__5412_4147919496"/><text:bookmark-end text:name="__RefHeading__1226_1812826207"/></text:h>
      <text:p text:style-name="P55">As a replacement for the legacy User Defined Functions (UDFs), Firebird 3 introduced the User Defined Routine. As stated in the Firebird documentation, the UDR (User Defined Routines) engine adds a layer on top of the FirebirdExternal engine interface with the purpose of:</text:p>
      <text:list xml:id="list1896790965" text:style-name="L1">
        <text:list-item>
          <text:p text:style-name="P261">establishing a way to hook external modules into the server and make them available for use </text:p>
        </text:list-item>
        <text:list-item>
          <text:p text:style-name="P261">creating an API so that external modules can register their available routines </text:p>
        </text:list-item>
        <text:list-item>
          <text:p text:style-name="P261">making instances of routines “per attachment”, rather than dependent on the internal implementation details of the engine.</text:p>
        </text:list-item>
      </text:list>
      <text:p text:style-name="P127">UDRs are implemented in a user provided software library (Windows DLL or Linux shared object) that must be installed on a Firebird Server prior to use. Each UDR has also to be declared as an external function, procedure or trigger in the schema of each database that uses the UDR.</text:p>
      <text:p text:style-name="P147"><text:span text:style-name="T117">From release 1.4.0 onwards, MWA's Firebird Pascal API package (</text:span><text:span text:style-name="T64">fbintf</text:span><text:span text:style-name="T117">) </text:span><text:span text:style-name="T92">comes with</text:span><text:span text:style-name="T117"> a new </text:span><text:span text:style-name="T116">companion </text:span><text:span text:style-name="T117">package (</text:span><text:span text:style-name="T55">fbudr</text:span><text:span text:style-name="T117">). </text:span><text:span text:style-name="T9">Th</text:span><text:span text:style-name="T116">e</text:span><text:span text:style-name="T56"> fbudr</text:span><text:span text:style-name="T57"> </text:span><text:span text:style-name="T9">package provides support for writing your own UDRs in Pascal while making full use of </text:span><text:span text:style-name="T117">MWA's Firebird Pascal API. UDRs built with this package </text:span><text:span text:style-name="T92">support</text:span><text:span text:style-name="T117">:</text:span></text:p>
      <text:list xml:id="list2850847576" text:style-name="L2">
        <text:list-item>
          <text:p text:style-name="P262">UDR Functions, Execute Procedures Select Procedures and Triggers.</text:p>
        </text:list-item>
        <text:list-item>
          <text:p text:style-name="P262">Full use of the <text:span text:style-name="T48">fbintf</text:span> package (MWA's Pascal Firebird API).</text:p>
        </text:list-item>
        <text:list-item>
          <text:p text:style-name="P262">Access to input and output parameters by name or position and as Pascal native types</text:p>
        </text:list-item>
        <text:list-item>
          <text:p text:style-name="P262">Exception handling including use of the Firebird status vector to report exceptions to clients. Note that signal based exceptions (e.g. access violations) may result in lost database attachments <text:span text:style-name="T116">(see chapter </text:span><text:span text:style-name="T116"><text:bookmark-ref text:reference-format="number" text:ref-name="__RefNumPara__8525_4147919496">6</text:bookmark-ref></text:span><text:span text:style-name="T116">)</text:span>.</text:p>
        </text:list-item>
        <text:list-item>
          <text:p text:style-name="P262">Many configurable options <text:span text:style-name="T116">(see </text:span><text:span text:style-name="T116"><text:bookmark-ref text:reference-format="number" text:ref-name="__RefNumPara__8527_4147919496">4.1</text:bookmark-ref></text:span><text:span text:style-name="T116">)</text:span>.</text:p>
        </text:list-item>
        <text:list-item>
          <text:p text:style-name="P262">A per UDR library log file (by default written to &lt;firebird root directory&gt;/&lt;module name&gt;.log)</text:p>
        </text:list-item>
        <text:list-item>
          <text:p text:style-name="P262"><text:soft-page-break/>Detailed and configurable logging for library debugging</text:p>
        </text:list-item>
        <text:list-item>
          <text:p text:style-name="P262">User write to log support (see the IFBExternalContext interface).</text:p>
        </text:list-item>
        <text:list-item>
          <text:p text:style-name="P263">A per UDR library configuration file in <text:span text:style-name="T48">ini file</text:span> format (by default the UDR library looks for its configuration file in &lt;firebird root directory&gt;/plugins/udr/&lt;module name&gt;.conf). Log options may be configured statically or via the configuration file.</text:p>
        </text:list-item>
        <text:list-item>
          <text:p text:style-name="P263">User sections and configuration parameters supported via the IFBExternalContext interface <text:span text:style-name="T116">(see </text:span><text:span text:style-name="T116"><text:bookmark-ref text:reference-format="number" text:ref-name="__RefNumPara__1458_2162549333">4.8.1</text:bookmark-ref></text:span><text:span text:style-name="T116">)</text:span>.</text:p>
        </text:list-item>
      </text:list>
      <text:p text:style-name="P147"><text:span text:style-name="T117">A </text:span><text:span text:style-name="T55">fbudrtestbed</text:span><text:span text:style-name="T117"> package is also provided to allow client side debugging of UDRs </text:span><text:span text:style-name="T116">(see </text:span><text:span text:style-name="T116"><text:bookmark-ref text:reference-format="number" text:ref-name="__RefNumPara__8529_4147919496">6.1</text:bookmark-ref></text:span><text:span text:style-name="T116">)</text:span><text:span text:style-name="T117">. This provides an emulator for the Firebird udr engine and allows for program logic to the tested using an ID</text:span><text:span text:style-name="T116">E</text:span><text:span text:style-name="T117"> (Lazarus or Delphi). For an example see the </text:span><text:span text:style-name="T116">fbintf/</text:span><text:span text:style-name="T92">examples/UserManual/testbed</text:span><text:span text:style-name="T117"> directory </text:span><text:span text:style-name="T116">and </text:span><text:span text:style-name="T116"><text:bookmark-ref text:reference-format="number" text:ref-name="__RefNumPara__8531_4147919496">6.2</text:bookmark-ref></text:span><text:span text:style-name="T117">. This example shows how the example UDR library can be tested client side.</text:span></text:p>
      <text:h text:style-name="Heading_20_2" text:outline-level="2"><text:bookmark-start text:name="__RefHeading___Toc3561_787508501"/><text:span text:style-name="T9">References</text:span> <text:bookmark-end text:name="__RefHeading___Toc3561_787508501"/></text:h>
      <text:list xml:id="list3360569720" text:style-name="L3">
        <text:list-item>
          <text:p text:style-name="P264"><text:bookmark-start text:name="__RefNumPara__8203_4147919496"/>MWA's Firebird Pascal API <text:span text:style-name="T9">(</text:span><text:a xlink:type="simple" xlink:href="https://mwasoftware.co.uk/downloads/send/5-ibx-current/146-firebirdpascalapiguide" text:style-name="Internet_20_link" text:visited-style-name="Visited_20_Internet_20_Link"><text:span text:style-name="T9">https://mwasoftware.co.uk/downloads/send/5-ibx-current/146-firebirdpascalapiguide</text:span></text:a><text:span text:style-name="T9">)</text:span><text:bookmark-end text:name="__RefNumPara__8203_4147919496"/></text:p>
        </text:list-item>
        <text:list-item>
          <text:p text:style-name="P265"><text:bookmark-start text:name="__RefNumPara__289_787508501"/>Firebird 4.0 Language Reference (<text:a xlink:type="simple" xlink:href="https://firebirdsql.org/file/documentation/pdf/en/refdocs/fblangref40/firebird-40-language-reference.pdf" text:style-name="Internet_20_link" text:visited-style-name="Visited_20_Internet_20_Link">https://firebirdsql.org/file/documentation/pdf/en/refdocs/fblangref40/firebird-40-language-reference.pdf</text:a>)<text:bookmark-end text:name="__RefNumPara__289_787508501"/></text:p>
        </text:list-item>
      </text:list>
      <text:h text:style-name="Heading_20_1" text:outline-level="1"><text:bookmark-start text:name="__RefHeading___Toc3563_787508501"/><text:line-break/><text:span text:style-name="T9">An Introduction to User Defined Routines</text:span><text:bookmark-end text:name="__RefHeading___Toc3563_787508501"/></text:h>
      <text:p text:style-name="P57">User Defined Routines (UDRs) were introduced in Firebird 3 as an object oriented and <text:span text:style-name="T118">are intended to be</text:span> a better managed alternative to the legacy User Defined Functions (UDFs). UDFs are deprecated from Firebird 4.0 onwards.</text:p>
      <text:p text:style-name="P57">The Firebird 4 Language Reference <text:span text:style-name="T10">[</text:span><text:span text:style-name="T10"><text:bookmark-ref text:reference-format="number" text:ref-name="__RefNumPara__289_787508501">2</text:bookmark-ref></text:span><text:span text:style-name="T10">]</text:span><text:span text:style-name="T13"> states that:</text:span></text:p>
      <text:p text:style-name="P34">UDFs are fundamentally insecure. We recommend avoiding their use whenever possible, and disabling UDFs in your database configuration (UdfAccess = None in firebird.conf; this is the default since Firebird 4). If you do need to call native code from your database, use a UDR external engine instead.</text:p>
      <text:p text:style-name="P83">UDRs are managed using a Firebird “plugin” - the UDR Engine. This is a shared library (DLL under Windows or .so under Linux) that loads and manages user installed shared libraries containing UDRs. The UDR Engine shared library as well as user shared libraries are <text:span text:style-name="T118">installed as</text:span> part of a Firebird server and are located in:</text:p>
      <text:p text:style-name="P83">&lt;firebird root directory&gt;/plugins/udr</text:p>
      <text:p text:style-name="P83">Note that this location is configurable by modifying Firebird's “plugins.conf” configuration file.</text:p>
      <text:h text:style-name="P182" text:outline-level="2"><text:bookmark-start text:name="__RefHeading___Toc3565_787508501"/>The UDR Engine<text:bookmark-end text:name="__RefHeading___Toc3565_787508501"/></text:h>
      <text:p text:style-name="P58">The UDR Engine is a Firebird Plugin and registered in Firebird's “plugins.conf” configuration file. As a plugin, it provides the <text:span text:style-name="interface">IExternalEngine</text:span> interface<text:note text:id="ftn1" text:note-class="footnote"><text:note-citation>1</text:note-citation><text:note-body><text:p text:style-name="P175">The term interface is used throughout this document and may refer to an interface defined by the Firebird API or a Pascal interface type defined by the <text:span text:style-name="T48">fbintf</text:span><text:span text:style-name="T67"> or </text:span><text:span text:style-name="T48">fbudr</text:span><text:span text:style-name="T67"> package. In both cases an interface defines a set of functions that may be called via the interface.</text:span></text:p></text:note-body></text:note> to Firebird. Firebird calls this interface's methods to get interfaces to UDR Functions, Procedures and Triggers.</text:p>
      <text:p text:style-name="P58"><draw:frame draw:style-name="fr6" draw:name="Frame4" text:anchor-type="paragraph" svg:x="0.0098in" svg:y="0.4in" svg:width="6.6953in" style:rel-width="100%" draw:z-index="4"><draw:text-box fo:min-height="0.9744in"><text:p text:style-name="P56"><text:s/>{ CREATE [ OR ALTER ] | RECREATE | ALTER } PROCEDURE &lt;name&gt;</text:p><text:p text:style-name="P40"><text:s text:c="4"/>[ ( &lt;parameter list&gt; ) ]</text:p><text:p text:style-name="P40"><text:s text:c="4"/>[ RETURNS ( &lt;parameter list&gt; ) ]</text:p><text:p text:style-name="P40"><text:s text:c="4"/>EXTERNAL NAME '&lt;external name&gt;' ENGINE &lt;engine&gt;</text:p><text:p text:style-name="P40"/><text:p text:style-name="P40"><text:s text:c="2"/>{ CREATE [ OR ALTER ] | RECREATE | ALTER } FUNCTION &lt;name&gt;</text:p><text:p text:style-name="P40"><text:s text:c="4"/>[ &lt;parameter list&gt; ]</text:p><text:p text:style-name="P40"><text:s text:c="4"/>RETURNS &lt;data type&gt;</text:p><text:p text:style-name="P40"><text:s text:c="4"/>EXTERNAL NAME '&lt;external name&gt;' ENGINE &lt;engine&gt;</text:p><text:p text:style-name="P40"/><text:p text:style-name="P40"><text:s text:c="2"/>{ CREATE [ OR ALTER ] | RECREATE | ALTER } TRIGGER &lt;name&gt;</text:p><text:p text:style-name="P40"><text:s text:c="4"/>...</text:p><text:p text:style-name="P39"><text:s text:c="4"/>EXTERNAL NAME '&lt;external name&gt;' ENGINE &lt;engine&gt;</text:p><text:p text:style-name="P39"/><text:p text:style-name="Figure">Figure <text:sequence text:ref-name="refFigure0" text:name="Figure" text:formula="ooow:Figure+1" style:num-format="1">1</text:sequence>: DLL for User Defined Routines</text:p></draw:text-box></draw:frame><text:soft-page-break/>The purpose of the UDR Engine is to satisfy these requests by loading and calling user provided shared libraries as determined by an “EntryPoint” name used to identify the UDR.</text:p>
      <text:p text:style-name="P170">UDRs are declared as part of a Database schema using a DLL statement as defined in <text:sequence-ref text:reference-format="category-and-value" text:ref-name="refFigure0">Figure 1</text:sequence-ref><text:s/><text:sequence-ref text:reference-format="direction" text:ref-name="refFigure0">above</text:sequence-ref>.</text:p>
      <text:p text:style-name="P58">For example</text:p>
      <text:p text:style-name="Preformatted_20_Text">create or alter function MyRowCount (</text:p>
      <text:p text:style-name="Preformatted_20_Text"><text:s text:c="6"/>table_name varchar(31)</text:p>
      <text:p text:style-name="Preformatted_20_Text"><text:s text:c="4"/>) returns integer</text:p>
      <text:p text:style-name="Preformatted_20_Text"><text:s text:c="4"/>external name 'fbudrtests!row_count'</text:p>
      <text:p text:style-name="Preformatted_20_Text"><text:s text:c="4"/>engine udr;</text:p>
      <text:p text:style-name="P59"><text:span text:style-name="T16">declares</text:span><text:span text:style-name="T15"> a function “MyRowCount”. The </text:span><text:span text:style-name="T16">declaration</text:span><text:span text:style-name="T15"> is the same as any other function declaration, except that instead of a function body, the function is defined using an external name and engine - the udr engine. In use, the function is called like any other Firebird function. E.g.</text:span></text:p>
      <text:p text:style-name="Preformatted_20_Text">Select MyRowCount('EMPLOYEE') from RDB$Database;</text:p>
      <text:p text:style-name="P61"><text:span text:style-name="T44">Assuming the above is used with the Firebird example “employee” database, the </text:span><text:span text:style-name="T17">select query</text:span><text:span text:style-name="T44"> will return 42 (perhaps in a tribute to Lewis Caroll and Douglas Adnams) </text:span><text:span text:style-name="T45">i.e. the number of rows in the table</text:span><text:span text:style-name="T44">.</text:span></text:p>
      <text:p text:style-name="P60">When the select statement is executed, Firebird will call the identified engine - the udr engine - and ask <text:span text:style-name="T45">it </text:span>to return an interface to a UDR with the entry point name “<text:span text:style-name="T48">fbudrtests!row_count</text:span>”. It does by:</text:p>
      <text:list xml:id="list1324135217" text:style-name="L4">
        <text:list-item>
          <text:p text:style-name="P220">Locating and loading, if possible and if it has not already done so, a shared library called “<text:span text:style-name="T48">fbudrtests</text:span>” i.e. determined from the first part of the entry point name (the exclamation mark is the field separator). <text:span text:style-name="T45">This library must be located in the Firebird udr directory and must be called “</text:span><text:span text:style-name="T58">fbudrtests.dll</text:span><text:span text:style-name="T45">” (Windows) or “</text:span><text:span text:style-name="T58">libfbudrtests.so</text:span><text:span text:style-name="T45">” (Linux).</text:span></text:p>
        </text:list-item>
        <text:list-item>
          <text:p text:style-name="P219"><text:span text:style-name="T45">After loading, the shared library's only published entry point </text:span><text:span text:style-name="T12">firebird_udr_plugin</text:span><text:span text:style-name="T45"> is called. The code that handles this entry point must now register each UDR it supports. The registration includes </text:span><text:span text:style-name="T17">a</text:span><text:span text:style-name="T45"> “routine name”, used to identify the UDR, and a “factory” interface for the UDR. This factory can, on demand, create a new instance of an interface to the UDR.</text:span></text:p>
        </text:list-item>
        <text:list-item>
          <text:p text:style-name="P221">The UDR engine will then look for the routine name “<text:span text:style-name="T48">row_count</text:span>” as registered by the library. If found, the corresponding factory is called to create a new instance of the UDR as an interface that is then returned to Firebird. Firebird can now use this interface to satisfy the user request.</text:p>
        </text:list-item>
      </text:list>
      <text:h text:style-name="P183" text:outline-level="2"><text:bookmark-start text:name="__RefHeading___Toc3567_787508501"/><text:soft-page-break/>The User Provided UDR Library<text:bookmark-end text:name="__RefHeading___Toc3567_787508501"/></text:h>
      <text:p text:style-name="P62">There can be as many user provided UDR libraries as is needed, as long as they each have a different name.</text:p>
      <text:p text:style-name="P62">A UDR library includes:</text:p>
      <text:list xml:id="list124869018" text:style-name="L5">
        <text:list-item>
          <text:p text:style-name="P222">Each UDR function, procedure or trigger that the user library provides.</text:p>
        </text:list-item>
        <text:list-item>
          <text:p text:style-name="P222">A<text:span text:style-name="T119">n object</text:span> factory for each such UDR function, procedure or trigger.</text:p>
        </text:list-item>
        <text:list-item>
          <text:p text:style-name="P222">The entry point <text:span text:style-name="T10">firebird_udr_plugin</text:span> which is called to register, with the UDR Engine, each UDR function, procedure or trigger factory and the corresponding routine name.</text:p>
        </text:list-item>
      </text:list>
      <text:p text:style-name="P64">UDR libraries are not restricted to C or C++ and may be written in any programming language capable of generating a shared library and with appropriate language bindings.</text:p>
      <text:p text:style-name="P62">When a UDR is executed, it is provided with a context that includes a handle to the current database attachment and transaction. This allows it to invoke database queries on the user's behalf. <text:span text:style-name="T46">Otherwise, a UDR is free to access any external code libraries that it needs to use and has access to. This can include mathematical, cryptographic and image processing libraries. It could even access a different database engine (e.g. MySQL).</text:span></text:p>
      <text:p text:style-name="P63">UDRs are always executed as separate instances and therefore may use their own local variables. However, depending on the server architecture (Superserver, Classic, etc) and implementation details, Firebird may get external engine instances “per database” or “per connection”. Currently, it always gets instances “per database”. Hence any global variables will be shared between UDRs invoked by all users of the same database.</text:p>
      <text:h text:style-name="Heading_20_1" text:outline-level="1"><text:bookmark-start text:name="__RefHeading___Toc3569_787508501"/><text:line-break/><text:span text:style-name="T47">Writing UDRs in Pascal</text:span><text:bookmark-end text:name="__RefHeading___Toc3569_787508501"/></text:h>
      <text:p text:style-name="P65"><text:span text:style-name="T47">MWA Software's Firebird UDR Support Package (</text:span><text:span text:style-name="T59">fbudr</text:span><text:span text:style-name="T47">) provides a set of Pascal language bindings and support functions for writing a UDR library in Pascal. Both the Free Pascal Compiler (FPC) and Delphi (from </text:span><text:bookmark text:name="firstHeading"/>Embarcadero<text:span text:style-name="T47">) are supported.</text:span></text:p>
      <text:p text:style-name="P65"><text:span text:style-name="T47">The </text:span><text:span text:style-name="T59">fbudr</text:span><text:span text:style-name="T47"> package is distributed as source code and as part of MWA Software's Firebird Pascal API. The package source may be found in fbudr.lpk (Free Pascal/Lazarus) or fbudr.dpk (Deplhi). The package source must be complied and linked into the share library. The </text:span><text:span text:style-name="T59">fbudr</text:span><text:span text:style-name="T47"> package requires the </text:span><text:span text:style-name="T59">fbintf</text:span><text:span text:style-name="T47"> package (e.g. the Firebird Pascal API) </text:span><text:span text:style-name="T119">and its use includes </text:span><text:span text:style-name="T60">fbintf</text:span><text:span text:style-name="T80"> </text:span><text:span text:style-name="T33">automatically</text:span><text:span text:style-name="T47">.</text:span></text:p>
      <text:h text:style-name="P184" text:outline-level="2"><text:bookmark-start text:name="__RefHeading___Toc3571_787508501"/>Creating a UDR Share<text:span text:style-name="T112">d</text:span> Library <text:span text:style-name="T119">with fbudr</text:span><text:bookmark-end text:name="__RefHeading___Toc3571_787508501"/></text:h>
      <text:h text:style-name="P196" text:outline-level="3"><text:bookmark-start text:name="__RefHeading___Toc3573_787508501"/>With Lazarus <text:bookmark-end text:name="__RefHeading___Toc3573_787508501"/></text:h>
      <text:p text:style-name="P67">Prior to first use, you should first open each of the package files “fbintf.lp<text:span text:style-name="T86">k</text:span>” and “fbudr.lp<text:span text:style-name="T86">k</text:span>” <text:span text:style-name="T86">using the menu item Packages-&gt;Open Package. This is sufficient for Lazarus to recognise each package.</text:span></text:p>
      <text:p text:style-name="P65"><text:span text:style-name="T18">In the</text:span><text:span text:style-name="T47"> Lazar</text:span><text:span text:style-name="T66">us IDE, select File-&gt;New and click on “Library” as the project type. This will create and show a “library” source code file. In the project inspector, </text:span><text:span text:style-name="T18">select Add-&gt;N</text:span><text:span text:style-name="T66">ew Requirement and select the </text:span><text:span text:style-name="T49">fbudr</text:span><text:span text:style-name="T68"> package.</text:span></text:p>
      <text:p text:style-name="P66"><text:span text:style-name="T68">Y</text:span><text:span text:style-name="T67">ou should now save the library project using the intended module name (shared library name). This will be the first part of the external name used to identify the UDRs provided by the library.</text:span></text:p>
      <text:h text:style-name="P197" text:outline-level="3"><text:bookmark-start text:name="__RefHeading___Toc3575_787508501"/>With Delphi<text:bookmark-end text:name="__RefHeading___Toc3575_787508501"/></text:h>
      <text:p text:style-name="P68">Prior to first use, <text:span text:style-name="T86">you should open, in the Delphi IDE, each of the package files “fbintf.dp</text:span><text:span text:style-name="T128">roj</text:span><text:span text:style-name="T86">” and “fbudr.dp</text:span><text:span text:style-name="T128">roj</text:span><text:span text:style-name="T86">”, and compile the packages each in turn. </text:span></text:p>
      <text:p text:style-name="P71">In the Delphi IDE, select File-&gt;New-&gt;Other and double click on “Dynamic Link Library” when the dialog opens showing each of the options. <text:span text:style-name="T68">You should now save the library project using the intended module </text:span><text:soft-page-break/><text:span text:style-name="T68">name (shared library name). This will be the first part of the external name used to identify the UDRs provided by the library.</text:span></text:p>
      <text:p text:style-name="P72">The project should now be linked to the <text:span text:style-name="T48">fbudr</text:span><text:span text:style-name="T67"> package. This is done by</text:span></text:p>
      <text:list xml:id="list3005641919" text:style-name="L6">
        <text:list-item>
          <text:p text:style-name="P225">Select Project-&gt;Options</text:p>
        </text:list-item>
        <text:list-item>
          <text:p text:style-name="P225">In the Options dialog, select Packages-&gt;Run Time Packages.</text:p>
        </text:list-item>
        <text:list-item>
          <text:p text:style-name="P225">Click on the ellipses in the right hand window at the end of the current list of runtime packages.</text:p>
        </text:list-item>
        <text:list-item>
          <text:p text:style-name="P223"><text:span text:style-name="T69">In the Run Time Packages dialog, select the </text:span><text:span text:style-name="T53">fbudr</text:span><text:span text:style-name="T69"> package b</text:span><text:span text:style-name="T79">y</text:span><text:span text:style-name="T69"> clicking on the yellow folder icon and </text:span><text:span text:style-name="T27">browsing for</text:span><text:span text:style-name="T69"> the fbudr.dcp file. This is, by default, located in the fbintf\Win32\Debug, or the fbintf\Win64\Debug folders. Select the fbudr.dcp file, click on the “open” button”, click on the “Add” button and finally the “OK” button to close the dialog.</text:span></text:p>
        </text:list-item>
        <text:list-item>
          <text:p text:style-name="P231"><text:span text:style-name="T69">I</text:span><text:span text:style-name="T67">n most cases you will also want to select the “link with runtime packages” option.</text:span></text:p>
        </text:list-item>
      </text:list>
      <text:h text:style-name="P198" text:outline-level="3"><text:bookmark-start text:name="__RefHeading___Toc3577_787508501"/>The Library Source File<text:bookmark-end text:name="__RefHeading___Toc3577_787508501"/></text:h>
      <text:p text:style-name="P123"><draw:frame draw:style-name="fr5" draw:name="Frame5" text:anchor-type="paragraph" svg:x="0.0201in" svg:y="0.0098in" svg:width="6.6953in" style:rel-width="100%" draw:z-index="5"><draw:text-box fo:min-height="2.6583in"><text:p text:style-name="Preformatted_20_Text">library <text:span text:style-name="T85">m</text:span><text:span text:style-name="T40">yudrlibrary</text:span>;</text:p><text:p text:style-name="Preformatted_20_Text"/><text:p text:style-name="Preformatted_20_Text">uses</text:p><text:p text:style-name="Preformatted_20_Text"><text:s text:c="2"/>Classes, sysutils, <text:s/>FBUDRController, <text:span text:style-name="T85">&lt;list of user created units&gt;</text:span>;</text:p><text:p text:style-name="Preformatted_20_Text"/><text:p text:style-name="Preformatted_20_Text">exports firebird_udr_plugin;</text:p><text:p text:style-name="Preformatted_20_Text"/><text:p text:style-name="Preformatted_20_Text">begin</text:p><text:p text:style-name="Preformatted_20_Text"><text:s text:c="2"/>with FBUDRControllerOptions do</text:p><text:p text:style-name="Preformatted_20_Text"><text:s text:c="2"/>begin</text:p><text:p text:style-name="P41"><text:s text:c="4"/>ModuleName := '<text:span text:style-name="T85">m</text:span><text:span text:style-name="T40">yudrlibrary</text:span>';</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end.</text:p><text:p text:style-name="Figure">Figure <text:sequence text:ref-name="refFigure1" text:name="Figure" text:formula="ooow:Figure+1" style:num-format="1">2</text:sequence>: Example Library Source</text:p></draw:text-box></draw:frame><text:span text:style-name="T85">The resulting library source file (.lpr or .dpr) </text:span><text:span text:style-name="T35">should</text:span><text:span text:style-name="T85"> be the same </text:span><text:span text:style-name="T119">for both environments </text:span><text:span text:style-name="T85">and follow</text:span><text:span text:style-name="T119">s</text:span><text:span text:style-name="T85"> a standard template for UDR libraries written using </text:span><text:span text:style-name="T61">fbudr</text:span><text:span text:style-name="T81"> (see </text:span><text:span text:style-name="T81"><text:sequence-ref text:reference-format="category-and-value" text:ref-name="refFigure1">Figure 2</text:sequence-ref></text:span><text:span text:style-name="T81">). </text:span><text:span text:style-name="T70">The “library” keyword denotes that this is the source of a shared library instead of a program. The “uses” clause should also contain the name of each of your units that defines UDR</text:span><text:span text:style-name="T80">s</text:span><text:span text:style-name="T70">.</text:span></text:p>
      <text:p text:style-name="P84">The “begin..end” block contains statements that are executed when the library is loaded. Here, you should locate overrides for default UDR Controller options. In the above example:</text:p>
      <text:list xml:id="list2213126825" text:style-name="L7">
        <text:list-item>
          <text:p text:style-name="P228">An “exports” clause declares the <text:span text:style-name="T10">firebird_udr_plugin</text:span> entry point. This is defined in the FBUDRController unit and does not have to be defined by the user.</text:p>
        </text:list-item>
        <text:list-item>
          <text:p text:style-name="P228">The “ModuleName” is always set to the library name.</text:p>
        </text:list-item>
        <text:list-item>
          <text:p text:style-name="P266"><text:span text:style-name="T70">AllowConfigFileOverrides </text:span>set to true permits the library's configuration <text:span text:style-name="T87">file to contain overrides for controller options.</text:span></text:p>
        </text:list-item>
        <text:list-item>
          <text:p text:style-name="P267">The LogFileTemplate defines the location and name of the library's log file. Macros are used here to define the path and file name.</text:p>
        </text:list-item>
      </text:list>
      <text:h text:style-name="P185" text:outline-level="2"><text:bookmark-start text:name="__RefNumPara__5687_4147919496"/><text:bookmark-start text:name="__RefHeading___Toc3579_787508501"/><text:soft-page-break/>Defining a UDR<text:bookmark-end text:name="__RefNumPara__5687_4147919496"/><text:bookmark-end text:name="__RefHeading___Toc3579_787508501"/></text:h>
      <text:p text:style-name="P74">You may now add a unit to the project to provide the source code for a UDR. For example, if the UDR is <text:span text:style-name="T119">defined</text:span> to provide a function declared in the database schema as:</text:p>
      <text:p text:style-name="P42">create or alter function MyRowCount (</text:p>
      <text:p text:style-name="P42"><text:s text:c="6"/>table_name varchar(31)</text:p>
      <text:p text:style-name="P42"><text:s text:c="4"/>) returns integer</text:p>
      <text:p text:style-name="P42"><text:s text:c="4"/>external name 'myudrlibrary!row_count'</text:p>
      <text:p text:style-name="P48"><text:s text:c="4"/>engine udr;</text:p>
      <text:p text:style-name="P74"><text:span text:style-name="T67">and with the semantic that it returns the number of rows in the table </text:span><text:span text:style-name="T80">given as the value of the parameter </text:span><text:span text:style-name="T60">table_name</text:span><text:span text:style-name="T67">. </text:span><text:span text:style-name="T67"><text:sequence-ref text:reference-format="category-and-value" text:ref-name="refFigure2">Figure 3</text:sequence-ref></text:span><text:span text:style-name="T67"><text:s/></text:span><text:span text:style-name="T71">provides an example implementation of the function.</text:span></text:p>
      <text:p text:style-name="P75"><draw:frame draw:style-name="fr4" draw:name="Frame6" text:anchor-type="paragraph" svg:x="-0.0201in" svg:y="-0.0402in" svg:width="6.8283in" style:rel-width="102%" draw:z-index="6"><draw:text-box fo:min-height="4.6181in"><text:p text:style-name="P43">Unit udr_myrowcount;</text:p><text:p text:style-name="P43"/><text:p text:style-name="P43">interface</text:p><text:p text:style-name="P43"/><text:p text:style-name="P43">uses</text:p><text:p text:style-name="P43"><text:s text:c="2"/>Classes, SysUtils, IB, FBUDRController, FBUDRIntf; <text:s text:c="2"/></text:p><text:p text:style-name="P43"/><text:p text:style-name="P43">type</text:p><text:p text:style-name="P43"><text:s text:c="2"/>TMyRowCountFunction = class(TFBUDRFunction)</text:p><text:p text:style-name="P43"><text:s text:c="2"/>public</text:p><text:p text:style-name="P43"><text:s text:c="4"/>function Execute(context: IFBUDRExternalContext;</text:p><text:p text:style-name="P43"><text:s text:c="21"/>ProcMetadata: IFBUDRProcMetadata;</text:p><text:p text:style-name="P43"><text:s text:c="21"/>InputParams: IFBUDRInputParams;</text:p><text:p text:style-name="P43"><text:s text:c="21"/>ResultSQLType: cardinal): variant; override;</text:p><text:p text:style-name="P43"><text:s text:c="2"/>end;</text:p><text:p text:style-name="P43"/><text:p text:style-name="P43">implementation</text:p><text:p text:style-name="P43"/><text:p text:style-name="P43">function TMyRowCountFunction.Execute(context: IFBUDRExternalContext;</text:p><text:p text:style-name="P43"><text:s text:c="2"/>ProcMetadata: IFBUDRProcMetadata; InputParams: IFBUDRInputParams;</text:p><text:p text:style-name="P43"><text:s text:c="2"/>ResultSQLType: cardinal): variant;</text:p><text:p text:style-name="P43">begin</text:p><text:p text:style-name="P43"><text:s text:c="2"/>with context do</text:p><text:p text:style-name="P43"><text:s text:c="2"/>begin</text:p><text:p text:style-name="P43"><text:s text:c="4"/>Result := GetAttachment.OpenCursorAtStart(GetTransaction,</text:p><text:p text:style-name="P43"><text:s text:c="4"/>'Select count(*) from ' + InputParams.ByName('table_name').AsString)[0].AsInteger;</text:p><text:p text:style-name="P43"><text:s text:c="2"/>end;</text:p><text:p text:style-name="P43">end;</text:p><text:p text:style-name="P43"/><text:p text:style-name="P43">Initialization</text:p><text:p text:style-name="P43"><text:s text:c="2"/>FBRegisterUDRFunction('row_count',TmyRowCountFunction);</text:p><text:p text:style-name="P43">end.</text:p><text:p text:style-name="Figure">Figure <text:sequence text:ref-name="refFigure2" text:name="Figure" text:formula="ooow:Figure+1" style:num-format="1">3</text:sequence>: Implementation of an example UDR</text:p></draw:text-box></draw:frame><text:span text:style-name="T67">In </text:span><text:span text:style-name="T67"><text:sequence-ref text:reference-format="category-and-value" text:ref-name="refFigure2">Figure 3</text:sequence-ref></text:span><text:span text:style-name="T67">:</text:span></text:p>
      <text:list xml:id="list1122236872" text:style-name="L8">
        <text:list-item>
          <text:p text:style-name="P268">T<text:span text:style-name="T88">M</text:span>yRowCountFunction sub-classes <text:span text:style-name="T88">a TFBUDRFunction class defined in FBUDRController.</text:span></text:p>
        </text:list-item>
        <text:list-item>
          <text:p text:style-name="P269">This new sub-class overrides the Execute method which then provides the main body of the UDR.</text:p>
        </text:list-item>
        <text:list-item>
          <text:p text:style-name="P269">The Execute method uses the context provided by Firebird to reference the current database attachment and transaction. The attachment is provided as an <text:span text:style-name="T48">fbintf</text:span><text:span text:style-name="T67"> </text:span><text:span text:style-name="interface"><text:span text:style-name="T120">IAttachment</text:span></text:span><text:span text:style-name="T67">. This interface provides many methods, including executing SQL statements and returning results. It is used here to invoke a query that counts the number of rows in the requested table.</text:span></text:p>
        </text:list-item>
        <text:list-item>
          <text:p text:style-name="P269"><text:span text:style-name="T67">Note that the input parameter is provided using a cut down version of the </text:span><text:span text:style-name="T48">fbintf</text:span><text:span text:style-name="T67"> </text:span><text:span text:style-name="interface"><text:span text:style-name="T120">IResults</text:span></text:span><text:span text:style-name="T67"> interface and provides the parameter as a native pascal type with the parameter accessed by name.</text:span></text:p>
        </text:list-item>
        <text:list-item>
          <text:p text:style-name="P270"><text:soft-page-break/>The result is returned as the value of a variant. This must be type compatible with the return type of the function as declared in the database schema.</text:p>
        </text:list-item>
        <text:list-item>
          <text:p text:style-name="P271">The new sub-class is registered with the UDR Controller at unit initialization time and bound to the routine name used in the database schema function declaration.</text:p>
        </text:list-item>
      </text:list>
      <text:p text:style-name="P128"><text:span text:style-name="T67">All that remains to do is to </text:span><text:span text:style-name="T72">ensure that the unit name is in the list of units in the library source file “uses clause”, and then to </text:span><text:span text:style-name="T67">compile and link the UDR library and to copy the resulting </text:span><text:span text:style-name="T48">udr_myrowcount.dll</text:span><text:span text:style-name="T67"> or </text:span><text:span text:style-name="T48">udr_myrowcount.so</text:span><text:span text:style-name="T67"> to the Firebird UDR directory. The Firebird Server should be restarted to ensure that it recognises the new library, and the UDR function declaration added to the database schema.</text:span></text:p>
      <text:h text:style-name="P186" text:outline-level="2"><text:bookmark-start text:name="__RefHeading___Toc3581_787508501"/>A Select Procedure<text:bookmark-end text:name="__RefHeading___Toc3581_787508501"/></text:h>
      <text:p text:style-name="P76">A UDR function is one of the simplest UDRs. An Execute Procedure is almost as simple. The only real difference is that it returns several output values instead of a single result. However, a select procedure is more complex given that it can return multiple rows. In PSQL, a select procedure is distinguished by including at least one “SUSPEND” statement. A SUSPEND statement suspends execution and returns the current output parameter values as the next row.</text:p>
      <text:p text:style-name="P76">An example UDR select procedure <text:span text:style-name="T119">may be defined as</text:span>:</text:p>
      <text:p text:style-name="Preformatted_20_Text"><text:s text:c="3"/>create or alter procedure MyReadText (</text:p>
      <text:p text:style-name="Preformatted_20_Text"><text:s text:c="8"/>path varchar(200) not null /*relative to udr directory */</text:p>
      <text:p text:style-name="Preformatted_20_Text"><text:s text:c="8"/>) returns (</text:p>
      <text:p text:style-name="Preformatted_20_Text"><text:s text:c="7"/>text varchar(100) not null</text:p>
      <text:p text:style-name="Preformatted_20_Text"><text:s text:c="3"/>)</text:p>
      <text:p text:style-name="Preformatted_20_Text"><text:s text:c="3"/>external name 'myudrlibrary!read_txt'</text:p>
      <text:p text:style-name="Preformatted_20_Text"><text:s text:c="3"/>engine udr; </text:p>
      <text:p text:style-name="P128">The semantic of this UDR is that it opens a text file, for which the absolute path is given by the value of the “path” parameter, <text:span text:style-name="T119">and then </text:span>returns each line in the file as successive rows in the output dataset.</text:p>
      <text:p text:style-name="P129">In <text:sequence-ref text:reference-format="category-and-value" text:ref-name="refFigure3">Figure 4</text:sequence-ref>:</text:p>
      <text:list xml:id="list2727078826" text:style-name="L9">
        <text:list-item>
          <text:p text:style-name="P275">TReadTextFile sub-classes TFBUDRSelectProcedure and overrides three methods: open, fetch and close.</text:p>
        </text:list-item>
        <text:list-item>
          <text:p text:style-name="P275">It also uses a local variable FTextFile, defined as a private property of the class. This ensures that it is only available to a single instance of each object of this class.</text:p>
        </text:list-item>
        <text:list-item>
          <text:p text:style-name="P275">FTextFile is used to hold a reference to a stream reader for the text file.</text:p>
        </text:list-item>
        <text:list-item>
          <text:p text:style-name="P275">The <text:span text:style-name="T48">open</text:span><text:span text:style-name="T67"> method is called first by the Firebird engine and initialises the select procedure. The file path is provided as the input parameter and the method checks to ensure that the file exists. An exception is raised if it does not. Otherwise, the file is opened as a stream reader object.</text:span></text:p>
        </text:list-item>
        <text:list-item>
          <text:p text:style-name="P272">If an exception is raised then this is caught by the UDR Controller and returned to Firebird using Firebird's “status” interface. It can then be returned to the client using the Firebird remote protocol.</text:p>
        </text:list-item>
        <text:list-item>
          <text:p text:style-name="P275"><text:span text:style-name="T67">The </text:span><text:span text:style-name="T48">fetch</text:span><text:span text:style-name="T67"> method is called repeatedly until it returns false to indicate “no more data”. Here, the fetch method reads the next line from the input file and returns it as the value of the output parameter.</text:span></text:p>
        </text:list-item>
        <text:list-item>
          <text:p text:style-name="P276"><text:span text:style-name="T67">The </text:span><text:span text:style-name="T48">close</text:span><text:span text:style-name="T67"> method is called after fetch returns false and performs any tidy up needed. In this case, the stream reader is closed.</text:span></text:p>
        </text:list-item>
      </text:list>
      <text:p text:style-name="P273"><draw:frame draw:style-name="fr3" draw:name="Frame7" text:anchor-type="paragraph" svg:width="6.6953in" style:rel-width="100%" draw:z-index="7"><draw:text-box fo:min-height="0.2in"><text:p text:style-name="P44">Unit udr<text:span text:style-name="T121">_</text:span>myreadtext;</text:p><text:p text:style-name="P44"/><text:p text:style-name="P44">interface</text:p><text:p text:style-name="P44"/><text:p text:style-name="P44">uses</text:p><text:p text:style-name="P44"><text:s text:c="2"/>Classes, SysUtils, IB, FBUDRController, FBUDRIntf<text:span text:style-name="T10">{$IFDEF FPC}</text:span>, Streamex<text:span text:style-name="T10">{$ENDIF}</text:span>; <text:s/></text:p><text:p text:style-name="P44"/><text:p text:style-name="P45">type</text:p><text:p text:style-name="P45"><text:s text:c="2"/>TReadTextFile <text:s/>= class(TFBUDRSelectProcedure)</text:p><text:p text:style-name="P45"><text:s text:c="4"/>private</text:p><text:p text:style-name="P45"><text:s text:c="6"/>FTextFile: TStreamReader;</text:p><text:p text:style-name="P45"><text:s text:c="4"/>public</text:p><text:p text:style-name="P45"><text:s text:c="6"/>procedure open(context: IFBUDRExternalContext;</text:p><text:p text:style-name="P45"><text:s text:c="23"/>ProcMetadata: IFBUDRProcMetadata;</text:p><text:p text:style-name="P45"><text:s text:c="23"/>InputParams: IFBUDRInputParams); <text:s/>override;</text:p><text:p text:style-name="P45"><text:s text:c="6"/>function fetch(OutputData: IFBUDROutputData): boolean; <text:s/>override;</text:p><text:p text:style-name="P45"><text:s text:c="6"/>procedure close; override;</text:p><text:p text:style-name="P45"><text:s text:c="4"/>end;</text:p><text:p text:style-name="P45"/><text:p text:style-name="P45">implementation</text:p><text:p text:style-name="P45"/><text:p text:style-name="P45">procedure TReadTextFile.open(context: IFBUDRExternalContext;</text:p><text:p text:style-name="P45"><text:s text:c="17"/>ProcMetadata: IFBUDRProcMetadata;</text:p><text:p text:style-name="P45"><text:s text:c="17"/>InputParams: IFBUDRInputParams);</text:p><text:p text:style-name="P45">var aFileName: AnsiString;</text:p><text:p text:style-name="P45"><text:s text:c="4"/><text:span text:style-name="T10">{$IFDEF FPC}</text:span>F: TFileStream;<text:span text:style-name="T10">{$ENDIF}</text:span></text:p><text:p text:style-name="P45"/><text:p text:style-name="P45">begin</text:p><text:p text:style-name="P45"><text:s text:c="2"/>aFileName := InputParams.ByName('path').AsString;</text:p><text:p text:style-name="P45"><text:s text:c="2"/>if not FileExists(aFileName) then</text:p><text:p text:style-name="P45"><text:s text:c="4"/>raise Exception.CreateFmt('Unable to find file "%s"',[aFileName]);</text:p><text:p text:style-name="P45"><text:s text:c="2"/>context.WriteToLog('Reading from ' + aFileName);</text:p><text:p text:style-name="P45"><text:s text:c="2"/><text:span text:style-name="T10">{$IFDEF FPC}</text:span></text:p><text:p text:style-name="P45"><text:s text:c="2"/>F := TFileStream.Create(aFileName,fmOpenRead);</text:p><text:p text:style-name="P45"><text:s text:c="2"/>FTextFile := TStreamReader.Create(F,8192,true);</text:p><text:p text:style-name="P45"><text:s text:c="2"/><text:span text:style-name="T10">{$ELSE}</text:span></text:p><text:p text:style-name="P45"><text:s text:c="2"/>FTextFile := TStreamReader.Create(aFileName, TEncoding.ANSI);</text:p><text:p text:style-name="P45"><text:s text:c="2"/><text:span text:style-name="T10">{$ENDIF}</text:span></text:p><text:p text:style-name="P45">end; <text:s text:c="2"/></text:p><text:p text:style-name="P45"/><text:p text:style-name="P45">function TReadTextFile.fetch(OutputData: IFBUDROutputData): boolean;</text:p><text:p text:style-name="P45">begin</text:p><text:p text:style-name="P45"><text:s text:c="2"/>Result := not FTextFile.<text:span text:style-name="T10">{$IFDEF FPC}</text:span>EOF <text:span text:style-name="T10">{$ELSE}</text:span>EndOfStream <text:span text:style-name="T10">{$ENDIF}</text:span>;</text:p><text:p text:style-name="P45"><text:s text:c="2"/>if Result then</text:p><text:p text:style-name="P45"><text:s text:c="4"/>OutputData.ByName('text').AsString := FTextFile.ReadLine;</text:p><text:p text:style-name="P45">end;</text:p><text:p text:style-name="P45"/><text:p text:style-name="P45">procedure TReadTextFile.close;</text:p><text:p text:style-name="P45">begin</text:p><text:p text:style-name="P45"><text:s text:c="2"/>if FTextFile &lt;&gt; nil then</text:p><text:p text:style-name="P45"><text:s text:c="4"/>FTextFile.Free;</text:p><text:p text:style-name="P45"><text:s text:c="2"/>FTextFile := nil;</text:p><text:p text:style-name="P45">end;</text:p><text:p text:style-name="P45"/><text:p text:style-name="P45">Initialization <text:s/></text:p><text:p text:style-name="P45"><text:s text:c="2"/>FBRegisterUDRProcedure('read_txt',TReadTextFile);</text:p><text:p text:style-name="P45">end.</text:p><text:p text:style-name="Figure">Figure <text:sequence text:ref-name="refFigure3" text:name="Figure" text:formula="ooow:Figure+1" style:num-format="1">4</text:sequence>: A example select procedure</text:p></draw:text-box></draw:frame><text:soft-page-break/>Note that, as before, the sub-class has to be registered with the UDR Controller at initialisation time, and associated with its routine name.</text:p>
      <text:p text:style-name="P148"><text:span text:style-name="T73">All that remains to do is to </text:span><text:span text:style-name="T72">ensure that the unit name is in the list of units in the library source file uses clause, and then to </text:span><text:span text:style-name="T73">compile and link the UDR library and to copy the resulting </text:span><text:span text:style-name="T62">dll</text:span><text:span text:style-name="T73"> or </text:span><text:span text:style-name="T62">so</text:span><text:span text:style-name="T73"> to the Firebird UDR directory. The Firebird Server should be restarted to ensure that it recognises the new library, and the UDR </text:span><text:span text:style-name="T89">procedure</text:span><text:span text:style-name="T73"> declaration added to the database schema.</text:span></text:p>
      <text:p text:style-name="P130"><text:soft-page-break/><text:span text:style-name="T73">T</text:span><text:span text:style-name="T67">his can be included in the same library as the preceding example UDR function.</text:span></text:p>
      <text:h text:style-name="P187" text:outline-level="2"><text:bookmark-start text:name="__RefHeading___Toc3583_787508501"/>An Example Trigger<text:bookmark-end text:name="__RefHeading___Toc3583_787508501"/></text:h>
      <text:p text:style-name="P77">The final example is a UDR trigger. UDR Triggers can be defined as “before”, “after” or database triggers. In the former two cases, they may follow an Update, Insert or Delete action.</text:p>
      <text:p text:style-name="P77">The example trigger is defined assuming the Firebird example employee database and has the following declaration:</text:p>
      <text:p text:style-name="Preformatted_20_Text">Create or Alter Trigger MyEmployeeUpdate Active Before Update On EMPLOYEE</text:p>
      <text:p text:style-name="Preformatted_20_Text"><text:s text:c="3"/>external name 'myudrlibrary!my_employee_update'</text:p>
      <text:p text:style-name="Preformatted_20_Text"><text:s text:c="3"/>engine udr;</text:p>
      <text:p text:style-name="P130">The semantic of this trigger is to identify when the PHONE_EXT field value is updated and to copy the previous value to the field PREVOUS_PHONE_EXT. This requires the following alteration to the EMPLOYEE table:</text:p>
      <text:p text:style-name="Preformatted_20_Text">Alter Table EMPLOYEE Add PREVIOUS_PHONE_EXT VarChar(4);</text:p>
      <text:p text:style-name="P132">In <text:sequence-ref text:reference-format="category-and-value" text:ref-name="refFigure4">Figure 5</text:sequence-ref>:</text:p>
      <text:list xml:id="list3454588657" text:style-name="L10">
        <text:list-item>
          <text:p text:style-name="P277">TMyEmployeeUpdateTrigger is sub-classed from TUDRTrigger.</text:p>
        </text:list-item>
        <text:list-item>
          <text:p text:style-name="P277">TUDRTrigger provides three methods that can be overridden: BeforeTrigger, AfterTrigger and DatabaseTrigger. In this example, the trigger is defined as “before update” and hence it is the BeforeTrigger method that is overridden.</text:p>
        </text:list-item>
        <text:list-item>
          <text:p text:style-name="P277">The trigger body starts with a “sanity check” to ensure that it is called as a Before Update Trigger. An exception is raised if the check fails.</text:p>
        </text:list-item>
        <text:list-item>
          <text:p text:style-name="P277">The method is provided with two sets of input parameter: one for the “old” values and a second for the “new” values. The former is read/only, while for a “before” trigger, the second is read/write.</text:p>
        </text:list-item>
        <text:list-item>
          <text:p text:style-name="P277">The trigger body compares the old and new values for PHONE_EXT and, if they differ copies the old value to the new value for PREVIOUS_PHONE_EXT.</text:p>
        </text:list-item>
      </text:list>
      <text:p text:style-name="P136">Note that, as before, the sub-class has to be registered with the UDR Controller at initialisation time, and associated with its routine name.</text:p>
      <text:p text:style-name="P133"><text:span text:style-name="T73">All that remains to do is to </text:span><text:span text:style-name="T72">ensure that the unit name is in the list of units in the library source file “uses clause”, and then to </text:span><text:span text:style-name="T73">compile and link the UDR library and to copy the resulting dll or so to the Firebird UDR directory. The Firebird Server should be restarted to ensure that it recognises the new library, and the UDR </text:span><text:span text:style-name="T90">trigger</text:span><text:span text:style-name="T73"> declaration added to the database schema.</text:span></text:p>
      <text:p text:style-name="P131"><text:span text:style-name="T73">T</text:span><text:span text:style-name="T67">his can be included in the same library as the preceding example UDR</text:span><text:span text:style-name="T74">s</text:span><text:span text:style-name="T67">.</text:span></text:p>
      <text:p text:style-name="Text_20_body"><draw:frame draw:style-name="fr3" draw:name="Frame8" text:anchor-type="paragraph" svg:width="6.6953in" style:rel-width="100%" draw:z-index="8"><draw:text-box fo:min-height="0.2in"><text:p text:style-name="P46">Unit udr_mytrigger;</text:p><text:p text:style-name="P46"/><text:p text:style-name="P46">interface</text:p><text:p text:style-name="P46"/><text:p text:style-name="P46">uses</text:p><text:p text:style-name="P46"><text:s text:c="2"/>Classes, SysUtils, IB, FBUDRController, FBUDRIntf;</text:p><text:p text:style-name="P46"/><text:p text:style-name="P46">type</text:p><text:p text:style-name="P46"><text:s text:c="2"/>TMyEmployeeUpdateTrigger = class(TFBUDRTrigger)</text:p><text:p text:style-name="P46"><text:s text:c="2"/>public</text:p><text:p text:style-name="P46"><text:s text:c="5"/>procedure BeforeTrigger(context: IFBUDRExternalContext;</text:p><text:p text:style-name="P46"><text:s text:c="27"/>TriggerMetaData: IFBUDRTriggerMetaData;</text:p><text:p text:style-name="P46"><text:s text:c="27"/>action: TFBUDRTriggerAction;</text:p><text:p text:style-name="P46"><text:s text:c="27"/>OldParams: IFBUDRInputParams;</text:p><text:p text:style-name="P46"><text:s text:c="27"/>NewParams: IFBUDROutputData); override;</text:p><text:p text:style-name="P46"><text:s text:c="2"/>end;</text:p><text:p text:style-name="P46"/><text:p text:style-name="P47">implementation</text:p><text:p text:style-name="P47"/><text:p text:style-name="P47">procedure TMyEmployeeUpdateTrigger.BeforeTrigger(</text:p><text:p text:style-name="P47"><text:s text:c="2"/>context: IFBUDRExternalContext; TriggerMetaData: IFBUDRTriggerMetaData;</text:p><text:p text:style-name="P47"><text:s text:c="2"/>action: TFBUDRTriggerAction; OldParams: IFBUDRInputParams;</text:p><text:p text:style-name="P47"><text:s text:c="2"/>NewParams: IFBUDROutputData);</text:p><text:p text:style-name="P47">begin</text:p><text:p text:style-name="P47"><text:s text:c="2"/>if (TriggerMetaData.getTriggerType &lt;&gt; ttBefore) or (action &lt;&gt; taUpdate) then</text:p><text:p text:style-name="P47"><text:s text:c="4"/>raise Exception.CreateFmt('%s should be an update before trigger',[Name]);</text:p><text:p text:style-name="P47"/><text:p text:style-name="P47"><text:s text:c="2"/>if OldParams.ByName('PHONE_EXT').AsString &lt;&gt; NewParams.ByName('PHONE_EXT').AsString then</text:p><text:p text:style-name="P47"><text:s text:c="4"/>NewParams.ByName('PREVIOUS_PHONE_EXT').AsString := OldParams.ByName('PHONE_EXT').AsString;</text:p><text:p text:style-name="P47">end;</text:p><text:p text:style-name="P47"/><text:p text:style-name="P47">initialization</text:p><text:p text:style-name="P47"><text:s text:c="2"/>FBRegisterUDRTrigger('my_employee_update', TMyEmployeeUpdateTrigger);</text:p><text:p text:style-name="P47"/><text:p text:style-name="P47">end.</text:p><text:p text:style-name="Figure">Figure <text:sequence text:ref-name="refFigure4" text:name="Figure" text:formula="ooow:Figure+1" style:num-format="1">5</text:sequence>: Example Before Update</text:p></draw:text-box></draw:frame><text:soft-page-break/></text:p>
      <text:h text:style-name="Heading_20_1" text:outline-level="1"><text:bookmark-start text:name="__RefHeading___Toc3336_2162549333"/><text:line-break/><text:span text:style-name="T122">f</text:span><text:span text:style-name="T93">budr Reference</text:span><text:bookmark-end text:name="__RefHeading___Toc3336_2162549333"/></text:h>
      <text:p text:style-name="P78">This chapter provides a reference for the <text:span text:style-name="T48">fbudr</text:span> package.</text:p>
      <text:h text:style-name="P188" text:outline-level="2"><text:bookmark-start text:name="__RefNumPara__8527_4147919496"/><text:bookmark-start text:name="__RefHeading___Toc3338_2162549333"/>UDR Controller Options<text:bookmark-end text:name="__RefNumPara__8527_4147919496"/><text:bookmark-end text:name="__RefHeading___Toc3338_2162549333"/></text:h>
      <text:p text:style-name="P78">The UDR Controller Options are held in the writeable constant:</text:p>
      <text:p text:style-name="Preformatted_20_Text">FBUDRControllerOptions:TFBUDRControllerOptions</text:p>
      <text:p text:style-name="P78">where</text:p>
      <text:p text:style-name="Preformatted_20_Text">TFBUDRControllerOptions = record</text:p>
      <text:p text:style-name="Preformatted_20_Text"><text:s text:c="4"/>ModuleName: AnsiString;</text:p>
      <text:p text:style-name="Preformatted_20_Text"><text:s text:c="4"/>AllowConfigFileOverrides: boolean;</text:p>
      <text:p text:style-name="Preformatted_20_Text"><text:s text:c="4"/>LogFileNameTemplate: AnsiString;</text:p>
      <text:p text:style-name="Preformatted_20_Text"><text:s text:c="4"/>ConfigFileNameTemplate: AnsiString;</text:p>
      <text:p text:style-name="Preformatted_20_Text"><text:s text:c="4"/>ForceWrite<text:span text:style-name="T109">Log</text:span>Entries: boolean;</text:p>
      <text:p text:style-name="Preformatted_20_Text"><text:s text:c="4"/>LogOptions: TFBUDRControllerLogOptions;</text:p>
      <text:p text:style-name="Preformatted_20_Text"><text:s text:c="4"/>ThreadSafeLogging: boolean;</text:p>
      <text:p text:style-name="Preformatted_20_Text"><text:s text:c="2"/>end;</text:p>
      <text:p text:style-name="P134">The options are defined in the following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69">Name</text:p>
            </table:table-cell>
            <table:table-cell table:style-name="Table1.A1" office:value-type="string">
              <text:p text:style-name="P151">Type</text:p>
            </table:table-cell>
            <table:table-cell table:style-name="Table1.A1" office:value-type="string">
              <text:p text:style-name="P151">Default</text:p>
            </table:table-cell>
            <table:table-cell table:style-name="Table1.A1" office:value-type="string">
              <text:p text:style-name="P152">Can Override in Config File</text:p>
            </table:table-cell>
            <table:table-cell table:style-name="Table1.E1" office:value-type="string">
              <text:p text:style-name="P151">Usage</text:p>
            </table:table-cell>
          </table:table-row>
        </table:table-header-rows>
        <table:table-row table:style-name="Table1.1">
          <table:table-cell table:style-name="Table1.A2" office:value-type="string">
            <text:p text:style-name="P150">Module Name</text:p>
          </table:table-cell>
          <table:table-cell table:style-name="Table1.A2" office:value-type="string">
            <text:p text:style-name="P153">String</text:p>
          </table:table-cell>
          <table:table-cell table:style-name="Table1.A2" office:value-type="string">
            <text:p text:style-name="P150">None</text:p>
          </table:table-cell>
          <table:table-cell table:style-name="Table1.A2" office:value-type="string">
            <text:p text:style-name="P157">N</text:p>
          </table:table-cell>
          <table:table-cell table:style-name="Table1.E2" office:value-type="string">
            <text:p text:style-name="P150">Specifies the module name. Must be set in the library initialisation block.</text:p>
          </table:table-cell>
        </table:table-row>
        <table:table-row table:style-name="Table1.1">
          <table:table-cell table:style-name="Table1.A2" office:value-type="string">
            <text:p text:style-name="P156">AllowConfigFileOverrides</text:p>
          </table:table-cell>
          <table:table-cell table:style-name="Table1.A2" office:value-type="string">
            <text:p text:style-name="P154">Boolean</text:p>
          </table:table-cell>
          <table:table-cell table:style-name="Table1.A2" office:value-type="string">
            <text:p text:style-name="P156">False</text:p>
          </table:table-cell>
          <table:table-cell table:style-name="Table1.A2" office:value-type="string">
            <text:p text:style-name="P157">N</text:p>
          </table:table-cell>
          <table:table-cell table:style-name="Table1.E2" office:value-type="string">
            <text:p text:style-name="P156">Set to true to allow UDR Controller options to be overridden in config file</text:p>
          </table:table-cell>
        </table:table-row>
        <table:table-row table:style-name="Table1.1">
          <table:table-cell table:style-name="Table1.A2" office:value-type="string">
            <text:p text:style-name="P156">LogFileNameTemplate</text:p>
          </table:table-cell>
          <table:table-cell table:style-name="Table1.A2" office:value-type="string">
            <text:p text:style-name="P154">String</text:p>
          </table:table-cell>
          <table:table-cell table:style-name="Table1.A2" office:value-type="string">
            <text:p text:style-name="P156"><text:s/>(see <text:bookmark-ref text:reference-format="number" text:ref-name="__RefNumPara__4192_787508501">4.1.1</text:bookmark-ref>)</text:p>
          </table:table-cell>
          <table:table-cell table:style-name="Table1.A2" office:value-type="string">
            <text:p text:style-name="P157">Y</text:p>
          </table:table-cell>
          <table:table-cell table:style-name="Table1.E2" office:value-type="string">
            <text:p text:style-name="P156">Absolute path to this librar<text:span text:style-name="T94">y'</text:span>s log file. Defined using macros (see below)</text:p>
          </table:table-cell>
        </table:table-row>
        <text:soft-page-break/>
        <table:table-row table:style-name="Table1.1">
          <table:table-cell table:style-name="Table1.A2" office:value-type="string">
            <text:p text:style-name="P156">ConfigFileNameTemplate</text:p>
          </table:table-cell>
          <table:table-cell table:style-name="Table1.A2" office:value-type="string">
            <text:p text:style-name="P155">String</text:p>
          </table:table-cell>
          <table:table-cell table:style-name="Table1.A2" office:value-type="string">
            <text:p text:style-name="P158">(see <text:bookmark-ref text:reference-format="number" text:ref-name="__RefNumPara__4192_787508501">4.1.1</text:bookmark-ref>)</text:p>
          </table:table-cell>
          <table:table-cell table:style-name="Table1.A2" office:value-type="string">
            <text:p text:style-name="P159">N</text:p>
          </table:table-cell>
          <table:table-cell table:style-name="Table1.E2" office:value-type="string">
            <text:p text:style-name="P158">Absolute path to this library's config file.</text:p>
          </table:table-cell>
        </table:table-row>
        <table:table-row table:style-name="Table1.1">
          <table:table-cell table:style-name="Table1.A2" office:value-type="string">
            <text:p text:style-name="P156">ForceWriteLogEntries</text:p>
          </table:table-cell>
          <table:table-cell table:style-name="Table1.A2" office:value-type="string">
            <text:p text:style-name="P155">Boolean</text:p>
          </table:table-cell>
          <table:table-cell table:style-name="Table1.A2" office:value-type="string">
            <text:p text:style-name="P158">False</text:p>
          </table:table-cell>
          <table:table-cell table:style-name="Table1.A2" office:value-type="string">
            <text:p text:style-name="P159">Y</text:p>
          </table:table-cell>
          <table:table-cell table:style-name="Table1.E2" office:value-type="string">
            <text:p text:style-name="P158">If true then the log file is closed and re-opened after each entry is written to the file. This may be necessary to pinpoint the location of a serious error in the library.</text:p>
          </table:table-cell>
        </table:table-row>
        <table:table-row table:style-name="Table1.1">
          <table:table-cell table:style-name="Table1.A2" office:value-type="string">
            <text:p text:style-name="P156">LogOptions</text:p>
          </table:table-cell>
          <table:table-cell table:style-name="Table1.A2" office:value-type="string">
            <text:p text:style-name="P155">set</text:p>
          </table:table-cell>
          <table:table-cell table:style-name="Table1.A2" office:value-type="string">
            <text:p text:style-name="P158">[]</text:p>
          </table:table-cell>
          <table:table-cell table:style-name="Table1.A2" office:value-type="string">
            <text:p text:style-name="P159">Y</text:p>
          </table:table-cell>
          <table:table-cell table:style-name="Table1.E2" office:value-type="string">
            <text:p text:style-name="P158">The set of logging options (see below)</text:p>
          </table:table-cell>
        </table:table-row>
        <table:table-row table:style-name="Table1.1">
          <table:table-cell table:style-name="Table1.A2" office:value-type="string">
            <text:p text:style-name="P156">ThreadSafeLogging</text:p>
          </table:table-cell>
          <table:table-cell table:style-name="Table1.A2" office:value-type="string">
            <text:p text:style-name="P155">Boolean</text:p>
          </table:table-cell>
          <table:table-cell table:style-name="Table1.A2" office:value-type="string">
            <text:p text:style-name="P158">False</text:p>
          </table:table-cell>
          <table:table-cell table:style-name="Table1.A2" office:value-type="string">
            <text:p text:style-name="P159">Y</text:p>
          </table:table-cell>
          <table:table-cell table:style-name="Table1.E2" office:value-type="string">
            <text:p text:style-name="P158">If true then writes to the log file take place in a critical section. This may be needed in some multi-threading environments where multiple simultaneous UDR functions are invoked.</text:p>
          </table:table-cell>
        </table:table-row>
      </table:table>
      <text:p text:style-name="P134"/>
      <text:h text:style-name="P199" text:outline-level="3"><text:bookmark-start text:name="__RefNumPara__4192_787508501"/><text:bookmark-start text:name="__RefHeading___Toc3340_2162549333"/>File Name Templates<text:bookmark-end text:name="__RefNumPara__4192_787508501"/><text:bookmark-end text:name="__RefHeading___Toc3340_2162549333"/></text:h>
      <text:p text:style-name="P79">Both the config and log file path and file name are defined using macros. <text:span text:style-name="T95">The macros available are:</text:span></text:p>
      <text:list xml:id="list943851526" text:style-name="L11">
        <text:list-item>
          <text:p text:style-name="P232">$LOGDIR = Firebird log directory <text:span text:style-name="T122">(usually the Firebird root directory)</text:span></text:p>
        </text:list-item>
        <text:list-item>
          <text:p text:style-name="P232">$UDRDIR = Firebird UDR directory <text:span text:style-name="T122">(usually plugins/udr relative to the Firebird root)</text:span></text:p>
        </text:list-item>
        <text:list-item>
          <text:p text:style-name="P232">$TEMP = System temp directory</text:p>
        </text:list-item>
        <text:list-item>
          <text:p text:style-name="P232">$MODULE = Module Name</text:p>
        </text:list-item>
        <text:list-item>
          <text:p text:style-name="P232">$TIMESTAMP = date/time in "yyyymmddhhnnss” format.</text:p>
        </text:list-item>
      </text:list>
      <text:p text:style-name="P80">Any macro may be used in either file name together with literal text. The defaults are:</text:p>
      <text:p text:style-name="P80">ConfigFileNameTemplate: $UDRDIR$MODULE.conf</text:p>
      <text:p text:style-name="P80">LogFileNameTemplate: $LOGDIR$TIMESTAMP$MODULE.log</text:p>
      <text:p text:style-name="P102">Setting a template value to the empty string implicitly disables the use of a configuration file or log file respectively.</text:p>
      <text:h text:style-name="P200" text:outline-level="3"><text:bookmark-start text:name="__RefHeading___Toc3342_2162549333"/>Log File Options<text:bookmark-end text:name="__RefHeading___Toc3342_2162549333"/></text:h>
      <text:p text:style-name="P81">The logging options are:</text:p>
      <table:table table:name="Table2" table:style-name="Table2">
        <table:table-column table:style-name="Table2.A"/>
        <table:table-column table:style-name="Table2.B"/>
        <table:table-row table:style-name="TableLine94545374872112">
          <table:table-cell table:style-name="Table2.A1" office:value-type="string">
            <text:p text:style-name="Table_20_Contents">loLogFunctions, </text:p>
          </table:table-cell>
          <table:table-cell table:style-name="Table2.A1" office:value-type="string">
            <text:p text:style-name="P160">Log calls to UDR functions <text:span text:style-name="T122">and actions</text:span></text:p>
          </table:table-cell>
        </table:table-row>
        <table:table-row table:style-name="TableLine94545374935040">
          <table:table-cell table:style-name="Table2.A1" office:value-type="string">
            <text:p text:style-name="Table_20_Contents">loLogProcedures,</text:p>
          </table:table-cell>
          <table:table-cell table:style-name="Table2.A1" office:value-type="string">
            <text:p text:style-name="P160">Log calls to UDR procedures <text:span text:style-name="T122">and actions</text:span></text:p>
          </table:table-cell>
        </table:table-row>
        <table:table-row table:style-name="TableLine94545374935728">
          <table:table-cell table:style-name="Table2.A1" office:value-type="string">
            <text:p text:style-name="Table_20_Contents"><text:s/>loLogTriggers, </text:p>
          </table:table-cell>
          <table:table-cell table:style-name="Table2.A1" office:value-type="string">
            <text:p text:style-name="P160">Log calls to UDR triggers <text:span text:style-name="T122">and actions</text:span></text:p>
          </table:table-cell>
        </table:table-row>
        <table:table-row table:style-name="TableLine94545374936368">
          <table:table-cell table:style-name="Table2.A1" office:value-type="string">
            <text:p text:style-name="Table_20_Contents">loLogFetches,</text:p>
          </table:table-cell>
          <table:table-cell table:style-name="Table2.A1" office:value-type="string">
            <text:p text:style-name="P160">Log each fetch in a select procedure</text:p>
          </table:table-cell>
        </table:table-row>
        <table:table-row table:style-name="TableLine94545374937008">
          <table:table-cell table:style-name="Table2.A1" office:value-type="string">
            <text:p text:style-name="Table_20_Contents">loModifyQueries,</text:p>
          </table:table-cell>
          <table:table-cell table:style-name="Table2.A1" office:value-type="string">
            <text:p text:style-name="P160">Log each update/insert/delete query called by a UDR routine</text:p>
          </table:table-cell>
        </table:table-row>
        <text:soft-page-break/>
        <table:table-row table:style-name="TableLine94545374937648">
          <table:table-cell table:style-name="Table2.A1" office:value-type="string">
            <text:p text:style-name="Table_20_Contents"><text:s/>loReadOnlyQueries,</text:p>
          </table:table-cell>
          <table:table-cell table:style-name="Table2.A1" office:value-type="string">
            <text:p text:style-name="P160">Log each select query called by a UDR Routine</text:p>
          </table:table-cell>
        </table:table-row>
        <table:table-row table:style-name="TableLine94545374938400">
          <table:table-cell table:style-name="Table2.A1" office:value-type="string">
            <text:p text:style-name="Table_20_Contents"><text:s/>loDetails</text:p>
          </table:table-cell>
          <table:table-cell table:style-name="Table2.A1" office:value-type="string">
            <text:p text:style-name="P160">Log details (e.g. input and output parameters). Used in conjunction with loLogFunctions, loLogProcedures, <text:span text:style-name="T122">loLogFetches</text:span> and loLogTriggers to determine which UDR routines it applies to.</text:p>
          </table:table-cell>
        </table:table-row>
      </table:table>
      <text:p text:style-name="P81">When included in a config file, the syntax of the config file entry uses the logging options as defined above e.g.</text:p>
      <text:p text:style-name="P81">LogOptions = [loLogFunctions,loDetails]</text:p>
      <text:h text:style-name="P189" text:outline-level="2"><text:bookmark-start text:name="__RefHeading___Toc3344_2162549333"/>The Configuration File<text:bookmark-end text:name="__RefHeading___Toc3344_2162549333"/></text:h>
      <text:p text:style-name="P82">A UDR Library's configuration file is optional and when present is expected to be found at the location given by the expansion of the <text:span text:style-name="T95">ConfigFileNameTemplate </text:span>Controller Option.</text:p>
      <text:p text:style-name="P82">A config file is a text file in <text:span text:style-name="T48">ini file</text:span> format. UDR Controller options should be placed in the “Controller” section. e.g.</text:p>
      <text:p text:style-name="Preformatted_20_Text">[Controller]</text:p>
      <text:p text:style-name="P54">LogOptions = [loLogFunctions, loLogProcedures, loLogTriggers, loDetails,</text:p>
      <text:p text:style-name="P54"><text:s text:c="36"/>loModifyQueries, loReadOnlyQueries]</text:p>
      <text:p text:style-name="Preformatted_20_Text">LogFileNameTemplate <text:span text:style-name="T96">=</text:span> $LOGDIRMODULE.log</text:p>
      <text:p text:style-name="P135">Further sections may be added for use by the UDR's themselves.</text:p>
      <text:h text:style-name="P189" text:outline-level="2"><text:bookmark-start text:name="__RefHeading___Toc3346_2162549333"/>The Log File<text:bookmark-end text:name="__RefHeading___Toc3346_2162549333"/></text:h>
      <text:p text:style-name="P82">The primary purpose of the log file is to support debugging of the UDR library. The log always records Controller Options overrides and exceptions caught by the UDR Controller. Otherwise, log file contents depends on the LogOptions setting.</text:p>
      <text:p text:style-name="P82">Each log file entry recorded by the UDR library starts with an ampersand, and is followed by a timestamp and the log message itself e.g.</text:p>
      <text:p text:style-name="Preformatted_20_Text">@9-1-22 23:40:10.0060:Registering Function row_count</text:p>
      <text:p text:style-name="P149">The date and time formats use the default shortdate and longtime format settings, expanded to 10<text:span text:style-name="T123">th</text:span> millisecond resolution.</text:p>
      <text:p text:style-name="P135">The recording of SQL queries in the log is sourced from the <text:span text:style-name="T48">fbintf</text:span><text:span text:style-name="T67"> journal and, when present, are formatted as defined by the </text:span><text:span text:style-name="T48">fbintf</text:span><text:span text:style-name="T67"> journal </text:span><text:span text:style-name="T82">function</text:span><text:span text:style-name="T67">.</text:span></text:p>
      <text:h text:style-name="P189" text:outline-level="2"><text:bookmark-start text:name="__RefHeading___Toc3348_2162549333"/>UDR Functions<text:bookmark-end text:name="__RefHeading___Toc3348_2162549333"/></text:h>
      <text:p text:style-name="P82">UDR Functions are defined by sub-classing the TFBUDRFunction class defined in FBUDRController. <text:span text:style-name="T97">A simplified declaration of TFBUDRFunction is given below.</text:span></text:p>
      <text:p text:style-name="Preformatted_20_Text"><text:s text:c="2"/>TFBUDRFunction = class(Firebird.IexternalFunctionImpl)</text:p>
      <text:p text:style-name="Preformatted_20_Text"><text:s text:c="2"/><text:span text:style-name="T96">public</text:span></text:p>
      <text:p text:style-name="Preformatted_20_Text"><text:s text:c="4"/>function getCharSet(context: IFBUDRExternalContext): AnsiString; overload; virtual; </text:p>
      <text:p text:style-name="Preformatted_20_Text"><text:s text:c="4"/>function Execute(context: IFBUDRExternalContext;</text:p>
      <text:p text:style-name="Preformatted_20_Text"><text:s text:c="20"/>ProcMetadata: IFBUDRProcMetadata;</text:p>
      <text:p text:style-name="Preformatted_20_Text"><text:s text:c="20"/>InputParams: IFBUDRInputParams;</text:p>
      <text:p text:style-name="Preformatted_20_Text"><text:s text:c="20"/>ResultSQLType: cardinal): variant; overload; virtual;</text:p>
      <text:p text:style-name="Preformatted_20_Text"><text:s text:c="4"/>procedure Execute(context: IFBUDRExternalContext;</text:p>
      <text:p text:style-name="Preformatted_20_Text"><text:s text:c="21"/>ProcMetadata: IFBUDRProcMetadata;</text:p>
      <text:p text:style-name="Preformatted_20_Text"><text:s text:c="21"/>InputParams: IFBUDRInputParams;</text:p>
      <text:p text:style-name="Preformatted_20_Text"><text:soft-page-break/><text:s text:c="21"/>ReturnValue: ISQLParam); overload; virtual;</text:p>
      <text:p text:style-name="Preformatted_20_Text"><text:s text:c="4"/>class procedure setup(context: IFBUDRExternalContext;</text:p>
      <text:p text:style-name="Preformatted_20_Text"><text:s text:c="19"/>metadata: IFBUDRRoutineMetadata;</text:p>
      <text:p text:style-name="Preformatted_20_Text"><text:s text:c="19"/>inBuilder: IFBUDRMetadataBuilder;</text:p>
      <text:p text:style-name="Preformatted_20_Text"><text:s text:c="19"/>outBuilder: IFBUDRMetadataBuilder); virtual;</text:p>
      <text:p text:style-name="Preformatted_20_Text"><text:s text:c="5"/>property Name: AnsiString read Fname;</text:p>
      <text:p text:style-name="P49">end;</text:p>
      <text:p text:style-name="P137">A sub-class of this class must override one, but not both, of the overloaded Execute function/procedure.</text:p>
      <text:h text:style-name="P201" text:outline-level="3"><text:bookmark-start text:name="__RefHeading___Toc3350_2162549333"/>GetCharSet Function <text:bookmark-end text:name="__RefHeading___Toc3350_2162549333"/></text:h>
      <text:p text:style-name="P85">This function is called by the Firebird engine to allow the external function an opportunity to declare use of a different character set to the connection default. The function returns a character set name as recorded in the database's RDB$CHARACTER_SETS system table.</text:p>
      <text:p text:style-name="P85">The only function parameter provides the execution context (see <text:bookmark-ref text:reference-format="number" text:ref-name="__RefNumPara__1458_2162549333">4.8.1</text:bookmark-ref>).</text:p>
      <text:p text:style-name="P85">It is unlikely that you will want to use this capability. The AnsiString type includes an attribute identifying the code page used to encode the character string. This is recognised by <text:span text:style-name="T48">fbudr</text:span> and any transliteration necessary to or from the connection character is performed automatically.</text:p>
      <text:h text:style-name="P201" text:outline-level="3"><text:bookmark-start text:name="__RefHeading___Toc3352_2162549333"/>Execute Function<text:bookmark-end text:name="__RefHeading___Toc3352_2162549333"/></text:h>
      <text:p text:style-name="P86"><text:span text:style-name="T19">The Execute</text:span><text:span text:style-name="T98"> function is the version used to implement a UDR function when the return type is a simple scalar type (e.g. integer, string, etc.).</text:span></text:p>
      <text:p text:style-name="P87">The function parameters are:</text:p>
      <text:list xml:id="list813206729" text:style-name="L12">
        <text:list-item>
          <text:p text:style-name="P235">The Execution Context (see <text:bookmark-ref text:reference-format="number" text:ref-name="__RefNumPara__1458_2162549333">4.8.1</text:bookmark-ref>).</text:p>
        </text:list-item>
        <text:list-item>
          <text:p text:style-name="P235">The Procedure Metadata (see <text:bookmark-ref text:reference-format="number" text:ref-name="__RefNumPara__1619_2162549333">4.8.3</text:bookmark-ref>).</text:p>
        </text:list-item>
        <text:list-item>
          <text:p text:style-name="P235">The Input Parameter<text:span text:style-name="T102">s</text:span> (see <text:bookmark-ref text:reference-format="number" text:ref-name="__RefNumPara__1621_2162549333">4.8.6</text:bookmark-ref>), and</text:p>
        </text:list-item>
        <text:list-item>
          <text:p text:style-name="P235">The SQL Type of the function result (see list of SQL Type constants in IB.pas <text:span text:style-name="T124">in </text:span><text:span text:style-name="T63">fbintf</text:span>).</text:p>
        </text:list-item>
      </text:list>
      <text:p text:style-name="P87">The function body should perform whatever algorithm is required by the function definition.</text:p>
      <text:p text:style-name="P87">The function result is returned as a variant and must be type compatible with the return value type defined in the database schema Function declaration.</text:p>
      <text:h text:style-name="P202" text:outline-level="3"><text:bookmark-start text:name="__RefHeading___Toc3354_2162549333"/>Execute Procedure<text:bookmark-end text:name="__RefHeading___Toc3354_2162549333"/></text:h>
      <text:p text:style-name="P87">The Execute Procedure is identical in use to the Execute Function expect that the result is returned using the ReturnValue parameter. This is set using the <text:span text:style-name="interface">ISQLParam</text:span> interface which allows for complex types (e.g. Numeric Values, Blobs and Timestamp with time zone).</text:p>
      <text:h text:style-name="P203" text:outline-level="3"><text:bookmark-start text:name="__RefNumPara__1976_2162549333"/><text:bookmark-start text:name="__RefHeading___Toc3356_2162549333"/>Setup Procedure<text:bookmark-end text:name="__RefNumPara__1976_2162549333"/><text:bookmark-end text:name="__RefHeading___Toc3356_2162549333"/></text:h>
      <text:p text:style-name="P124"><text:span text:style-name="T100">This is a class procedure and is called by the Function Factory before each new instance of a</text:span><text:span text:style-name="T124">n external</text:span><text:span text:style-name="T100"> function object </text:span><text:span text:style-name="T124">is</text:span><text:span text:style-name="T100"> instantiated </text:span><text:span text:style-name="T36">from</text:span><text:span text:style-name="T100"> this class. It may </text:span><text:span text:style-name="T124">perform any processing necessary before the object is instantiated and</text:span><text:span text:style-name="T100"> set class var properties or global variables. It is only rarely expected to be used.</text:span></text:p>
      <text:p text:style-name="P88">The procedure parameters are:</text:p>
      <text:list xml:id="list132151789231084" text:continue-numbering="true" text:style-name="L12">
        <text:list-item>
          <text:p text:style-name="P236">The Execution Context (see <text:bookmark-ref text:reference-format="number" text:ref-name="__RefNumPara__1458_2162549333">4.8.1</text:bookmark-ref>).</text:p>
        </text:list-item>
        <text:list-item>
          <text:p text:style-name="P241"><text:soft-page-break/>The Routine Metadata (see <text:bookmark-ref text:reference-format="number" text:ref-name="__RefNumPara__1792_2162549333">4.8.2</text:bookmark-ref>), and</text:p>
        </text:list-item>
        <text:list-item>
          <text:p text:style-name="P241">metadata builder interfaces for the input and output parameters.</text:p>
        </text:list-item>
      </text:list>
      <text:h text:style-name="P190" text:outline-level="2"><text:bookmark-start text:name="__RefNumPara__2172_2162549333"/><text:bookmark-start text:name="__RefHeading___Toc3358_2162549333"/>UDR Execute Procedures<text:bookmark-end text:name="__RefNumPara__2172_2162549333"/><text:bookmark-end text:name="__RefHeading___Toc3358_2162549333"/></text:h>
      <text:p text:style-name="P90">UDR Execute Procedures are defined by sub-classing the TFBUDRExecuteProcedure class <text:span text:style-name="T96">defined in FBUDRController. </text:span>An Execute Procedure is a procedure that returns, at most, only a single row of output parameters. In PSQL, it is characterised by the lack of a “SUSPEND” statement <text:span text:style-name="T102">in the procedure body</text:span>.</text:p>
      <text:p text:style-name="P93"><text:span text:style-name="T101">TFBUDRExecuteProcedure is itself sub-classed from TFBUDRProcedure. </text:span><text:span text:style-name="T97">A simplified declaration of </text:span><text:span text:style-name="T20">both</text:span><text:span text:style-name="T97"> is given below.</text:span></text:p>
      <text:p text:style-name="P51"><text:s text:c="2"/>TFBUDRProcedure = class(Firebird.IExternalProcedureImpl) </text:p>
      <text:p text:style-name="P50"><text:s text:c="2"/>public</text:p>
      <text:p text:style-name="P50"><text:s text:c="4"/>function getCharSet(context: IFBUDRExternalContext): AnsiString; overload; virtual;</text:p>
      <text:p text:style-name="P50"><text:s text:c="4"/>class procedure setup(context: IFBUDRExternalContext;</text:p>
      <text:p text:style-name="P50"><text:s text:c="21"/>metadata: IFBUDRRoutineMetadata;</text:p>
      <text:p text:style-name="P50"><text:s text:c="21"/>inBuilder: IFBUDRMetadataBuilder;</text:p>
      <text:p text:style-name="P50"><text:s text:c="21"/>outBuilder: IFBUDRMetadataBuilder); virtual;</text:p>
      <text:p text:style-name="P50"><text:s text:c="4"/>property Name: AnsiString read FName;</text:p>
      <text:p text:style-name="P50"><text:s text:c="2"/>end;</text:p>
      <text:p text:style-name="P50"/>
      <text:p text:style-name="P51">..TFBUDRExecuteProcedure = class(TFBUDRProcedure)</text:p>
      <text:p text:style-name="Preformatted_20_Text"><text:s text:c="2"/>public</text:p>
      <text:p text:style-name="Preformatted_20_Text"><text:s text:c="4"/>procedure Execute(context: IFBUDRExternalContext;</text:p>
      <text:p text:style-name="Preformatted_20_Text"><text:s text:c="22"/>ProcMetadata: IFBUDRProcMetadata;</text:p>
      <text:p text:style-name="Preformatted_20_Text"><text:s text:c="22"/>InputParams: IFBUDRInputParams;</text:p>
      <text:p text:style-name="Preformatted_20_Text"><text:s text:c="22"/>OutputData: IFBUDROutputData); virtual; abstract;</text:p>
      <text:p text:style-name="P50"><text:s text:c="2"/>end;</text:p>
      <text:p text:style-name="P138">A sub-class of TFBUDRExecuteProcedure must override the Execute Procedure, <text:span text:style-name="T124">and may override the setup and getCharSet functions inherited from TFBUDRProcedure</text:span>.</text:p>
      <text:h text:style-name="P204" text:outline-level="3"><text:bookmark-start text:name="__RefHeading___Toc3360_2162549333"/>The getCharSet Function<text:bookmark-end text:name="__RefHeading___Toc3360_2162549333"/></text:h>
      <text:p text:style-name="P90">See <text:bookmark-ref text:reference-format="number" text:ref-name="__RefNumPara__1792_2162549333">4.8.2</text:bookmark-ref>.</text:p>
      <text:h text:style-name="P204" text:outline-level="3"><text:bookmark-start text:name="__RefHeading___Toc3362_2162549333"/>The Execute Procedure<text:bookmark-end text:name="__RefHeading___Toc3362_2162549333"/></text:h>
      <text:p text:style-name="P93"><text:span text:style-name="T101">This procedure is overridden to implement </text:span><text:span text:style-name="T36">a UDR</text:span><text:span text:style-name="T101"> Execute Procedure and has the following parameters:</text:span></text:p>
      <text:list xml:id="list132150496202899" text:continue-numbering="true" text:style-name="L12">
        <text:list-item>
          <text:p text:style-name="P237">The Execution Context (see <text:bookmark-ref text:reference-format="number" text:ref-name="__RefNumPara__1458_2162549333">4.8.1</text:bookmark-ref>).</text:p>
        </text:list-item>
        <text:list-item>
          <text:p text:style-name="P237">The Procedure Metadata (see <text:bookmark-ref text:reference-format="number" text:ref-name="__RefNumPara__1619_2162549333">4.8.3</text:bookmark-ref>).</text:p>
        </text:list-item>
        <text:list-item>
          <text:p text:style-name="P237">The Input Parameter<text:span text:style-name="T102">s</text:span> (see <text:bookmark-ref text:reference-format="number" text:ref-name="__RefNumPara__1621_2162549333">4.8.6</text:bookmark-ref>), and</text:p>
        </text:list-item>
        <text:list-item>
          <text:p text:style-name="P243">The Output Parameters (see <text:bookmark-ref text:reference-format="number" text:ref-name="__RefNumPara__1974_2162549333">4.8.7</text:bookmark-ref>).</text:p>
        </text:list-item>
      </text:list>
      <text:p text:style-name="P90">The Output Parameters are read/write and used to return the singleton row returned by the procedure.</text:p>
      <text:h text:style-name="P204" text:outline-level="3"><text:bookmark-start text:name="__RefHeading___Toc3364_2162549333"/>The Setup Procedure<text:bookmark-end text:name="__RefHeading___Toc3364_2162549333"/></text:h>
      <text:p text:style-name="P90">See <text:bookmark-ref text:reference-format="number" text:ref-name="__RefNumPara__1976_2162549333">4.4.4</text:bookmark-ref>.</text:p>
      <text:h text:style-name="P190" text:outline-level="2"><text:bookmark-start text:name="__RefHeading___Toc3366_2162549333"/><text:soft-page-break/>UDR Select Procedures<text:bookmark-end text:name="__RefHeading___Toc3366_2162549333"/></text:h>
      <text:p text:style-name="P93"><text:span text:style-name="T101">UDR </text:span><text:span text:style-name="T20">Select</text:span><text:span text:style-name="T101"> Procedures are defined by sub-classing the TFBUDRSelectProcedure class </text:span><text:span text:style-name="T96">defined in FBUDRController. </text:span><text:span text:style-name="T20">A Select</text:span><text:span text:style-name="T101"> Procedure is a procedure that returns, </text:span><text:span text:style-name="T102">zero, </text:span><text:span text:style-name="T21">one or more</text:span><text:span text:style-name="T101"> row of output parameters. In PSQL, it is characterised by </text:span><text:span text:style-name="T21">including</text:span><text:span text:style-name="T101"> a “SUSPEND” statement </text:span><text:span text:style-name="T102">in the procedure body</text:span><text:span text:style-name="T101">.</text:span></text:p>
      <text:p text:style-name="P94"><text:span text:style-name="T101">TFBUDRSelectProcedure is itself sub-classed from TFBUDRProcedure </text:span><text:span text:style-name="T102">(see </text:span><text:span text:style-name="T102"><text:bookmark-ref text:reference-format="number" text:ref-name="__RefNumPara__2172_2162549333">4.5</text:bookmark-ref></text:span><text:span text:style-name="T102">)</text:span><text:span text:style-name="T101">. </text:span><text:span text:style-name="T97">A simplified declaration of </text:span><text:span text:style-name="T20">TFBUDRSelectProcedure</text:span><text:span text:style-name="T97"> is given below.</text:span></text:p>
      <text:p text:style-name="Preformatted_20_Text"><text:s text:c="2"/>TFBUDRSelectProcedure = class(TFBUDRProcedure)</text:p>
      <text:p text:style-name="Preformatted_20_Text"><text:s text:c="2"/>public</text:p>
      <text:p text:style-name="Preformatted_20_Text"><text:s text:c="4"/>procedure open(context: IFBUDRExternalContext;</text:p>
      <text:p text:style-name="Preformatted_20_Text"><text:s text:c="21"/>ProcMetadata: IFBUDRProcMetadata;</text:p>
      <text:p text:style-name="Preformatted_20_Text"><text:s text:c="21"/>InputParams: IFBUDRInputParams); overload; virtual; abstract;</text:p>
      <text:p text:style-name="Preformatted_20_Text"><text:s text:c="4"/>function fetch(OutputData: IFBUDROutputData): boolean; virtual;</text:p>
      <text:p text:style-name="Preformatted_20_Text"><text:s text:c="4"/>procedure close; virtual;</text:p>
      <text:p text:style-name="Preformatted_20_Text"><text:s text:c="2"/><text:span text:style-name="T102">end;</text:span></text:p>
      <text:p text:style-name="P140"><text:span text:style-name="T102">A sub-class of TFBUDRSelectProcedure must </text:span><text:span text:style-name="T91">override</text:span><text:span text:style-name="T102"> the open procedure and the fetch function. It may override the close procedure. It may also override the getCharset function and the setup procedure inherited from TFBUDRProcedure.</text:span></text:p>
      <text:p text:style-name="P139">The sub-class will typically include private properties used to pass information from the open procedure to the fetch function.</text:p>
      <text:h text:style-name="P205" text:outline-level="3"><text:bookmark-start text:name="__RefHeading___Toc3368_2162549333"/>The getCharSet Function<text:bookmark-end text:name="__RefHeading___Toc3368_2162549333"/></text:h>
      <text:p text:style-name="P91">See <text:bookmark-ref text:reference-format="number" text:ref-name="__RefNumPara__1792_2162549333">4.8.2</text:bookmark-ref>.</text:p>
      <text:h text:style-name="P207" text:outline-level="3"><text:bookmark-start text:name="__RefHeading___Toc3370_2162549333"/>The Open Procedure<text:bookmark-end text:name="__RefHeading___Toc3370_2162549333"/></text:h>
      <text:p text:style-name="P95">This procedure is used to initialise the select procedure and must perform the work necessary for the subsequent call to the fetch function to return the first data row, if any.</text:p>
      <text:p text:style-name="P91"><text:span text:style-name="T102">It </text:span>has the following parameters:</text:p>
      <text:list xml:id="list132150708020696" text:continue-numbering="true" text:style-name="L12">
        <text:list-item>
          <text:p text:style-name="P238">The Execution Context (see <text:bookmark-ref text:reference-format="number" text:ref-name="__RefNumPara__1458_2162549333">4.8.1</text:bookmark-ref>).</text:p>
        </text:list-item>
        <text:list-item>
          <text:p text:style-name="P238">The Procedure Metadata (see <text:bookmark-ref text:reference-format="number" text:ref-name="__RefNumPara__1619_2162549333">4.8.3</text:bookmark-ref>), <text:span text:style-name="T102">and</text:span></text:p>
        </text:list-item>
        <text:list-item>
          <text:p text:style-name="P238">The Input Parameter<text:span text:style-name="T102">s</text:span> (see <text:bookmark-ref text:reference-format="number" text:ref-name="__RefNumPara__1621_2162549333">4.8.6</text:bookmark-ref>).</text:p>
        </text:list-item>
      </text:list>
      <text:h text:style-name="P208" text:outline-level="3"><text:bookmark-start text:name="__RefHeading___Toc3372_2162549333"/>The fetch function<text:bookmark-end text:name="__RefHeading___Toc3372_2162549333"/></text:h>
      <text:p text:style-name="P96">The fetch function will be called repetitively by the Firebird engine to return each output row in the dataset returned by a select procedure, until the function returns false in order to indicate no more data.</text:p>
      <text:p text:style-name="P96">The output row is returned using the output parameters (see <text:bookmark-ref text:reference-format="number" text:ref-name="__RefNumPara__1974_2162549333">4.8.7</text:bookmark-ref>).</text:p>
      <text:h text:style-name="P208" text:outline-level="3"><text:bookmark-start text:name="__RefHeading___Toc3374_2162549333"/>The close Procedure<text:bookmark-end text:name="__RefHeading___Toc3374_2162549333"/></text:h>
      <text:p text:style-name="P96">The close procedure is called after the fetch function returns false or otherwise when the object is destroyed. It may be used to perform any tidying up necessary (e.g. releasing resources) after the last row has been returned.</text:p>
      <text:h text:style-name="P206" text:outline-level="3"><text:bookmark-start text:name="__RefHeading___Toc3376_2162549333"/><text:soft-page-break/>The Setup Procedure<text:bookmark-end text:name="__RefHeading___Toc3376_2162549333"/></text:h>
      <text:p text:style-name="P92">See <text:bookmark-ref text:reference-format="number" text:ref-name="__RefNumPara__1976_2162549333">4.4.4</text:bookmark-ref>.</text:p>
      <text:h text:style-name="P191" text:outline-level="2"><text:bookmark-start text:name="__RefHeading___Toc3378_2162549333"/>UDR Triggers<text:bookmark-end text:name="__RefHeading___Toc3378_2162549333"/></text:h>
      <text:p text:style-name="P98"><text:span text:style-name="T96">UDR </text:span><text:span text:style-name="T23">Triggers</text:span><text:span text:style-name="T96"> are defined by sub-classing the TFBUDRTrigger class defined in FBUDRController. </text:span><text:span text:style-name="T97">A simplified declaration of TFBUDRTrigger is given below.</text:span></text:p>
      <text:p text:style-name="Preformatted_20_Text"><text:s text:c="2"/>TFBUDRTrigger = class(Firebird.I<text:span text:style-name="T125">E</text:span>xternalTriggerImpl)</text:p>
      <text:p text:style-name="Preformatted_20_Text"><text:s text:c="2"/><text:span text:style-name="T103">public</text:span></text:p>
      <text:p text:style-name="Preformatted_20_Text"><text:s text:c="4"/>function getCharSet(context: IFBUDRExternalContext): AnsiString; overload; virtual;</text:p>
      <text:p text:style-name="Preformatted_20_Text"><text:s text:c="4"/>procedure After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InputParams); virtual;</text:p>
      <text:p text:style-name="Preformatted_20_Text"><text:s text:c="4"/>procedure BeforeTrigger(context: IFBUDRExternalContext;</text:p>
      <text:p text:style-name="Preformatted_20_Text"><text:s text:c="27"/>TriggerMetaData: IFBUDRTriggerMetaData;</text:p>
      <text:p text:style-name="Preformatted_20_Text"><text:s text:c="27"/>action: TFBUDRTriggerAction;</text:p>
      <text:p text:style-name="Preformatted_20_Text"><text:s text:c="27"/>OldParams: IFBUDRInputParams;</text:p>
      <text:p text:style-name="Preformatted_20_Text"><text:s text:c="27"/>NewParams: IFBUDROutputData); virtual; </text:p>
      <text:p text:style-name="Preformatted_20_Text"><text:s text:c="4"/>procedure DatabaseTrigger(context: IFBUDRExternalContext;</text:p>
      <text:p text:style-name="Preformatted_20_Text"><text:s text:c="27"/>TriggerMetaData: IFBUDRTriggerMetaData); virtual;</text:p>
      <text:p text:style-name="Preformatted_20_Text"><text:s text:c="4"/>class procedure setup(context: IFBUDRExternalContext;</text:p>
      <text:p text:style-name="Preformatted_20_Text"><text:s text:c="19"/>metadata: IFBUDRRoutineMetadata;</text:p>
      <text:p text:style-name="Preformatted_20_Text"><text:s text:c="19"/>fieldsBuilder: IFBUDRMetadataBuilder); virtual; </text:p>
      <text:p text:style-name="Preformatted_20_Text"><text:s text:c="2"/><text:span text:style-name="T103">end;</text:span></text:p>
      <text:p text:style-name="P141">Normally only one of the AfterTrigger, BeforeTrigger and DatabaseTrigger procedures is overridden by a sub-class. <text:span text:style-name="T125">Optionally, <text:s/>getCharSet and setup may also be overridden.</text:span></text:p>
      <text:h text:style-name="P206" text:outline-level="3"><text:bookmark-start text:name="__RefHeading___Toc3380_2162549333"/>The getCharSet Function<text:bookmark-end text:name="__RefHeading___Toc3380_2162549333"/></text:h>
      <text:p text:style-name="P92">See <text:bookmark-ref text:reference-format="number" text:ref-name="__RefNumPara__1792_2162549333">4.8.2</text:bookmark-ref>.</text:p>
      <text:h text:style-name="P209" text:outline-level="3"><text:bookmark-start text:name="__RefHeading___Toc3382_2162549333"/>The AfterTrigger Procedure<text:bookmark-end text:name="__RefHeading___Toc3382_2162549333"/></text:h>
      <text:p text:style-name="P97">Override AfterTrigger in order to carry out an <text:span text:style-name="T48">after</text:span> trigger's function. Separate interfaces <text:s/>are used to provide the "old" and "new" values of each of the parent dataset's columns. Note that these are both read only for an <text:span text:style-name="T48">after</text:span> trigger. <text:span text:style-name="T104">The procedure parameters are:</text:span></text:p>
      <text:list xml:id="list132151097934386" text:continue-numbering="true" text:style-name="L12">
        <text:list-item>
          <text:p text:style-name="P239">The Execution Context (see <text:bookmark-ref text:reference-format="number" text:ref-name="__RefNumPara__1458_2162549333">4.8.1</text:bookmark-ref>).</text:p>
        </text:list-item>
        <text:list-item>
          <text:p text:style-name="P233"><text:span text:style-name="T99">The </text:span><text:span text:style-name="T23">Trigger</text:span><text:span text:style-name="T99"> Metadata </text:span><text:span text:style-name="T104">(see </text:span><text:span text:style-name="T104"><text:bookmark-ref text:reference-format="number" text:ref-name="__RefNumPara__2822_2162549333">4.8.4</text:bookmark-ref></text:span><text:span text:style-name="T104">)</text:span></text:p>
        </text:list-item>
        <text:list-item>
          <text:p text:style-name="P233">“<text:span text:style-name="T104">Action” identifying the trigger as an Update, Insert or Delete trigger.</text:span></text:p>
        </text:list-item>
        <text:list-item>
          <text:p text:style-name="P244">The OldParams (see <text:bookmark-ref text:reference-format="number" text:ref-name="__RefNumPara__1621_2162549333">4.8.6</text:bookmark-ref>) providing the “old” values i.e. prior to the dataset update (Update and Delete triggers only)</text:p>
        </text:list-item>
        <text:list-item>
          <text:p text:style-name="P244">The NewParams (see <text:bookmark-ref text:reference-format="number" text:ref-name="__RefNumPara__1621_2162549333">4.8.6</text:bookmark-ref>) providing the “new” value i.e. after the database update (Update and Insert Triggers only).</text:p>
        </text:list-item>
      </text:list>
      <text:h text:style-name="Heading_20_3" text:outline-level="3"><text:bookmark-start text:name="__RefHeading___Toc3384_2162549333"/>The Before Trigger Procedure<text:bookmark-end text:name="__RefHeading___Toc3384_2162549333"/></text:h>
      <text:p text:style-name="Standard">Override BeforeTrigger in order to carry out a <text:span text:style-name="T48">before</text:span> trigger's function. Separate interfaces are used to provide the "old" and "new" values of each of the parent dataset's columns. Note that the new values are writeable for an <text:span text:style-name="T48">after</text:span> trigger.</text:p>
      <text:p text:style-name="P100"><text:soft-page-break/>The procedure parameters are:</text:p>
      <text:list xml:id="list132152227106446" text:continue-numbering="true" text:style-name="L12">
        <text:list-item>
          <text:p text:style-name="P239">The Execution Context (see <text:bookmark-ref text:reference-format="number" text:ref-name="__RefNumPara__1458_2162549333">4.8.1</text:bookmark-ref>).</text:p>
        </text:list-item>
        <text:list-item>
          <text:p text:style-name="P233"><text:span text:style-name="T99">The </text:span><text:span text:style-name="T23">Trigger</text:span><text:span text:style-name="T99"> Metadata </text:span><text:span text:style-name="T104">(see </text:span><text:span text:style-name="T104"><text:bookmark-ref text:reference-format="number" text:ref-name="__RefNumPara__2822_2162549333">4.8.4</text:bookmark-ref></text:span><text:span text:style-name="T104">)</text:span></text:p>
        </text:list-item>
        <text:list-item>
          <text:p text:style-name="P233">“<text:span text:style-name="T104">Action” identifying the trigger as an Update, Insert or Delete trigger.</text:span></text:p>
        </text:list-item>
        <text:list-item>
          <text:p text:style-name="P244">The OldParams (see <text:bookmark-ref text:reference-format="number" text:ref-name="__RefNumPara__1621_2162549333">4.8.6</text:bookmark-ref>) providing the “old” values i.e. prior to the dataset update. (Update and Delete triggers only)</text:p>
        </text:list-item>
        <text:list-item>
          <text:p text:style-name="P244">The NewParams (Update and Insert Triggers only) (see (<text:bookmark-ref text:reference-format="number" text:ref-name="__RefNumPara__1974_2162549333">4.8.7</text:bookmark-ref>).</text:p>
        </text:list-item>
      </text:list>
      <text:p text:style-name="P98"><text:span text:style-name="T104">The NewParams may be used to set </text:span><text:span text:style-name="T37">updated</text:span><text:span text:style-name="T104"> values for the </text:span><text:span text:style-name="T37">dataset</text:span><text:span text:style-name="T104"> columns prior to the update, or insert action.</text:span></text:p>
      <text:h text:style-name="P209" text:outline-level="3"><text:bookmark-start text:name="__RefHeading___Toc3386_2162549333"/>The Database Trigger Procedure<text:bookmark-end text:name="__RefHeading___Toc3386_2162549333"/></text:h>
      <text:p text:style-name="P97">Override DatabaseTrigger in order to carry out a <text:span text:style-name="T37">database</text:span> trigger's function. Note that a database trigger does not have any input values, <text:span text:style-name="T104">and has only the following parameters:</text:span></text:p>
      <text:list xml:id="list132152225495095" text:continue-numbering="true" text:style-name="L12">
        <text:list-item>
          <text:p text:style-name="P239">The Execution Context (see <text:bookmark-ref text:reference-format="number" text:ref-name="__RefNumPara__1458_2162549333">4.8.1</text:bookmark-ref>).</text:p>
        </text:list-item>
        <text:list-item>
          <text:p text:style-name="P233"><text:span text:style-name="T99">The </text:span><text:span text:style-name="T23">Trigger</text:span><text:span text:style-name="T99"> Metadata </text:span><text:span text:style-name="T104">(see </text:span><text:span text:style-name="T104"><text:bookmark-ref text:reference-format="number" text:ref-name="__RefNumPara__2822_2162549333">4.8.4</text:bookmark-ref></text:span><text:span text:style-name="T104">)</text:span></text:p>
        </text:list-item>
      </text:list>
      <text:h text:style-name="P209" text:outline-level="3"><text:bookmark-start text:name="__RefHeading___Toc3388_2162549333"/>The Setup Procedure<text:bookmark-end text:name="__RefHeading___Toc3388_2162549333"/></text:h>
      <text:p text:style-name="P125"><text:span text:style-name="T100">This is a class procedure and is called by the </text:span><text:span text:style-name="T22">Trigger</text:span><text:span text:style-name="T100"> Factory before each new instance is created of a </text:span><text:span text:style-name="T22">trigger</text:span><text:span text:style-name="T100"> object instantiated using this class. It may </text:span><text:span text:style-name="T124">perform any processing necessary before the object is instantiated and</text:span><text:span text:style-name="T100"> set class var properties or global variables. It is only rarely expected to be used.</text:span></text:p>
      <text:p text:style-name="P89">The procedure parameters are:</text:p>
      <text:list xml:id="list132151366726519" text:continue-numbering="true" text:style-name="L12">
        <text:list-item>
          <text:p text:style-name="P240">The Execution Context (see <text:bookmark-ref text:reference-format="number" text:ref-name="__RefNumPara__1458_2162549333">4.8.1</text:bookmark-ref>).</text:p>
        </text:list-item>
        <text:list-item>
          <text:p text:style-name="P242">The Routine Metadata (see <text:bookmark-ref text:reference-format="number" text:ref-name="__RefNumPara__1792_2162549333">4.8.2</text:bookmark-ref>), and</text:p>
        </text:list-item>
        <text:list-item>
          <text:p text:style-name="P234"><text:span text:style-name="T103">the </text:span><text:span text:style-name="T100">metadata builder interface for the </text:span><text:span text:style-name="T22">trigger metadata</text:span><text:span text:style-name="T100">.</text:span></text:p>
        </text:list-item>
      </text:list>
      <text:h text:style-name="P192" text:outline-level="2"><text:bookmark-start text:name="__RefHeading___Toc3390_2162549333"/>Support Interfaces<text:bookmark-end text:name="__RefHeading___Toc3390_2162549333"/></text:h>
      <text:h text:style-name="P201" text:outline-level="3"><text:bookmark-start text:name="__RefNumPara__1458_2162549333"/><text:bookmark-start text:name="__RefHeading___Toc3392_2162549333"/>External Context<text:bookmark-end text:name="__RefNumPara__1458_2162549333"/><text:bookmark-end text:name="__RefHeading___Toc3392_2162549333"/></text:h>
      <text:p text:style-name="P101">The External Context interface is provided as a parameter to most UDR function, procedure and trigger methods. It provides access to context information provided by Firebird and to the log and configuration files.</text:p>
      <text:p text:style-name="Preformatted_20_Text"><text:s/>IFBUDRExternalContext = interface</text:p>
      <text:p text:style-name="Preformatted_20_Text"><text:s text:c="4"/>['{00b2616d-12e0-436a-8c2c-58670a2be805}']</text:p>
      <text:p text:style-name="Preformatted_20_Text"><text:s text:c="4"/>function GetFirebirdAPI: IFirebirdAPI;</text:p>
      <text:p text:style-name="Preformatted_20_Text"><text:s text:c="4"/>function GetAttachment: IAttachment;</text:p>
      <text:p text:style-name="Preformatted_20_Text"><text:s text:c="4"/>function GetTransaction: ITransaction;</text:p>
      <text:p text:style-name="Preformatted_20_Text"><text:s text:c="4"/>function GetUserName: AnsiString;</text:p>
      <text:p text:style-name="Preformatted_20_Text"><text:s text:c="4"/>function GetDatabaseName: AnsiString;</text:p>
      <text:p text:style-name="Preformatted_20_Text"><text:s text:c="4"/>function GetClientCharSet: AnsiString;</text:p>
      <text:p text:style-name="Preformatted_20_Text"><text:s text:c="4"/>function obtainInfoCode: Integer;</text:p>
      <text:p text:style-name="Preformatted_20_Text"><text:s text:c="4"/>function getInfo(code: Integer): Pointer;</text:p>
      <text:p text:style-name="Preformatted_20_Text"><text:s text:c="4"/>function setInfo(code: Integer; value: Pointer): Pointer;</text:p>
      <text:p text:style-name="Preformatted_20_Text"><text:s text:c="4"/>function getStatus: Firebird.IStatus;</text:p>
      <text:p text:style-name="Preformatted_20_Text"><text:soft-page-break/><text:s text:c="4"/>procedure CheckStatus;</text:p>
      <text:p text:style-name="Preformatted_20_Text"><text:s text:c="4"/>function HasConfigFile: boolean;</text:p>
      <text:p text:style-name="Preformatted_20_Text"><text:s text:c="4"/>function ReadConfigString(Section, Ident, DefaultValue: AnsiString): AnsiString;</text:p>
      <text:p text:style-name="Preformatted_20_Text"><text:s text:c="4"/>function ReadConfigInteger(Section, Ident: AnsiString; DefaultValue: integer): integer;</text:p>
      <text:p text:style-name="Preformatted_20_Text"><text:s text:c="4"/>function ReadConfigBool(Section, Ident: AnsiString; DefaultValue: boolean): boolean;</text:p>
      <text:p text:style-name="Preformatted_20_Text"><text:s text:c="4"/>procedure WriteToLog(Msg: AnsiString);</text:p>
      <table:table table:name="Table4" table:style-name="Table4">
        <table:table-column table:style-name="Table4.A"/>
        <table:table-column table:style-name="Table4.B"/>
        <table:table-row table:style-name="TableLine94545375197744">
          <table:table-cell table:style-name="Table4.A1" office:value-type="string">
            <text:p text:style-name="P161">GetFirebirdAPI</text:p>
          </table:table-cell>
          <table:table-cell table:style-name="Table4.B1" office:value-type="string">
            <text:p text:style-name="P161">Returns the Firebird Pascal API Interface provided by the <text:span text:style-name="T48">fbintf</text:span> package. This is an encapsulation of the Firebird <text:span text:style-name="interface">IMaster</text:span> interface. Note that this instance of the <text:span text:style-name="interface">IFirebirdAPI</text:span> interface does not provide any information about the underlying Firebird Client library.</text:p>
          </table:table-cell>
        </table:table-row>
        <table:table-row table:style-name="TableLine94545375100224">
          <table:table-cell table:style-name="Table4.A2" office:value-type="string">
            <text:p text:style-name="Table_20_Contents">GetAttachment</text:p>
          </table:table-cell>
          <table:table-cell table:style-name="Table4.B2" office:value-type="string">
            <text:p text:style-name="P161">Returns the <text:span text:style-name="T48">fbintf</text:span> <text:span text:style-name="interface">IAttachment</text:span> interface for the calling user's database attachment.</text:p>
          </table:table-cell>
        </table:table-row>
        <table:table-row table:style-name="TableLine94545375104064">
          <table:table-cell table:style-name="Table4.A2" office:value-type="string">
            <text:p text:style-name="Table_20_Contents">GetTransaction</text:p>
          </table:table-cell>
          <table:table-cell table:style-name="Table4.B2" office:value-type="string">
            <text:p text:style-name="P161">Returns the <text:span text:style-name="T48">fbintf</text:span> <text:span text:style-name="interface">ITransaction</text:span> interface for the transaction under which the UDR is invoked.</text:p>
          </table:table-cell>
        </table:table-row>
        <table:table-row table:style-name="TableLine94545375109472">
          <table:table-cell table:style-name="Table4.A2" office:value-type="string">
            <text:p text:style-name="Table_20_Contents">GetUserName</text:p>
          </table:table-cell>
          <table:table-cell table:style-name="Table4.B2" office:value-type="string">
            <text:p text:style-name="P161">Returns the logged in user name for the user invoking the UDR.</text:p>
          </table:table-cell>
        </table:table-row>
        <table:table-row table:style-name="TableLine94545374342528">
          <table:table-cell table:style-name="Table4.A2" office:value-type="string">
            <text:p text:style-name="Table_20_Contents">GetDatabaseName</text:p>
          </table:table-cell>
          <table:table-cell table:style-name="Table4.B2" office:value-type="string">
            <text:p text:style-name="P161">Returns the path to the database file on the server.</text:p>
          </table:table-cell>
        </table:table-row>
        <table:table-row table:style-name="TableLine94545375121600">
          <table:table-cell table:style-name="Table4.A2" office:value-type="string">
            <text:p text:style-name="Table_20_Contents">GetClientCharSet</text:p>
          </table:table-cell>
          <table:table-cell table:style-name="Table4.B2" office:value-type="string">
            <text:p text:style-name="P161">Returns the name of the connection character set.</text:p>
          </table:table-cell>
        </table:table-row>
        <table:table-row table:style-name="TableLine94545375123088">
          <table:table-cell table:style-name="Table4.A2" office:value-type="string">
            <text:p text:style-name="Table_20_Contents"><text:span text:style-name="T105">o</text:span>btainInfoCode</text:p>
          </table:table-cell>
          <table:table-cell table:style-name="Table4.B2" office:value-type="string">
            <text:p text:style-name="P161">Guaranteed to return a unique integer allocated from a monotonically increasing series.</text:p>
          </table:table-cell>
        </table:table-row>
        <table:table-row table:style-name="TableLine94545375127664">
          <table:table-cell table:style-name="Table4.A2" office:value-type="string">
            <text:p text:style-name="Table_20_Contents"><text:span text:style-name="T105">g</text:span>etInfo</text:p>
          </table:table-cell>
          <table:table-cell table:style-name="Table4.B2" office:value-type="string">
            <text:p text:style-name="P161">Returns a pointer to a memory block previously saved using a unique code. </text:p>
          </table:table-cell>
        </table:table-row>
        <table:table-row table:style-name="TableLine94545375136800">
          <table:table-cell table:style-name="Table4.A2" office:value-type="string">
            <text:p text:style-name="Table_20_Contents"><text:span text:style-name="T105">s</text:span>etInfo</text:p>
          </table:table-cell>
          <table:table-cell table:style-name="Table4.B2" office:value-type="string">
            <text:p text:style-name="P161">Used to save a pointer to a memory block using a unique code and for later retrieval by getInfo. <text:span text:style-name="T126">The unique code is usually allocated by a call to obtainInforCode.</text:span></text:p>
          </table:table-cell>
        </table:table-row>
        <table:table-row table:style-name="TableLine94545375139008">
          <table:table-cell table:style-name="Table4.A2" office:value-type="string">
            <text:p text:style-name="Table_20_Contents">getStatus</text:p>
          </table:table-cell>
          <table:table-cell table:style-name="Table4.B2" office:value-type="string">
            <text:p text:style-name="P168"><text:span text:style-name="T105">Returns a Firebird </text:span><text:span text:style-name="interface"><text:span text:style-name="T42">IStatus</text:span></text:span><text:span text:style-name="T105"> interface. This can be used in calls to the Firebird API in order to </text:span><text:span text:style-name="T32">receive any</text:span><text:span text:style-name="T105"> error information </text:span><text:span text:style-name="T126">returned by the API call</text:span><text:span text:style-name="T105">.</text:span></text:p>
          </table:table-cell>
        </table:table-row>
        <table:table-row table:style-name="TableLine94545375140928">
          <table:table-cell table:style-name="Table4.A2" office:value-type="string">
            <text:p text:style-name="Table_20_Contents">CheckStatus</text:p>
          </table:table-cell>
          <table:table-cell table:style-name="Table4.B2" office:value-type="string">
            <text:p text:style-name="P168"><text:span text:style-name="T105">Checks the status interface returned by a call to getStatus and raises and exception if an error is detected. A call to CheckStatus should follow each call to the Firebird API that uses a</text:span><text:span text:style-name="T126">n</text:span><text:span text:style-name="T105"> </text:span><text:span text:style-name="interface"><text:span text:style-name="T126">IS</text:span></text:span><text:span text:style-name="interface"><text:span text:style-name="T105">tatus</text:span></text:span><text:span text:style-name="T105"> interface </text:span><text:span text:style-name="T32">provided</text:span><text:span text:style-name="T105"> by getStatus.</text:span></text:p>
          </table:table-cell>
        </table:table-row>
        <table:table-row table:style-name="TableLine94545375142848">
          <table:table-cell table:style-name="Table4.A2" office:value-type="string">
            <text:p text:style-name="Table_20_Contents">HasConfigFile</text:p>
          </table:table-cell>
          <table:table-cell table:style-name="Table4.B2" office:value-type="string">
            <text:p text:style-name="P162">Returns true if a configuration file for this UDR library has been located and loaded.</text:p>
          </table:table-cell>
        </table:table-row>
        <table:table-row table:style-name="TableLine94545375144912">
          <table:table-cell table:style-name="Table4.A2" office:value-type="string">
            <text:p text:style-name="Table_20_Contents">ReadConfigString</text:p>
          </table:table-cell>
          <table:table-cell table:style-name="Table4.B2" office:value-type="string">
            <text:p text:style-name="P162">Used to return a configuration file entry of type string in the identified section and with the given name.</text:p>
          </table:table-cell>
        </table:table-row>
        <table:table-row table:style-name="TableLine94545375147120">
          <table:table-cell table:style-name="Table4.A2" office:value-type="string">
            <text:p text:style-name="Table_20_Contents">ReadConfigInteger</text:p>
          </table:table-cell>
          <table:table-cell table:style-name="Table4.B2" office:value-type="string">
            <text:p text:style-name="P163"><text:span text:style-name="T106">Used to return a configuration file entry of type </text:span><text:span text:style-name="T30">integer</text:span><text:span text:style-name="T106"> in the identified section and with the given name.</text:span></text:p>
          </table:table-cell>
        </table:table-row>
        <table:table-row table:style-name="TableLine94545375151136">
          <table:table-cell table:style-name="Table4.A2" office:value-type="string">
            <text:p text:style-name="Table_20_Contents">ReadConfigBool</text:p>
          </table:table-cell>
          <table:table-cell table:style-name="Table4.B2" office:value-type="string">
            <text:p text:style-name="P163"><text:span text:style-name="T106">Used to return a configuration file entry of type </text:span><text:span text:style-name="T30">boolean</text:span><text:span text:style-name="T106"> in the identified section and with the given name.</text:span></text:p>
          </table:table-cell>
        </table:table-row>
        <table:table-row table:style-name="TableLine94545375156032">
          <table:table-cell table:style-name="Table4.A2" office:value-type="string">
            <text:p text:style-name="Table_20_Contents">WriteToLog</text:p>
          </table:table-cell>
          <table:table-cell table:style-name="Table4.B2" office:value-type="string">
            <text:p text:style-name="P162">Writes the provided message to the UDR library log. This message is silently discarded if the log file is disabled.</text:p>
          </table:table-cell>
        </table:table-row>
      </table:table>
      <text:p text:style-name="Text_20_body"/>
      <text:h text:style-name="P201" text:outline-level="3"><text:bookmark-start text:name="__RefNumPara__1792_2162549333"/><text:bookmark-start text:name="__RefHeading___Toc3394_2162549333"/><text:soft-page-break/>Routine Metadata<text:bookmark-end text:name="__RefNumPara__1792_2162549333"/><text:bookmark-end text:name="__RefHeading___Toc3394_2162549333"/></text:h>
      <text:p text:style-name="P103">Routine metadata is provided by the Firebird engine with most calls to UDR functions, procedures and triggers. The interface is generic to each type of UDR. Filtered versions i.e. <text:span text:style-name="interface">IFBUDRProcMetadata</text:span> and <text:span text:style-name="interface">IFBUDRTriggerMetaData</text:span> are used in most instances.</text:p>
      <text:p text:style-name="Preformatted_20_Text"><text:s/>IFBUDRRoutineMetadata = interface</text:p>
      <text:p text:style-name="Preformatted_20_Text"><text:s text:c="4"/>['{28a03226-e8df-40e8-b67f-d3dc27886e9f}']</text:p>
      <text:p text:style-name="Preformatted_20_Text"><text:s text:c="4"/>function getPackage: AnsiString;</text:p>
      <text:p text:style-name="Preformatted_20_Text"><text:s text:c="4"/>function getName: AnsiString;</text:p>
      <text:p text:style-name="Preformatted_20_Text"><text:s text:c="4"/>function getEntryPoint: AnsiString; {response is parsed into the following three components}</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Body: AnsiString;</text:p>
      <text:p text:style-name="Preformatted_20_Text"><text:s text:c="4"/>function HasInputMetadata: boolean;</text:p>
      <text:p text:style-name="Preformatted_20_Text"><text:s text:c="4"/>function HasOutputMetadata: boolean;</text:p>
      <text:p text:style-name="Preformatted_20_Text"><text:s text:c="4"/>function HasTriggerMetadata: boolean;</text:p>
      <text:p text:style-name="Preformatted_20_Text"><text:s text:c="4"/>function getFBInputMetadata: IFBUDRMessageMetadata;</text:p>
      <text:p text:style-name="Preformatted_20_Text"><text:s text:c="4"/>function getFBOutputMetadata: IFBUDRMessageMetadata;</text:p>
      <text:p text:style-name="Preformatted_20_Text"><text:s text:c="4"/>function getFBTriggerMetadata: IFBUDRMessageMetadata;</text:p>
      <text:p text:style-name="Preformatted_20_Text"><text:s text:c="4"/>function getTriggerTable: AnsiString;</text:p>
      <text:p text:style-name="Preformatted_20_Text"><text:s text:c="4"/>function getTriggerType: TFBUDRTriggerType;</text:p>
      <text:p text:style-name="Preformatted_20_Text"><text:s text:c="2"/>end;</text:p>
      <table:table table:name="Table5" table:style-name="Table5">
        <table:table-column table:style-name="Table5.A"/>
        <table:table-column table:style-name="Table5.B"/>
        <table:table-row table:style-name="TableLine94545375172240">
          <table:table-cell table:style-name="Table5.A1" office:value-type="string">
            <text:p text:style-name="Table_20_Contents"><text:span text:style-name="T107">g</text:span>etPackage</text:p>
          </table:table-cell>
          <table:table-cell table:style-name="Table5.B1" office:value-type="string">
            <text:p text:style-name="P164">Returns the name of the “package”, if any, in which the function or procedure has been defined as part of in database schema.</text:p>
          </table:table-cell>
        </table:table-row>
        <table:table-row table:style-name="TableLine94545375285056">
          <table:table-cell table:style-name="Table5.A2" office:value-type="string">
            <text:p text:style-name="Table_20_Contents">getName</text:p>
          </table:table-cell>
          <table:table-cell table:style-name="Table5.B2" office:value-type="string">
            <text:p text:style-name="P164">Returns the function, procedure or trigger name as used in the database schema definition.</text:p>
          </table:table-cell>
        </table:table-row>
        <table:table-row table:style-name="TableLine94545375286448">
          <table:table-cell table:style-name="Table5.A2" office:value-type="string">
            <text:p text:style-name="Table_20_Contents">getEntryPoint</text:p>
          </table:table-cell>
          <table:table-cell table:style-name="Table5.B2" office:value-type="string">
            <text:p text:style-name="P164">Returns the entry point name as given in the database schema definition. This is decomposed into its three parts in the next three interface functions.</text:p>
          </table:table-cell>
        </table:table-row>
        <table:table-row table:style-name="TableLine94545375287088">
          <table:table-cell table:style-name="Table5.A2" office:value-type="string">
            <text:p text:style-name="Table_20_Contents"><text:span text:style-name="T107">g</text:span>etModuleName</text:p>
          </table:table-cell>
          <table:table-cell table:style-name="Table5.B2" office:value-type="string">
            <text:p text:style-name="P164">Returns the mo<text:span text:style-name="T127">d</text:span>ule (or library name) part of the entry point name.</text:p>
          </table:table-cell>
        </table:table-row>
        <table:table-row table:style-name="TableLine94545375287728">
          <table:table-cell table:style-name="Table5.A2" office:value-type="string">
            <text:p text:style-name="Table_20_Contents">getRoutineName</text:p>
          </table:table-cell>
          <table:table-cell table:style-name="Table5.B2" office:value-type="string">
            <text:p text:style-name="P164">Returns the routine name part of the entry point name.</text:p>
          </table:table-cell>
        </table:table-row>
        <table:table-row table:style-name="TableLine94545375288368">
          <table:table-cell table:style-name="Table5.A2" office:value-type="string">
            <text:p text:style-name="Table_20_Contents">getInfo</text:p>
          </table:table-cell>
          <table:table-cell table:style-name="Table5.B2" office:value-type="string">
            <text:p text:style-name="P166"><text:span text:style-name="T107">Returns the </text:span><text:span text:style-name="T31">info</text:span><text:span text:style-name="T107"> part of the entry point name. This part is optional and, if present, is passed by Firebird as an opaque string to the UDR. Its purpose </text:span><text:span text:style-name="T127">is </text:span><text:span text:style-name="T31">whatever</text:span><text:span text:style-name="T107"> the UDR considers it to be.</text:span></text:p>
          </table:table-cell>
        </table:table-row>
        <table:table-row table:style-name="TableLine94545375288960">
          <table:table-cell table:style-name="Table5.A2" office:value-type="string">
            <text:p text:style-name="Table_20_Contents">getBody</text:p>
          </table:table-cell>
          <table:table-cell table:style-name="Table5.B2" office:value-type="string">
            <text:p text:style-name="P164">Returns the function, procedure or trigger body as defined in the database schema, Note: this is assumed to be empty for UDRs.</text:p>
          </table:table-cell>
        </table:table-row>
        <table:table-row table:style-name="TableLine94545375289600">
          <table:table-cell table:style-name="Table5.A2" office:value-type="string">
            <text:p text:style-name="Table_20_Contents">HasInputMetadata</text:p>
          </table:table-cell>
          <table:table-cell table:style-name="Table5.B2" office:value-type="string">
            <text:p text:style-name="P164">Returns true if an input metadata interface is present.</text:p>
          </table:table-cell>
        </table:table-row>
        <table:table-row table:style-name="TableLine94545375290240">
          <table:table-cell table:style-name="Table5.A2" office:value-type="string">
            <text:p text:style-name="Table_20_Contents">HasOutputMetadata</text:p>
          </table:table-cell>
          <table:table-cell table:style-name="Table5.B2" office:value-type="string">
            <text:p text:style-name="P166"><text:span text:style-name="T107">Returns true if an </text:span><text:span text:style-name="T31">output</text:span><text:span text:style-name="T107"> metadata interface is present.</text:span></text:p>
          </table:table-cell>
        </table:table-row>
        <table:table-row table:style-name="TableLine94545375291152">
          <table:table-cell table:style-name="Table5.A2" office:value-type="string">
            <text:p text:style-name="Table_20_Contents">HasTriggerMetadata</text:p>
          </table:table-cell>
          <table:table-cell table:style-name="Table5.B2" office:value-type="string">
            <text:p text:style-name="P164">Returns true if a triggermetadata interface is present.</text:p>
          </table:table-cell>
        </table:table-row>
        <table:table-row table:style-name="TableLine94545375291792">
          <table:table-cell table:style-name="Table5.A2" office:value-type="string">
            <text:p text:style-name="Table_20_Contents"><text:span text:style-name="T107">g</text:span>etFBInputMetadata</text:p>
          </table:table-cell>
          <table:table-cell table:style-name="Table5.B2" office:value-type="string">
            <text:p text:style-name="P164">Returns an interface to the input metadata for the UDR function or procedure. <text:span text:style-name="T108">(see </text:span><text:span text:style-name="T108"><text:bookmark-ref text:reference-format="number" text:ref-name="__RefNumPara__3048_4147919496">4.8.5</text:bookmark-ref></text:span><text:span text:style-name="T108">)</text:span></text:p>
          </table:table-cell>
        </table:table-row>
        <table:table-row table:style-name="TableLine94545375292592">
          <table:table-cell table:style-name="Table5.A2" office:value-type="string">
            <text:p text:style-name="Table_20_Contents"><text:span text:style-name="T107">g</text:span>etFBOutputMetadata</text:p>
          </table:table-cell>
          <table:table-cell table:style-name="Table5.B2" office:value-type="string">
            <text:p text:style-name="P167"><text:span text:style-name="T107">Returns an interface to the </text:span><text:span text:style-name="T31">output</text:span><text:span text:style-name="T107"> metadata for the UDR function or procedure </text:span><text:span text:style-name="T108">(see </text:span><text:span text:style-name="T108"><text:bookmark-ref text:reference-format="number" text:ref-name="__RefNumPara__3048_4147919496">4.8.5</text:bookmark-ref></text:span><text:span text:style-name="T108">)</text:span><text:span text:style-name="T107">.</text:span></text:p>
          </table:table-cell>
        </table:table-row>
        <table:table-row table:style-name="TableLine94545375293392">
          <table:table-cell table:style-name="Table5.A2" office:value-type="string">
            <text:p text:style-name="Table_20_Contents">getFBTriggerMetadata</text:p>
          </table:table-cell>
          <table:table-cell table:style-name="Table5.B2" office:value-type="string">
            <text:p text:style-name="P165">Returns an interface to the trigger metadata for UDR triggers <text:span text:style-name="T108">(see </text:span><text:span text:style-name="T108"><text:bookmark-ref text:reference-format="number" text:ref-name="__RefNumPara__3048_4147919496">4.8.5</text:bookmark-ref></text:span><text:span text:style-name="T108">)</text:span>.</text:p>
          </table:table-cell>
        </table:table-row>
        <text:soft-page-break/>
        <table:table-row table:style-name="TableLine94545375294192">
          <table:table-cell table:style-name="Table5.A2" office:value-type="string">
            <text:p text:style-name="Table_20_Contents">getTriggerTable</text:p>
          </table:table-cell>
          <table:table-cell table:style-name="Table5.B2" office:value-type="string">
            <text:p text:style-name="P164">Returns the name of the table or view to which the trigger applies.</text:p>
          </table:table-cell>
        </table:table-row>
        <table:table-row table:style-name="TableLine94545375294992">
          <table:table-cell table:style-name="Table5.A2" office:value-type="string">
            <text:p text:style-name="Table_20_Contents">getTriggerType</text:p>
          </table:table-cell>
          <table:table-cell table:style-name="Table5.B2" office:value-type="string">
            <text:p text:style-name="P164">Returns the trigger type (ttAfter, ttBefore, ttDatabase).</text:p>
          </table:table-cell>
        </table:table-row>
      </table:table>
      <text:p text:style-name="Text_20_body"/>
      <text:h text:style-name="P201" text:outline-level="3"><text:bookmark-start text:name="__RefNumPara__1619_2162549333"/><text:bookmark-start text:name="__RefHeading___Toc3396_2162549333"/>Proc Metadata<text:bookmark-end text:name="__RefNumPara__1619_2162549333"/><text:bookmark-end text:name="__RefHeading___Toc3396_2162549333"/></text:h>
      <text:p text:style-name="P103">The Proc metadata interface <text:span text:style-name="T108">is a simplified version of the Routine Metadata interface focusing on the interface specific to UDR functions and procedures.</text:span></text:p>
      <text:p text:style-name="P104">Note: if necessary, an <text:span text:style-name="interface">IFBUDRRoutineMetadata</text:span> interface can be obtained from an <text:span text:style-name="interface">IFBUDRProcMetadata</text:span> interface using the QueryInterface method inherited from <text:span text:style-name="interface">IUnknown</text:span>.</text:p>
      <text:p text:style-name="Preformatted_20_Text"><text:s/>IFBUDRProcMetadata = interface</text:p>
      <text:p text:style-name="Preformatted_20_Text"><text:s text:c="4"/>['{d20fc3ae-635e-4841-ad79-b4cd88be75d8}']</text:p>
      <text:p text:style-name="Preformatted_20_Text"><text:s text:c="4"/>function getPackage: AnsiString;</text:p>
      <text:p text:style-name="Preformatted_20_Text"><text:s text:c="4"/>function getName: AnsiString;</text:p>
      <text:p text:style-name="Preformatted_20_Text"><text:s text:c="4"/>function getEntryPoint: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h text:style-name="P201" text:outline-level="3"><text:bookmark-start text:name="__RefNumPara__2822_2162549333"/><text:bookmark-start text:name="__RefHeading___Toc3398_2162549333"/>Trigger Metadata<text:bookmark-end text:name="__RefNumPara__2822_2162549333"/><text:bookmark-end text:name="__RefHeading___Toc3398_2162549333"/></text:h>
      <text:p text:style-name="P105"><text:span text:style-name="T107">The </text:span><text:span text:style-name="T24">Trigger</text:span><text:span text:style-name="T107"> metadata interface </text:span><text:span text:style-name="T108">is a simplified version of the Routine Metadata interface focusing on the interface specific to UDR </text:span><text:span text:style-name="T24">triggers</text:span><text:span text:style-name="T108">.</text:span></text:p>
      <text:p text:style-name="P104">Note: if necessary, an <text:span text:style-name="interface">IFBUDRRoutineMetadata</text:span> interface can be obtained from an <text:span text:style-name="interface">IFBUDRTriggerMetaData</text:span> interface using the QueryInterface method inherited from <text:span text:style-name="interface">IUnknown</text:span>.</text:p>
      <text:p text:style-name="Preformatted_20_Text">IFBUDRTriggerMetaData = interface</text:p>
      <text:p text:style-name="Preformatted_20_Text"><text:s text:c="4"/>['{9458bad8-809a-469a-b13f-3a3ab95f8d94}']</text:p>
      <text:p text:style-name="Preformatted_20_Text"><text:s text:c="4"/>function getName: AnsiString;</text:p>
      <text:p text:style-name="Preformatted_20_Text"><text:s text:c="4"/>function getModuleName: AnsiString;</text:p>
      <text:p text:style-name="Preformatted_20_Text"><text:s text:c="4"/>function getRoutineName: AnsiString;</text:p>
      <text:p text:style-name="Preformatted_20_Text"><text:s text:c="4"/>function getInfo: AnsiString;</text:p>
      <text:p text:style-name="Preformatted_20_Text"><text:s text:c="4"/>function getTriggerTable: AnsiString;</text:p>
      <text:p text:style-name="Preformatted_20_Text"><text:s text:c="4"/>function getTriggerType: TFBUDRTriggerType;</text:p>
      <text:p text:style-name="Preformatted_20_Text"><text:s text:c="2"/>end; <text:s text:c="9"/></text:p>
      <text:h text:style-name="P211" text:outline-level="3"><text:bookmark-start text:name="__RefHeading___Toc8497_4147919496"/><text:bookmark-start text:name="__RefNumPara__3048_4147919496"/>Firebird Metadata<text:bookmark-end text:name="__RefHeading___Toc8497_4147919496"/><text:bookmark-end text:name="__RefNumPara__3048_4147919496"/></text:h>
      <text:p text:style-name="P105"><text:span text:style-name="T108">This is the Firebird </text:span><text:span text:style-name="interface"><text:span text:style-name="T108">IMessageMetadata</text:span></text:span><text:span text:style-name="T108"> interface presented as a native Pascal interface. The interface functions have the same semantics as the </text:span><text:span text:style-name="T24">original Firebird interface.</text:span></text:p>
      <text:p text:style-name="Preformatted_20_Text">IFBUDRMessageMetadata = interface</text:p>
      <text:p text:style-name="Preformatted_20_Text"><text:s text:c="4"/>['{da84190f-91a3-40ae-9fab-bbfd98a49dcb}']</text:p>
      <text:p text:style-name="Preformatted_20_Text"><text:s text:c="4"/>function getCount: Cardinal;</text:p>
      <text:p text:style-name="Preformatted_20_Text"><text:s text:c="4"/>function getField(index: Cardinal): AnsiString;</text:p>
      <text:p text:style-name="Preformatted_20_Text"><text:s text:c="4"/>function getRelation(index: Cardinal): AnsiString;</text:p>
      <text:p text:style-name="Preformatted_20_Text"><text:s text:c="4"/>function getOwner(index: Cardinal): AnsiString;</text:p>
      <text:p text:style-name="Preformatted_20_Text"><text:s text:c="4"/>function getAlias(index: Cardinal): AnsiString;</text:p>
      <text:p text:style-name="Preformatted_20_Text"><text:s text:c="4"/>function getType(index: Cardinal): Cardinal;</text:p>
      <text:p text:style-name="Preformatted_20_Text"><text:s text:c="4"/>function isNullable(index: Cardinal): Boolean;</text:p>
      <text:p text:style-name="Preformatted_20_Text"><text:s text:c="4"/>function getSubType(index: Cardinal): Integer;</text:p>
      <text:p text:style-name="Preformatted_20_Text"><text:s text:c="4"/>function getLength(index: Cardinal): Cardinal;</text:p>
      <text:p text:style-name="Preformatted_20_Text"><text:s text:c="4"/>function getScale(index: Cardinal): Integer;</text:p>
      <text:p text:style-name="Preformatted_20_Text"><text:s text:c="4"/>function getCharSet(index: Cardinal): Cardinal;</text:p>
      <text:p text:style-name="Preformatted_20_Text"><text:s text:c="4"/>function getOffset(index: Cardinal): Cardinal;</text:p>
      <text:p text:style-name="Preformatted_20_Text"><text:s text:c="4"/>function getNullOffset(index: Cardinal): Cardinal;</text:p>
      <text:p text:style-name="Preformatted_20_Text"><text:s text:c="4"/>function getBuilder: IFBUDRMetadataBuilder;</text:p>
      <text:p text:style-name="Preformatted_20_Text"><text:s text:c="4"/>function getMessageLength: Cardinal;</text:p>
      <text:p text:style-name="Preformatted_20_Text"><text:soft-page-break/><text:s text:c="4"/>function getAlignment: Cardinal;</text:p>
      <text:p text:style-name="Preformatted_20_Text"><text:s text:c="4"/>function getAlignedLength: Cardinal;</text:p>
      <text:p text:style-name="Preformatted_20_Text"><text:s text:c="2"/>end; <text:s text:c="2"/></text:p>
      <text:h text:style-name="P201" text:outline-level="3"><text:bookmark-start text:name="__RefNumPara__1621_2162549333"/><text:bookmark-start text:name="__RefHeading___Toc3400_2162549333"/>Input Params<text:bookmark-end text:name="__RefNumPara__1621_2162549333"/><text:bookmark-end text:name="__RefHeading___Toc3400_2162549333"/></text:h>
      <text:p text:style-name="P106">The input params interface is a specialised version of the <text:span text:style-name="T48">fbintf</text:span><text:span text:style-name="T67"> </text:span><text:span text:style-name="interface"><text:span text:style-name="T120">IResults</text:span></text:span><text:span text:style-name="T67"> interface. It provides read only access to:</text:span></text:p>
      <text:list xml:id="list3081684230" text:style-name="L13">
        <text:list-item>
          <text:p text:style-name="P258">the input parameters to a UDR function or procedure, or </text:p>
        </text:list-item>
        <text:list-item>
          <text:p text:style-name="P258">the old values for before update and delete triggers, or</text:p>
        </text:list-item>
        <text:list-item>
          <text:p text:style-name="P258">to the new values for after insert and update triggers.</text:p>
        </text:list-item>
      </text:list>
      <text:p text:style-name="P106"><text:span text:style-name="T75">T</text:span><text:span text:style-name="T67">he actual parameter values (and metadata) are accessed either positionally (zero based) or by name as defined in the database schema definition for the UDR function, procedure or trigger. Each parameter is accessed using the </text:span><text:span text:style-name="T48">fbintf</text:span><text:span text:style-name="T67"> </text:span><text:span text:style-name="interface"><text:span text:style-name="T120">ISQLData</text:span></text:span><text:span text:style-name="T67"> interface.</text:span></text:p>
      <text:p text:style-name="Preformatted_20_Text"><text:s/>IFBUDRInputParams = interface</text:p>
      <text:p text:style-name="Preformatted_20_Text"><text:s text:c="4"/>['{e49d096e-3a9c-4f75-bb39-db32b1897312}']</text:p>
      <text:p text:style-name="Preformatted_20_Text"><text:s text:c="4"/>function getCount: integer;</text:p>
      <text:p text:style-name="Preformatted_20_Text"><text:s text:c="4"/>function getSQLData(index: integer): ISQLData;</text:p>
      <text:p text:style-name="Preformatted_20_Text"><text:s text:c="4"/>function ParamExists(Idx: AnsiString): boolean;</text:p>
      <text:p text:style-name="Preformatted_20_Text"><text:s text:c="4"/>function ByName(Idx: AnsiString): ISQLData;</text:p>
      <text:p text:style-name="Preformatted_20_Text"><text:s text:c="4"/>property Data[index: integer]: ISQLData read getSQLData; default;</text:p>
      <text:p text:style-name="Preformatted_20_Text"><text:s text:c="4"/>property Count: integer read getCount;</text:p>
      <text:p text:style-name="Preformatted_20_Text"><text:s text:c="2"/>end; <text:s text:c="3"/></text:p>
      <text:h text:style-name="P210" text:outline-level="3"><text:bookmark-start text:name="__RefNumPara__1974_2162549333"/><text:bookmark-start text:name="__RefHeading___Toc3402_2162549333"/><text:span text:style-name="T98">Output </text:span><text:span text:style-name="T41">Data</text:span><text:bookmark-end text:name="__RefNumPara__1974_2162549333"/><text:bookmark-end text:name="__RefHeading___Toc3402_2162549333"/></text:h>
      <text:p text:style-name="P107">The output data interface is a specialised version of the <text:span text:style-name="T48">fbintf</text:span><text:span text:style-name="T67"> </text:span><text:span text:style-name="interface"><text:span text:style-name="T120">ISQLParams</text:span></text:span><text:span text:style-name="T67"> interface. It provides read/write interface to:</text:span></text:p>
      <text:list xml:id="list2005995162" text:style-name="L14">
        <text:list-item>
          <text:p text:style-name="P259">each field in the output data for UDR Procedures</text:p>
        </text:list-item>
        <text:list-item>
          <text:p text:style-name="P259">the new values for before insert or update triggers.</text:p>
        </text:list-item>
      </text:list>
      <text:p text:style-name="P108"><text:span text:style-name="T75">The actual parameter values (and metadata) are accessed </text:span><text:span text:style-name="T76">or set</text:span><text:span text:style-name="T75"> either positionally (zero based) or by name as defined in the database schema definition for the UDR <text:s/>procedure or trigger. Each parameter is accessed using the </text:span><text:span text:style-name="T50">fbintf</text:span><text:span text:style-name="T75"> </text:span><text:span text:style-name="interface"><text:span text:style-name="T43">ISQLParam</text:span></text:span><text:span text:style-name="T75"> interface.</text:span></text:p>
      <text:p text:style-name="Preformatted_20_Text">IFBUDROutputData = interface</text:p>
      <text:p text:style-name="Preformatted_20_Text"><text:s text:c="4"/>['{8a7d7890-e9a4-430b-8cbc-3874b5f66b31}']</text:p>
      <text:p text:style-name="Preformatted_20_Text"><text:s text:c="4"/>function getCount: integer;</text:p>
      <text:p text:style-name="Preformatted_20_Text"><text:s text:c="4"/>function getSQLParam(index: integer): ISQLParam;</text:p>
      <text:p text:style-name="Preformatted_20_Text"><text:s text:c="4"/>function GetModified: Boolean;</text:p>
      <text:p text:style-name="Preformatted_20_Text"><text:s text:c="4"/>function GetHasCaseSensitiveParams: Boolean;</text:p>
      <text:p text:style-name="Preformatted_20_Text"><text:s text:c="4"/>function ByName(Idx: AnsiString): ISQLParam ;</text:p>
      <text:p text:style-name="Preformatted_20_Text"><text:s text:c="4"/>procedure Clear;</text:p>
      <text:p text:style-name="Preformatted_20_Text"><text:s text:c="4"/>property Modified: Boolean read GetModified;</text:p>
      <text:p text:style-name="Preformatted_20_Text"><text:s text:c="4"/>property Params[index: integer]: ISQLParam read getSQLParam; default;</text:p>
      <text:p text:style-name="Preformatted_20_Text"><text:s text:c="4"/>property Count: integer read getCount;</text:p>
      <text:p text:style-name="Preformatted_20_Text"><text:s text:c="2"/>end;</text:p>
      <text:h text:style-name="P212" text:outline-level="3"><text:bookmark-start text:name="__RefHeading___Toc8499_4147919496"/>Metadata Builder Interface<text:bookmark-end text:name="__RefHeading___Toc8499_4147919496"/></text:h>
      <text:p text:style-name="P109"><text:span text:style-name="T108">This is the Firebird </text:span><text:span text:style-name="interface"><text:span text:style-name="T108">IMetadataBuilder</text:span></text:span><text:span text:style-name="T108"> interface presented as a native Pascal interface. The interface functions have the same semantics as the </text:span><text:span text:style-name="T24">original Firebird interface.</text:span></text:p>
      <text:p text:style-name="Preformatted_20_Text"><text:s/>IFBUDRMetadataBuilder = interface</text:p>
      <text:p text:style-name="Preformatted_20_Text"><text:s text:c="4"/>['{a6876fed-fd70-40f0-b965-6c43b8c5c00d}']</text:p>
      <text:p text:style-name="Preformatted_20_Text"><text:s text:c="4"/>procedure setType(index: Cardinal; type_: Cardinal);</text:p>
      <text:p text:style-name="Preformatted_20_Text"><text:s text:c="4"/>procedure setSubType(index: Cardinal; subType: Integer);</text:p>
      <text:p text:style-name="Preformatted_20_Text"><text:s text:c="4"/>procedure setLength(index: Cardinal; length: Cardinal);</text:p>
      <text:p text:style-name="Preformatted_20_Text"><text:s text:c="4"/>procedure setCharSet(index: Cardinal; charSet: Cardinal);</text:p>
      <text:p text:style-name="Preformatted_20_Text"><text:s text:c="4"/>procedure setScale(index: Cardinal; scale: Integer);</text:p>
      <text:p text:style-name="Preformatted_20_Text"><text:soft-page-break/><text:s text:c="4"/>procedure truncate(count: Cardinal);</text:p>
      <text:p text:style-name="Preformatted_20_Text"><text:s text:c="4"/>procedure moveNameToIndex(name: AnsiString; index: Cardinal);</text:p>
      <text:p text:style-name="Preformatted_20_Text"><text:s text:c="4"/>procedure remove(index: Cardinal);</text:p>
      <text:p text:style-name="Preformatted_20_Text"><text:s text:c="4"/>function addField:Cardinal;</text:p>
      <text:p text:style-name="Preformatted_20_Text"><text:s text:c="4"/>procedure setField(index: Cardinal; field: AnsiString);</text:p>
      <text:p text:style-name="Preformatted_20_Text"><text:s text:c="4"/>procedure setRelation(index: Cardinal; relation: AnsiString);</text:p>
      <text:p text:style-name="Preformatted_20_Text"><text:s text:c="4"/>procedure setOwner(index: Cardinal; owner: AnsiString);</text:p>
      <text:p text:style-name="Preformatted_20_Text"><text:s text:c="4"/>procedure setAlias(index: Cardinal; alias: AnsiString);</text:p>
      <text:p text:style-name="Preformatted_20_Text"><text:s text:c="2"/>end;</text:p>
      <text:h text:style-name="Heading_20_1" text:outline-level="1"><text:bookmark-start text:name="__RefHeading___Toc3937_1009194708"/><text:line-break/><text:span text:style-name="T131">UDRs and Transactions</text:span><text:bookmark-end text:name="__RefHeading___Toc3937_1009194708"/></text:h>
      <text:p text:style-name="P254">When a UDR Function, Procedure or Trigger is called, it is called in the context of the current (user) transaction. An interface to this transaction is provided as part of the external context (see <text:bookmark-ref text:reference-format="number-no-superior" text:ref-name="__RefNumPara__1458_2162549333">4.8.1</text:bookmark-ref>). Most calls to the current database will use this transaction.</text:p>
      <text:p text:style-name="P254">You may not Commit or Rollback this transaction, or call Commit Retaining or Rollback Retaining.</text:p>
      <text:p text:style-name="P255"><text:span text:style-name="T131">You can start additional transactions within a UDR in the normal way. These transactions must be completed (Commit or Rollback) before the UDR returns. Note that even after a transaction has been committed, any changes made to the database under that transaction will not be visible to the user transaction unless </text:span><text:span text:style-name="T39">the user</text:span><text:span text:style-name="T131"> transaction was started with Read_Committed in its attributes.</text:span></text:p>
      <text:p text:style-name="P254">The UDR Controller will forcibly release any uncompleted transactions when the UDR Function, Procedure or Trigger executes. It will first attempt to complete them using their default completion. However, if that fails, the transaction handle is released and the transaction may hence be left in limbo.</text:p>
      <text:h text:style-name="Heading_20_1" text:outline-level="1"><text:bookmark-start text:name="__RefNumPara__8525_4147919496"/><text:bookmark-start text:name="__RefHeading___Toc8501_4147919496"/><text:line-break/><text:span text:style-name="T109">Testing Strategies</text:span><text:bookmark-end text:name="__RefNumPara__8525_4147919496"/><text:bookmark-end text:name="__RefHeading___Toc8501_4147919496"/></text:h>
      <text:p text:style-name="P110">Testing a UDR library can be more difficult than testing a normal program. An IDE with an appropriate debugger (e.g. GDB) can be used to step through a shared library. However, this can be difficult to get working reliably, <text:span text:style-name="T128">and in some cases may not be possible</text:span>. As an alternative, the following testing strategies may be considered:</text:p>
      <text:list xml:id="list4052808552" text:style-name="L15">
        <text:list-item>
          <text:p text:style-name="P245"><text:span text:style-name="T11">Exception Handling:</text:span><text:span text:style-name="T14"> All exceptions raised by UDR functions, procedures or triggers are caught by the UDR controller and returned to the client using the Firebird status vector. They should thus be faithfully rendered to the client. Using exceptions to trap and report unexpected or incorrect actions should be part of the programming strategy for UDR functions, procedures </text:span><text:span text:style-name="T29">and</text:span><text:span text:style-name="T14"> triggers.</text:span></text:p>
        </text:list-item>
      </text:list>
      <text:p text:style-name="P36"><text:span text:style-name="T14">N</text:span><text:span text:style-name="T13">ote: access violations are not, in general, caught by the UDR Controller. These are often reported as a general protection fault, a segmentation fault or a lost connection, with limited additional information. Exception handling cannot be relied on to debug such events.</text:span></text:p>
      <text:list xml:id="list132150691305186" text:continue-numbering="true" text:style-name="L15">
        <text:list-item>
          <text:p text:style-name="P246"><text:span text:style-name="T10">Using the Log File</text:span>. The UDR library log file can provide copious amounts of debugging information. Each step in the creation and use of a UDR function, procedure or trigger can be logged, in sequence, including parameter input and output values and metadata. It is also possible to log each database query made by a UDR function, procedure or trigger. In addition, a UDR library programmer can log internal steps and results made by their <text:s/>UDR function, procedure or trigger.</text:p>
        </text:list-item>
      </text:list>
      <text:p text:style-name="P35"><text:span text:style-name="T109">Note: logging internal step</text:span><text:span text:style-name="T128">s</text:span><text:span text:style-name="T109"> may sometimes be the only workable strategy for catching an access violation. However, a bad crash can mean that the log file loses the last one or two </text:span><text:span text:style-name="T38">entries</text:span><text:span text:style-name="T109">. To overcome this, set the ForceWriteLogEntries </text:span><text:span text:style-name="T110">Controller option to true. This forces the log file to be closed and re-opened after each entry is written to the file. Normally, this option should be set to false in order to minimise processing overhead.</text:span></text:p>
      <text:list xml:id="list132150270567432" text:continue-numbering="true" text:style-name="L15">
        <text:list-item>
          <text:p text:style-name="P247">Using the UDR Engine Testbed:<text:span text:style-name="T13"> This is found in the </text:span><text:span text:style-name="T65">fbudrtestbed</text:span><text:span text:style-name="T13"> package and can be used to test UDR library logic in a client side program. Such a program can readily be debugged using an IDE and is useful for locating otherwise hard to detect logic errors.</text:span></text:p>
        </text:list-item>
      </text:list>
      <text:h text:style-name="P193" text:outline-level="2"><text:bookmark-start text:name="__RefNumPara__8529_4147919496"/><text:bookmark-start text:name="__RefHeading___Toc8503_4147919496"/><text:soft-page-break/>The UDR Testbed<text:bookmark-end text:name="__RefNumPara__8529_4147919496"/><text:bookmark-end text:name="__RefHeading___Toc8503_4147919496"/></text:h>
      <text:p text:style-name="P111"><draw:frame draw:style-name="fr2" draw:name="Frame9" text:anchor-type="paragraph" svg:width="6.6953in" style:rel-width="100%" draw:z-index="9"><draw:text-box fo:min-height="2in"><text:p text:style-name="P176"><draw:custom-shape text:anchor-type="paragraph" draw:z-index="11" draw:name="Shape1" draw:style-name="gr3" draw:text-style-name="P286" svg:width="0.9539in" svg:height="0.6976in" svg:x="0.5028in" svg:y="0.3508in"><text:p text:style-name="P281"><text:span text:style-name="T135">Client Test</text:span></text:p><text:p text:style-name="P281"><text:span text:style-name="T135">Program</text:span></text:p><draw:enhanced-geometry svg:viewBox="0 0 21600 21600" draw:type="rectangle" draw:enhanced-path="M 0 0 L 21600 0 21600 21600 0 21600 0 0 Z N"/></draw:custom-shape><draw:custom-shape text:anchor-type="paragraph" draw:z-index="13" draw:name="Shape1_0" draw:style-name="gr3" draw:text-style-name="P282" svg:width="0.9539in" svg:height="0.6976in" svg:x="1.978in" svg:y="0.3508in"><text:p text:style-name="P281"><text:span text:style-name="T135">UDR Plugin </text:span></text:p><text:p text:style-name="P281"><text:span text:style-name="T135">Emulator</text:span></text:p><draw:enhanced-geometry svg:viewBox="0 0 21600 21600" draw:type="rectangle" draw:enhanced-path="M 0 0 L 21600 0 21600 21600 0 21600 0 0 Z N"/></draw:custom-shape><draw:custom-shape text:anchor-type="paragraph" draw:z-index="15" draw:name="Shape1_1" draw:style-name="gr4" draw:text-style-name="P284" svg:width="0.9543in" svg:height="0.698in" svg:x="3.4437in" svg:y="0.3508in"><text:p text:style-name="P283"><text:span text:style-name="T134">UDR </text:span></text:p><text:p text:style-name="P283"><text:span text:style-name="T134">Controller</text:span></text:p><draw:enhanced-geometry svg:viewBox="0 0 21600 21600" draw:type="rectangle" draw:enhanced-path="M 0 0 L 21600 0 21600 21600 0 21600 0 0 Z N"/></draw:custom-shape><draw:custom-shape text:anchor-type="paragraph" draw:z-index="16" draw:name="Shape1_2" draw:style-name="gr3" draw:text-style-name="P282" svg:width="0.9539in" svg:height="0.6976in" svg:x="5.0307in" svg:y="0.3508in"><text:p text:style-name="P281"><text:span text:style-name="T133">UDR </text:span></text:p><text:p text:style-name="P281"><text:span text:style-name="T133">Function, </text:span></text:p><text:p text:style-name="P281"><text:span text:style-name="T133">Procedure, </text:span></text:p><text:p text:style-name="P281"><text:span text:style-name="T133">or Trigger</text:span></text:p><draw:enhanced-geometry svg:viewBox="0 0 21600 21600" draw:type="rectangle" draw:enhanced-path="M 0 0 L 21600 0 21600 21600 0 21600 0 0 Z N"/></draw:custom-shape><draw:line text:anchor-type="paragraph" draw:z-index="17" draw:name="Shape2" draw:style-name="gr2" draw:text-style-name="P279" svg:x1="1.4563in" svg:y1="0.6992in" svg:x2="1.9453in" svg:y2="0.6992in"><text:p/></draw:line><draw:line text:anchor-type="paragraph" draw:z-index="18" draw:name="Shape3" draw:style-name="gr2" draw:text-style-name="P279" svg:x1="2.9311in" svg:y1="0.6992in" svg:x2="3.4437in" svg:y2="0.6992in"><text:p/></draw:line><draw:line text:anchor-type="paragraph" draw:z-index="19" draw:name="Shape4" draw:style-name="gr2" draw:text-style-name="P279" svg:x1="4.3972in" svg:y1="0.6953in" svg:x2="5.0307in" svg:y2="0.7035in"><text:p/></draw:line><draw:custom-shape text:anchor-type="paragraph" draw:z-index="12" draw:name="Shape5" draw:style-name="gr6" draw:text-style-name="P285" svg:width="1.3386in" svg:height="1.5386in" svg:x="1.7846in" svg:y="0.1701in"><text:p/><draw:enhanced-geometry svg:viewBox="0 0 21600 21600" draw:type="rectangle" draw:enhanced-path="M 0 0 L 21600 0 21600 21600 0 21600 0 0 Z N"/></draw:custom-shape><draw:frame text:anchor-type="paragraph" draw:z-index="20" draw:name="Shape6" draw:style-name="gr1" draw:text-style-name="P280" svg:width="0.9858in" svg:height="0.4894in" svg:x="1.9283in" svg:y="1.2799in"><draw:text-box><text:p text:style-name="P279"><text:span text:style-name="T132">fudrtestbed</text:span></text:p><text:p text:style-name="P279"><text:span text:style-name="T132">package</text:span></text:p></draw:text-box></draw:frame><draw:frame text:anchor-type="paragraph" draw:z-index="21" draw:name="Shape6_0" draw:style-name="gr1" draw:text-style-name="P280" svg:width="0.9858in" svg:height="0.4894in" svg:x="3.4827in" svg:y="1.3in"><draw:text-box><text:p text:style-name="P279"><text:span text:style-name="T132">fbudr</text:span></text:p><text:p text:style-name="P279"><text:span text:style-name="T132">package</text:span></text:p></draw:text-box></draw:frame><draw:frame text:anchor-type="paragraph" draw:z-index="22" draw:name="Shape6_1" draw:style-name="gr1" draw:text-style-name="P280" svg:width="0.9858in" svg:height="0.4894in" svg:x="5.0291in" svg:y="1.172in"><draw:text-box><text:p text:style-name="P279"><text:span text:style-name="T132">Unit under test</text:span></text:p></draw:text-box></draw:frame></text:p><text:p text:style-name="Figure"><draw:custom-shape text:anchor-type="paragraph" draw:z-index="14" draw:name="Shape5_0" draw:style-name="gr5" draw:text-style-name="P285" svg:width="1.2421in" svg:height="1.5386in" svg:x="3.2992in" svg:y="-0.1681in"><text:p/><draw:enhanced-geometry svg:viewBox="0 0 21600 21600" draw:type="rectangle" draw:enhanced-path="M 0 0 L 21600 0 21600 21600 0 21600 0 0 Z N"/></draw:custom-shape><draw:custom-shape text:anchor-type="paragraph" draw:z-index="10" draw:name="Shape5_1" draw:style-name="gr7" draw:text-style-name="P285" svg:width="1.2504in" svg:height="1.5386in" svg:x="4.8937in" svg:y="-0.1681in"><text:p/><draw:enhanced-geometry svg:viewBox="0 0 21600 21600" draw:type="rectangle" draw:enhanced-path="M 0 0 L 21600 0 21600 21600 0 21600 0 0 Z N"/></draw:custom-shape></text:p><text:p text:style-name="Figure"/><text:p text:style-name="Figure"/><text:p text:style-name="Figure"/><text:p text:style-name="P174"/><text:p text:style-name="P174">Figure <text:sequence text:ref-name="refFigure5" text:name="Figure" text:formula="ooow:Figure+1" style:num-format="1">6</text:sequence>: Testbed Functional Components</text:p></draw:text-box></draw:frame>The figure above illustrates the functional components that make up a UDR Function, Procedure or Trigger Testbed, and which are linked together to create a clientside testbed program. From the right:</text:p>
      <text:list xml:id="list2217870029" text:style-name="L16">
        <text:list-item>
          <text:p text:style-name="P249">The unit under test contains the UDR Function, Procedure or Trigger under test. <text:sequence-ref text:reference-format="category-and-value" text:ref-name="refFigure2">Figure 3</text:sequence-ref><text:s/>on page <text:sequence-ref text:reference-format="page" text:ref-name="refFigure2">9</text:sequence-ref><text:s/>provides an example of such a unit.</text:p>
        </text:list-item>
        <text:list-item>
          <text:p text:style-name="P249">The UDR Controller is part of the <text:span text:style-name="T48">fbudr</text:span> package and is normally the core part of a UDR library built using the <text:span text:style-name="T48">fbudr</text:span> package. It is included here as part of the testbed and performs the same role as in UDR library.</text:p>
        </text:list-item>
        <text:list-item>
          <text:p text:style-name="P248"><text:span text:style-name="T111">The UDR Plugin emulator is the core component of the </text:span><text:span text:style-name="T51">fbudrtestbed</text:span><text:span text:style-name="T111"> package. Here it replaces the Firebird UDR Engine as far as the UDR Controller is concerned. It provide </text:span><text:span text:style-name="T51">makeFunction</text:span><text:span text:style-name="T77">, </text:span><text:span text:style-name="T51">makeProcedure</text:span><text:span text:style-name="T77"> and </text:span><text:span text:style-name="T51">makeTrigger</text:span><text:span text:style-name="T77"> functions to the Client Test Program similar to the </text:span><text:span text:style-name="T28">same services</text:span><text:span text:style-name="T77"> that the Firebird UDR Engine provides to Firebird.</text:span></text:p>
        </text:list-item>
        <text:list-item>
          <text:p text:style-name="P229">The Client Test Program is written by the user. It calls the UDR Plugin emulator to create a new instance of the UDR Function, Procedure or Trigger. It may then execute the UDR Function, Procedure or Trigger, after first providing it with input parameters. It can examine the output parameters, if any, on completion. </text:p>
        </text:list-item>
      </text:list>
      <text:p text:style-name="P230">The testbed is built as a single program that can be run under the Lazarus or Delphi IDE allowing the user to step through the UDR Function, Procedure or Trigger under test in order to locate and fix any logic errors that are proving hard to detect using exception reporting or log file analysis.</text:p>
      <text:p text:style-name="P230">Note: the testbed was initially used to debug the UDR Controller itself.</text:p>
      <text:h text:style-name="P194" text:outline-level="2"><text:bookmark-start text:name="__RefNumPara__8531_4147919496"/><text:bookmark-start text:name="__RefHeading___Toc8505_4147919496"/>Example Client Test Program<text:bookmark-end text:name="__RefNumPara__8531_4147919496"/><text:bookmark-end text:name="__RefHeading___Toc8505_4147919496"/></text:h>
      <text:p text:style-name="P112"><text:span text:style-name="T111">Assuming that the objective is to debug the simple example UDR Function </text:span><text:span text:style-name="T25">presented</text:span><text:span text:style-name="T111"> in </text:span><text:span text:style-name="T111"><text:bookmark-ref text:reference-format="number" text:ref-name="__RefNumPara__5687_4147919496">3.2</text:bookmark-ref></text:span><text:span text:style-name="T111">, </text:span><text:span text:style-name="T112">a testbed program may be built as follows.</text:span></text:p>
      <text:h text:style-name="P213" text:outline-level="3"><text:bookmark-start text:name="__RefHeading___Toc8507_4147919496"/>With Lazarus<text:bookmark-end text:name="__RefHeading___Toc8507_4147919496"/></text:h>
      <text:p text:style-name="P69">Prior to first use, you should first open each of the package files “fbintf.lp<text:span text:style-name="T86">k</text:span>”, “fbudr.lp<text:span text:style-name="T86">k</text:span>” <text:span text:style-name="T112">and fbudrtestbed.</text:span><text:span text:style-name="T128">lpk</text:span><text:span text:style-name="T112">,</text:span> <text:span text:style-name="T86">using the menu item Packages-&gt;Open Package. This is sufficient for Lazarus to recognise each package.</text:span></text:p>
      <text:p text:style-name="P113"><text:span text:style-name="T18">In the</text:span><text:span text:style-name="T47"> Lazar</text:span><text:span text:style-name="T66">us IDE, select File-&gt;New and click on “</text:span><text:span text:style-name="T26">Simple Program</text:span><text:span text:style-name="T66">” as the project type. This will create and show a </text:span><text:span text:style-name="T26">basic program</text:span><text:span text:style-name="T66"> source code file. In the project inspector, </text:span><text:span text:style-name="T18">select Add-&gt;N</text:span><text:span text:style-name="T66">ew Requirement and select the </text:span><text:span text:style-name="T49">fbudr</text:span><text:span text:style-name="T52">testbed</text:span><text:span text:style-name="T68"> package. </text:span><text:span text:style-name="T78">This will automatically bring in </text:span><text:span text:style-name="T52">fbudr</text:span><text:span text:style-name="T78"> and </text:span><text:span text:style-name="T52">fbintf</text:span><text:span text:style-name="T78">.</text:span></text:p>
      <text:p text:style-name="P115"><text:soft-page-break/><text:span text:style-name="T78">Y</text:span><text:span text:style-name="T67">ou should also add the unit under test to the program source code units.</text:span></text:p>
      <text:p text:style-name="P113"><text:span text:style-name="T68">You should </text:span><text:span text:style-name="T34">finally</text:span><text:span text:style-name="T68"> save the project using </text:span><text:span text:style-name="T78">some suitable program name</text:span><text:span text:style-name="T68">. </text:span></text:p>
      <text:h text:style-name="P214" text:outline-level="3"><text:bookmark-start text:name="__RefHeading___Toc8509_4147919496"/>With Delphi<text:bookmark-end text:name="__RefHeading___Toc8509_4147919496"/></text:h>
      <text:p text:style-name="P70">Prior to first use, <text:span text:style-name="T86">you should open, in the Delphi IDE, each of the package files “fbintf.dp</text:span><text:span text:style-name="T128">roj</text:span><text:span text:style-name="T86">” , “fbudr.dp</text:span><text:span text:style-name="T128">roj</text:span><text:span text:style-name="T86">” </text:span><text:span text:style-name="T113">and “fbudrtestbed.</text:span><text:span text:style-name="T128">dproj</text:span><text:span text:style-name="T113">”</text:span><text:span text:style-name="T86">, and compile the packages each in turn. </text:span></text:p>
      <text:p text:style-name="P99"><text:span text:style-name="T86">In the Delphi IDE, select File-&gt;New-&gt;Other and double click on “</text:span><text:span text:style-name="T26">Console Application</text:span><text:span text:style-name="T86">” when the dialog opens showing each of the options. </text:span><text:span text:style-name="T68">You should now save the project using </text:span><text:span text:style-name="T78">a suitable program name.</text:span><text:span text:style-name="T68"> </text:span></text:p>
      <text:p text:style-name="P73">The project should now be linked to the <text:span text:style-name="T48">fbudr</text:span><text:span text:style-name="T67"> package. This is done by</text:span></text:p>
      <text:list xml:id="list132152083947494" text:continue-list="list3005641919" text:style-name="L6">
        <text:list-item text:start-value="1">
          <text:p text:style-name="P226">Select Project-&gt;Options</text:p>
        </text:list-item>
        <text:list-item>
          <text:p text:style-name="P226">In the Options dialog, select Packages-&gt;Run Time Packages.</text:p>
        </text:list-item>
        <text:list-item>
          <text:p text:style-name="P226">Click on the ellipses in the right hand window at the end of the current list of runtime packages.</text:p>
        </text:list-item>
        <text:list-item>
          <text:p text:style-name="P224"><text:span text:style-name="T69">In the Run Time Packages dialog, select the </text:span><text:span text:style-name="T53">fbudr</text:span><text:span text:style-name="T54">testbed</text:span><text:span text:style-name="T69"> package b</text:span><text:span text:style-name="T79">y</text:span><text:span text:style-name="T69"> clicking on the yellow folder icon and </text:span><text:span text:style-name="T27">browsing for</text:span><text:span text:style-name="T69"> the fbudr</text:span><text:span text:style-name="T79">testbed</text:span><text:span text:style-name="T69">.dcp file. This is, by default, located in the fbintf\Win32\Debug, or the fbintf\Win64\Debug folders. Select the fbudr</text:span><text:span text:style-name="T79">testbed</text:span><text:span text:style-name="T69">.dcp file, click on the “open” button”, click on the “Add” button and finally the “OK” button to close the dialog.</text:span></text:p>
        </text:list-item>
      </text:list>
      <text:p text:style-name="P227">You should also add the unit under test to the program source code units.</text:p>
      <text:h text:style-name="P214" text:outline-level="3"><text:bookmark-start text:name="__RefHeading___Toc8511_4147919496"/>Completing the Testbed Client<text:bookmark-end text:name="__RefHeading___Toc8511_4147919496"/></text:h>
      <text:p text:style-name="P114"><text:sequence-ref text:reference-format="category-and-value" text:ref-name="refFigure6">Figure 7</text:sequence-ref><text:s/><text:span text:style-name="T114">shows an example testbed client program to test out the example UDR function presented in </text:span><text:span text:style-name="T114"><text:sequence-ref text:reference-format="category-and-value" text:ref-name="refFigure2">Figure 3</text:sequence-ref></text:span><text:span text:style-name="T114">. Note that this is simple enough to comprise a single source file.</text:span></text:p>
      <text:p text:style-name="P116">The program:</text:p>
      <text:list xml:id="list106713863" text:style-name="L17">
        <text:list-item>
          <text:p text:style-name="P250">Sets the FBUDRControllerOptions as appropriate.</text:p>
        </text:list-item>
        <text:list-item>
          <text:p text:style-name="P250">Opens a connection to the database used by the unit under test.</text:p>
        </text:list-item>
        <text:list-item>
          <text:p text:style-name="P250">Creates an instance of the UDR Plugin emulator and assigns the database connection to it.</text:p>
        </text:list-item>
      </text:list>
      <text:p text:style-name="P37">Note that the UDR Plugin emulator should only be created once per testbed program.</text:p>
      <text:list xml:id="list132151614506314" text:continue-numbering="true" text:style-name="L17">
        <text:list-item>
          <text:p text:style-name="P250">Calls the plugin to “make” an instance of the 'row_count' UDR function. It provides:</text:p>
        </text:list-item>
      </text:list>
      <text:list xml:id="list2735771197" text:style-name="L18">
        <text:list-item>
          <text:list>
            <text:list-item>
              <text:p text:style-name="P260">The name of the function in the database schema, </text:p>
            </text:list-item>
            <text:list-item>
              <text:p text:style-name="P260">The package name if appropriate, and</text:p>
            </text:list-item>
            <text:list-item>
              <text:p text:style-name="P260">The routine name under which it is registered with the UDR Controller.</text:p>
            </text:list-item>
          </text:list>
        </text:list-item>
      </text:list>
      <text:list xml:id="list132151733319807" text:continue-list="list132151614506314" text:style-name="L17">
        <text:list-item>
          <text:p text:style-name="P250">Sets the input parameter.</text:p>
        </text:list-item>
        <text:list-item>
          <text:p text:style-name="P250">Creates a suitable transaction to execute the UDR.</text:p>
        </text:list-item>
        <text:list-item>
          <text:p text:style-name="P251">Executes the UDR Function and displays the result.</text:p>
        </text:list-item>
      </text:list>
      <text:p text:style-name="P117"><draw:frame draw:style-name="fr1" draw:name="Frame10" text:anchor-type="paragraph" svg:x="0in" svg:y="0.0374in" svg:width="6.6953in" style:rel-width="100%" draw:z-index="23"><draw:text-box fo:min-height="0.2in"><text:p text:style-name="Preformatted_20_Text">program myudrtestbed;</text:p><text:p text:style-name="Preformatted_20_Text"/><text:p text:style-name="Preformatted_20_Text">uses Classes, FBUDRController, FBUdrPlugin, IB, udr_myrowcount;</text:p><text:p text:style-name="Preformatted_20_Text"/><text:p text:style-name="Preformatted_20_Text">procedure TestRowCount(UDRPlugin: TFBUdrPluginEmulator);</text:p><text:p text:style-name="Preformatted_20_Text">var MyRowCount: TExternalFunctionWrapper;</text:p><text:p text:style-name="Preformatted_20_Text"><text:s text:c="4"/>Transaction: ITransaction;</text:p><text:p text:style-name="Preformatted_20_Text"><text:s text:c="4"/>Rows: integer;</text:p><text:p text:style-name="Preformatted_20_Text">begin</text:p><text:p text:style-name="Preformatted_20_Text"><text:s text:c="2"/>{Get the emulator wrapper for the row_count function, declared as MyRowCount}</text:p><text:p text:style-name="P52"><text:s text:c="2"/>MyRowCount := UDRPlugin.makeFunction('MYROWCOUNT', <text:s/>{Name of Function in database </text:p><text:p text:style-name="P52"><text:s text:c="55"/>- case sensitive}</text:p><text:p text:style-name="Preformatted_20_Text"><text:s text:c="39"/>'', <text:s text:c="11"/>{package name is empty}</text:p><text:p text:style-name="Preformatted_20_Text"><text:s text:c="39"/>'myudrlibrary!row_count' {entry point}</text:p><text:p text:style-name="Preformatted_20_Text"><text:s text:c="39"/>);</text:p><text:p text:style-name="Preformatted_20_Text"><text:s text:c="2"/>try</text:p><text:p text:style-name="Preformatted_20_Text"><text:s text:c="4"/>writeln('Row Count for Employee');</text:p><text:p text:style-name="Preformatted_20_Text"><text:s text:c="4"/>{set the input parameter to the EMPLOYEE table}</text:p><text:p text:style-name="Preformatted_20_Text"><text:s text:c="4"/>MyRowCount.InputParams[0].AsString := 'EMPLOYEE';</text:p><text:p text:style-name="Preformatted_20_Text"/><text:p text:style-name="P52"><text:s text:c="4"/>Transaction := UDRPlugin.Attachment.StartTransaction(</text:p><text:p text:style-name="P52"><text:s text:c="22"/>[isc_tpb_read,isc_tpb_nowait,isc_tpb_concurrency],taCommit);</text:p><text:p text:style-name="P52"/><text:p text:style-name="Preformatted_20_Text"><text:s text:c="4"/>{invoke the function and print the result}</text:p><text:p text:style-name="Preformatted_20_Text"><text:s text:c="4"/>writeln('Employee Row Count = ',MyRowCount.Execute(Transaction).AsInteger);</text:p><text:p text:style-name="Preformatted_20_Text"><text:s text:c="4"/>writeln;</text:p><text:p text:style-name="Preformatted_20_Text"><text:s text:c="2"/>finally</text:p><text:p text:style-name="Preformatted_20_Text"><text:s text:c="4"/>MyRowCount.Free</text:p><text:p text:style-name="Preformatted_20_Text"><text:s text:c="2"/>end;</text:p><text:p text:style-name="Preformatted_20_Text">end;</text:p><text:p text:style-name="Preformatted_20_Text"/><text:p text:style-name="Preformatted_20_Text">procedure RunTest;</text:p><text:p text:style-name="Preformatted_20_Text">var Attachment: IAttachment;</text:p><text:p text:style-name="Preformatted_20_Text"><text:s text:c="4"/>DPB: IDPB;</text:p><text:p text:style-name="Preformatted_20_Text"><text:s text:c="4"/>UDRPlugin: TFBUdrPluginEmulator;</text:p><text:p text:style-name="Preformatted_20_Text">begin</text:p><text:p text:style-name="Preformatted_20_Text"><text:s text:c="2"/>{Open a connection with the example employee database. Amend database parameters</text:p><text:p text:style-name="Preformatted_20_Text"><text:s text:c="3"/>as needed.}</text:p><text:p text:style-name="Preformatted_20_Text"><text:s text:c="2"/>DPB := FirebirdAPI.AllocateDPB;</text:p><text:p text:style-name="Preformatted_20_Text"><text:s text:c="2"/>DPB.Add(isc_dpb_user_name).setAsString('SYSDBA');</text:p><text:p text:style-name="Preformatted_20_Text"><text:s text:c="2"/>DPB.Add(isc_dpb_password).setAsString('masterkey');</text:p><text:p text:style-name="Preformatted_20_Text"><text:s text:c="2"/>DPB.Add(isc_dpb_lc_ctype).setAsString('UTF8');</text:p><text:p text:style-name="Preformatted_20_Text"><text:s text:c="2"/>DPB.Add(isc_dpb_set_db_SQL_dialect).setAsByte(3);</text:p><text:p text:style-name="Preformatted_20_Text"><text:s text:c="2"/>Attachment := FirebirdAPI.OpenDatabase('localhost:employee',DPB);</text:p><text:p text:style-name="Preformatted_20_Text"><text:s text:c="2"/>try</text:p><text:p text:style-name="Preformatted_20_Text"><text:s text:c="4"/>UDRPlugin := TFBUdrPluginEmulator.Create(FBUDRControllerOptions.ModuleName);</text:p><text:p text:style-name="Preformatted_20_Text"><text:s text:c="4"/>try</text:p><text:p text:style-name="Preformatted_20_Text"><text:s text:c="6"/>{initialize the emulator with the database connection}</text:p><text:p text:style-name="Preformatted_20_Text"><text:s text:c="6"/>UDRPlugin.Attachment := Attachment;</text:p><text:p text:style-name="Preformatted_20_Text"><text:s text:c="6"/>TestRowCount(UDRPlugin);</text:p><text:p text:style-name="Preformatted_20_Text"><text:s text:c="4"/>finally</text:p><text:p text:style-name="Preformatted_20_Text"><text:s text:c="6"/>UDRPlugin.Free;</text:p><text:p text:style-name="Preformatted_20_Text"><text:s text:c="4"/>end;</text:p><text:p text:style-name="Preformatted_20_Text"><text:s text:c="2"/>finally</text:p><text:p text:style-name="Preformatted_20_Text"><text:s text:c="4"/>Attachment.Disconnect(true);</text:p><text:p text:style-name="Preformatted_20_Text"><text:s text:c="2"/>end;</text:p><text:p text:style-name="Preformatted_20_Text">end;</text:p><text:p text:style-name="Preformatted_20_Text"/><text:p text:style-name="Preformatted_20_Text">begin</text:p><text:p text:style-name="Preformatted_20_Text"><text:s text:c="2"/>with FBUDRControllerOptions do</text:p><text:p text:style-name="Preformatted_20_Text"><text:s text:c="2"/>begin</text:p><text:p text:style-name="Preformatted_20_Text"><text:s text:c="4"/>ModuleName := 'myudrlibrary';</text:p><text:p text:style-name="Preformatted_20_Text"><text:s text:c="4"/>AllowConfigFileOverrides := true;</text:p><text:p text:style-name="Preformatted_20_Text"><text:s text:c="4"/>LogFileNameTemplate := '$LOGDIR$MODULE.log';</text:p><text:p text:style-name="Preformatted_20_Text"><text:s text:c="4"/>LogOptions := [loLogFunctions, loLogProcedures, loLogTriggers, loDetails];</text:p><text:p text:style-name="Preformatted_20_Text"><text:s text:c="2"/>end;</text:p><text:p text:style-name="Preformatted_20_Text"><text:s text:c="2"/>RunTest;</text:p><text:p text:style-name="Preformatted_20_Text">end.</text:p><text:p text:style-name="Figure">Figure <text:sequence text:ref-name="refFigure6" text:name="Figure" text:formula="ooow:Figure+1" style:num-format="1">7</text:sequence>: Example Testbed program</text:p></draw:text-box></draw:frame><text:soft-page-break/></text:p>
      <text:p text:style-name="P118"><text:soft-page-break/>Testbeds for Execute and Select procedures and triggers <text:span text:style-name="T128">will </text:span>follow a similar approach.</text:p>
      <text:h text:style-name="P195" text:outline-level="2"><text:bookmark-start text:name="__RefHeading___Toc8513_4147919496"/>Reference<text:bookmark-end text:name="__RefHeading___Toc8513_4147919496"/></text:h>
      <text:h text:style-name="P215" text:outline-level="3"><text:bookmark-start text:name="__RefHeading___Toc8515_4147919496"/>UDR Plugin<text:bookmark-end text:name="__RefHeading___Toc8515_4147919496"/></text:h>
      <text:p text:style-name="P120">A simplified declaration of the TFBUdrPluginEmulator class is:</text:p>
      <text:p text:style-name="Preformatted_20_Text">TFBUdrPluginEmulator = class(Firebird.IUdrPluginImpl) <text:s/></text:p>
      <text:p text:style-name="Preformatted_20_Text"><text:s text:c="4"/>constructor Create(aModuleName: AnsiString);</text:p>
      <text:p text:style-name="Preformatted_20_Text"><text:s text:c="4"/>destructor Destroy; override;</text:p>
      <text:p text:style-name="Preformatted_20_Text"><text:s text:c="4"/>function makeFunction(aFunctionName, aPackageName,</text:p>
      <text:p text:style-name="Preformatted_20_Text"><text:s text:c="6"/>aEntryPoint: AnsiString): TExternalFunctionWrapper;</text:p>
      <text:p text:style-name="P53"><text:s text:c="4"/>function makeProcedure(aProcName, aPackageName, aEntryPoint: AnsiString):</text:p>
      <text:p text:style-name="P53"><text:s text:c="67"/>TExternalProcedureWrapper;</text:p>
      <text:p text:style-name="Preformatted_20_Text"><text:s text:c="4"/>function makeTrigger(aName, aEntryPoint, datasetName: AnsiString; aTriggerType: cardinal<text:span text:style-name="T115">):</text:span></text:p>
      <text:p text:style-name="Preformatted_20_Text"><text:s text:c="67"/>TExternalTriggerWrapper;</text:p>
      <text:p text:style-name="Preformatted_20_Text"><text:s text:c="4"/>property Attachment: IAttachment read FAttachment write SetAttachment;</text:p>
      <text:p text:style-name="Preformatted_20_Text"><text:s text:c="4"/>property ModuleName: AnsiString read FModuleName;</text:p>
      <text:p text:style-name="Preformatted_20_Text"><text:s text:c="2"/>end;</text:p>
      <text:p text:style-name="P142">Prior to use, the Attachment property must be set to a valid connection to a database. This can be updated between tests of UDR Functions, Procedures or Triggers.</text:p>
      <text:p text:style-name="P142">The functions makeFunction, makeProcedure and makeTrigger are called respectively to obtain and instance of the UDR Function, Procedure or Trigger identified on the function call.</text:p>
      <text:h text:style-name="P215" text:outline-level="3"><text:bookmark-start text:name="__RefHeading___Toc8517_4147919496"/>The UDR Function Wrapper<text:bookmark-end text:name="__RefHeading___Toc8517_4147919496"/></text:h>
      <text:p text:style-name="P118">A simplified declaration of this class is:</text:p>
      <text:p text:style-name="Preformatted_20_Text">TExternalFunctionWrapper = class(TExternalWrapper)</text:p>
      <text:p text:style-name="Preformatted_20_Text"><text:s text:c="2"/>public</text:p>
      <text:p text:style-name="Preformatted_20_Text"><text:s text:c="4"/>constructor Create(aManager: TFBUdrPluginEmulator;aName, aPackageName, aEntryPoint: AnsiString;</text:p>
      <text:p text:style-name="Preformatted_20_Text"><text:s text:c="7"/>aFunctionFactory: TFBUDRFunctionFactory;</text:p>
      <text:p text:style-name="Preformatted_20_Text"><text:s text:c="7"/>preparedStmt: IStatement);</text:p>
      <text:p text:style-name="Preformatted_20_Text"><text:s text:c="4"/>function Execute(aTransaction: ITransaction): ISQLData;</text:p>
      <text:p text:style-name="Preformatted_20_Text"><text:s text:c="4"/>property InputParams: ISQLParams read FInputParams;</text:p>
      <text:p text:style-name="Preformatted_20_Text"><text:s text:c="2"/>end;</text:p>
      <text:p text:style-name="P143">The InputParams property is used to set the input parameter values prior to the function being executed by the Execute function.</text:p>
      <text:p text:style-name="P146">The <text:span text:style-name="interface">ISQLParams</text:span> interface is defined by the <text:span text:style-name="T48">fbintf</text:span><text:span text:style-name="T67"> package </text:span><text:span text:style-name="T83">[</text:span><text:span text:style-name="T83"><text:bookmark-ref text:reference-format="number" text:ref-name="__RefNumPara__8203_4147919496">1</text:bookmark-ref></text:span><text:span text:style-name="T83">]</text:span><text:span text:style-name="T84">.</text:span></text:p>
      <text:p text:style-name="P143">The function result is returned as an <text:span text:style-name="T48">fbintf</text:span><text:span text:style-name="T67"> </text:span><text:span text:style-name="interface"><text:span text:style-name="T120">ISQLData</text:span></text:span> interface from which the returned value may be obtained.</text:p>
      <text:h text:style-name="P216" text:outline-level="3"><text:bookmark-start text:name="__RefHeading___Toc8519_4147919496"/>The UDR Procedure Wrapper<text:bookmark-end text:name="__RefHeading___Toc8519_4147919496"/></text:h>
      <text:p text:style-name="P121">This class is used for both Execute and Select Procedures. A simplified declaration of the class is:</text:p>
      <text:p text:style-name="Preformatted_20_Text">TExternalProcedureWrapper = class(TExternalWrapper)</text:p>
      <text:p text:style-name="Preformatted_20_Text"><text:s text:c="2"/>public</text:p>
      <text:p text:style-name="Preformatted_20_Text"><text:s text:c="4"/>constructor Create(aManager: TFBUdrPluginEmulator; aName, aPackageName, aEntryPoint: AnsiString;</text:p>
      <text:p text:style-name="Preformatted_20_Text"><text:s text:c="7"/>aProcedureFactory: TFBUDRProcedureFactory;</text:p>
      <text:p text:style-name="Preformatted_20_Text"><text:s text:c="7"/>preparedStmt: IStatement);</text:p>
      <text:p text:style-name="Preformatted_20_Text"><text:s text:c="4"/>function Execute(aTransaction: ITransaction): IProcedureResults;</text:p>
      <text:p text:style-name="Preformatted_20_Text"><text:s text:c="4"/>property InputParams: ISQLParams read FInputParams;</text:p>
      <text:p text:style-name="Preformatted_20_Text"><text:s text:c="2"/>end;</text:p>
      <text:p text:style-name="P144"><text:soft-page-break/>An object of this class is used much in the same way as for a UDR Function. The difference is that when the UDR Procedure is executed an <text:span text:style-name="interface">IProcedureResults</text:span> interface is returned.</text:p>
      <text:p text:style-name="P146">The <text:span text:style-name="interface">ISQLParams</text:span> interface is defined by the <text:span text:style-name="T48">fbintf</text:span><text:span text:style-name="T67"> package </text:span><text:span text:style-name="T83">[</text:span><text:span text:style-name="T83"><text:bookmark-ref text:reference-format="number" text:ref-name="__RefNumPara__8203_4147919496">1</text:bookmark-ref></text:span><text:span text:style-name="T83">]</text:span><text:span text:style-name="T84">.</text:span></text:p>
      <text:h text:style-name="P217" text:outline-level="3"><text:bookmark-start text:name="__RefHeading___Toc8521_4147919496"/>The IProcedureResults Interface<text:bookmark-end text:name="__RefHeading___Toc8521_4147919496"/></text:h>
      <text:p text:style-name="P122">This interface is returned from a call to Execute a UDR Procedure - see above. It is declared as:</text:p>
      <text:p text:style-name="Preformatted_20_Text"><text:s text:c="2"/>IProcedureResults = interface</text:p>
      <text:p text:style-name="Preformatted_20_Text"><text:s text:c="4"/>['{1b851373-a7c2-493e-b457-6a19980e0f5f}']</text:p>
      <text:p text:style-name="Preformatted_20_Text"><text:s text:c="4"/>function getCount: integer;</text:p>
      <text:p text:style-name="Preformatted_20_Text"><text:s text:c="4"/>function ByName(Idx: AnsiString): ISQLData;</text:p>
      <text:p text:style-name="Preformatted_20_Text"><text:s text:c="4"/>function getSQLData(index: integer): ISQLData;</text:p>
      <text:p text:style-name="Preformatted_20_Text"><text:s text:c="4"/>function FetchNext: boolean; {fetch next record}</text:p>
      <text:p text:style-name="Preformatted_20_Text"><text:s text:c="4"/>function IsEof: boolean;</text:p>
      <text:p text:style-name="Preformatted_20_Text"><text:s text:c="4"/>property Data[index: integer]: ISQLData read getSQLData; default;</text:p>
      <text:p text:style-name="Preformatted_20_Text"><text:s text:c="4"/>property Count: integer read getCount;</text:p>
      <text:p text:style-name="Preformatted_20_Text"><text:s text:c="2"/>end;</text:p>
      <text:p text:style-name="P145">This is a simplified version of the <text:span text:style-name="T48">fbintf</text:span><text:span text:style-name="T67"> </text:span><text:span text:style-name="interface"><text:span text:style-name="T120">IResultSet</text:span></text:span><text:span text:style-name="T67"> interface and is used to return one or more rows from the UDR Procedure. FetchNext must be called before accessing any row data.</text:span></text:p>
      <text:list xml:id="list3082946897" text:style-name="L19">
        <text:list-item>
          <text:p text:style-name="P274">For an Execute Procedure, the first call to FetchNext returns true, and the output row may then be accessed. All subsequent calls to FetchNext return false.</text:p>
        </text:list-item>
        <text:list-item>
          <text:p text:style-name="P274">For a Select Procedure, FetchNext is used to return each row in turn. It returns false once all rows have been returned.</text:p>
        </text:list-item>
      </text:list>
      <text:h text:style-name="P218" text:outline-level="3"><text:bookmark-start text:name="__RefHeading___Toc8523_4147919496"/>The UDR Trigger Wrapper<text:bookmark-end text:name="__RefHeading___Toc8523_4147919496"/></text:h>
      <text:p text:style-name="P119">A simplified declaration of this class is:</text:p>
      <text:p text:style-name="Preformatted_20_Text"><text:s text:c="2"/>TExternalTriggerWrapper = class(TExternalWrapper)</text:p>
      <text:p text:style-name="Preformatted_20_Text"><text:s text:c="2"/>public</text:p>
      <text:p text:style-name="Preformatted_20_Text"><text:s text:c="4"/>constructor Create(aManager: TFBUdrPluginEmulator; aName, <text:s/>aTableName, aEntryPoint: AnsiString;</text:p>
      <text:p text:style-name="Preformatted_20_Text"><text:s text:c="7"/>aTriggerType: cardinal;</text:p>
      <text:p text:style-name="Preformatted_20_Text"><text:s text:c="7"/>aTriggerFactory: TFBUDRTriggerFactory;</text:p>
      <text:p text:style-name="Preformatted_20_Text"><text:s text:c="7"/>preparedStmt: IStatement);</text:p>
      <text:p text:style-name="Preformatted_20_Text"><text:s text:c="4"/>destructor Destroy; override;</text:p>
      <text:p text:style-name="Preformatted_20_Text"><text:s text:c="4"/>procedure Execute(aTransaction: ITransaction; action: cardinal);</text:p>
      <text:p text:style-name="Preformatted_20_Text"><text:s text:c="4"/>property OldValues: IFBUDROutputData read FOldValues;</text:p>
      <text:p text:style-name="Preformatted_20_Text"><text:s text:c="4"/>property NewValues: IFBUDROutputData read FNewValues;</text:p>
      <text:p text:style-name="Preformatted_20_Text"><text:s text:c="2"/>end;</text:p>
      <text:p text:style-name="P145">The <text:span text:style-name="interface">IFBUDROutputData</text:span> interface is described in <text:bookmark-ref text:reference-format="number" text:ref-name="__RefNumPara__1974_2162549333">4.8.7</text:bookmark-ref>.</text:p>
      <text:p text:style-name="P145">Prior to executing the trigger:</text:p>
      <text:list xml:id="list1934644214" text:style-name="L20">
        <text:list-item>
          <text:p text:style-name="P278">For an Update or Delete Trigger the OldValues must be set.</text:p>
        </text:list-item>
        <text:list-item>
          <text:p text:style-name="P278">For an Update or Insert Trigger the NewValues must be set.</text:p>
        </text:list-item>
      </text:list>
      <text:p text:style-name="P146">After trigger execution, the NewValues may contain trigger outputs for Before Update or Insert Triggers. Otherwise, in order to determine correct execution, it may be necessary for the client testbed to query database tables in order to ensure that the trigger has correctly updated them.</text:p>
      <text:h text:style-name="Heading_20_1" text:outline-level="1"><text:bookmark-start text:name="__RefHeading___Toc12676_4147919496"/><text:line-break/><text:span text:style-name="T129">Security Considerations</text:span><text:bookmark-end text:name="__RefHeading___Toc12676_4147919496"/></text:h>
      <text:p text:style-name="P126">UDRs should be significantly more secure that legacy UDFs, if only because a UDR library has to be specifically written as a Firebird UDR library rather than allowing a UDF to be created out of any shared library entry point.</text:p>
      <text:p text:style-name="P126">A Security Policy for UDR use should include the following rules :</text:p>
      <text:list xml:id="list4268550176" text:style-name="L21">
        <text:list-item>
          <text:p text:style-name="P252">Access Rights should be used to control access to UDR Functions and Procedures in order to ensure use by authorised users and groups only.</text:p>
        </text:list-item>
        <text:list-item>
          <text:p text:style-name="P252">Where appropriate, access rights should be grant to UDR Functions, Procedures and Triggers to allow them to access database resources in their own right rather than relying on inherited rights from the current user.</text:p>
        </text:list-item>
        <text:list-item>
          <text:p text:style-name="P252">The Firebird udr directory should be protected to ensure that only an authorised user can install <text:span text:style-name="T130">or modify </text:span>a UDR library. Such protection should extend to all directories on the path to the udr directory.</text:p>
        </text:list-item>
        <text:list-item>
          <text:p text:style-name="P253">Where a UDR has to present security credentials for access to a resource outside of Firebird, any required credentials must not be compiled into the UDR or read from an external file. Instead, they should always be provided by the user.</text:p>
        </text:list-item>
      </text:list>
      <text:p text:style-name="P38">Note: the reason for this rule is that any authorised database administrator can add a UDR Function, Procedure or Trigger declaration to their database schema. However, access to such resources is not necessary intended for any database user and may be restricted by database or to authorised users only on a single database. Forcing the user to provide the credentials ensures that such resources are accessed only on behalf of authorised use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Noto Sans Mono CJK SC" svg:font-family="'Noto Sans Mono CJK SC'"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iberation Sans Narrow" svg:font-family="'Liberation Sans Narrow'" style:font-adornments="Bold Italic"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0.5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0.5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1" fo:font-family="'Liberation Mono'" style:font-family-generic="modern" style:font-pitch="fixed" fo:font-size="8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terface" style:family="text">
      <style:text-properties style:font-name="Liberation Sans Narrow" fo:font-family="'Liberation Sans Narrow'" style:font-style-name="Bold Italic" style:font-family-generic="swiss" style:font-pitch="variable" fo:font-size="10.5pt" fo:font-style="italic"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19 January 2022</text:modification-date></text:p>
              <text:p text:style-name="MP11"/>
            </table:table-cell>
            <table:table-cell table:style-name="Table3.A1" office:value-type="string">
              <text:p text:style-name="MP12"><text:title>Writing User Defined Routines (UDR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Security Considerations</text:chapter></text:span></text:p>
      </style:header>
      <style:footer>
        <text:p text:style-name="MP5"><text:page-number text:select-page="current">9</text:page-number></text:p>
      </style:footer>
    </style:master-page>
    <style:master-page style:name="Left_20_Page" style:display-name="Left Page" style:page-layout-name="Mpm6" style:next-style-name="Right_20_Page">
      <style:header>
        <text:p text:style-name="MP6"><text:title>Writing User Defined Routines (UDRs)</text:title></text:p>
      </style:header>
      <style:footer>
        <text:p text:style-name="MP7"><text:page-number text:select-page="current">36</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Writing User Defined Routines (UDR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Writing User Defined Routines (UDRs)</dc:title>
    <meta:creation-date>2022-01-10T11:01:15.448342925</meta:creation-date>
    <meta:editing-cycles>54</meta:editing-cycles>
    <meta:editing-duration>PT8H59M15S</meta:editing-duration>
    <dc:date>2022-01-19T13:21:49.578162936</dc:date>
    <meta:document-statistic meta:table-count="5" meta:image-count="0" meta:object-count="1" meta:page-count="41" meta:paragraph-count="1003" meta:word-count="9518" meta:character-count="68093" meta:non-whitespace-character-count="57144"/>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